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5in" style:font-size-asian="0.5in" style:font-size-complex="0.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.8125in" fo:margin-right="0in" fo:text-indent="-0.31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2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011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108">
      <style:paragraph-properties fo:line-height="100%" fo:text-align="left" style:tab-stop-distance="1in" fo:margin-left="0.8125in" fo:margin-right="0in" fo:text-indent="-0.31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015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00">
      <style:paragraph-properties fo:line-height="8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8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.8125in" fo:margin-right="0in" fo:text-indent="-0.31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8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4">
      <style:paragraph-properties fo:line-height="100%" fo:text-align="left" style:tab-stop-distance="1in" fo:margin-left="0.8125in" fo:margin-right="0in" fo:text-indent="-0.31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17">
      <style:paragraph-properties fo:line-height="100%" fo:text-align="left" style:tab-stop-distance="1in" fo:margin-left="0.8125in" fo:margin-right="0in" fo:text-indent="-0.31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30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7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306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6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5in" style:font-size-asian="0.5in" style:font-size-complex="0.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5in" fo:padding-bottom="0.05in" fo:padding-left="0.1in" fo:padding-right="0.1in" draw:textarea-vertical-align="top" draw:textarea-horizontal-align="left" draw:fill="solid" draw:fill-color="#ffc000" draw:opacity="100%" draw:stroke="solid" svg:stroke-width="0.01042in" svg:stroke-color="#4f81bd" svg:stroke-opacity="100%" draw:stroke-linejoin="miter" draw:auto-grow-width="false" draw:auto-grow-height="true"/>
      <style:paragraph-properties style:font-independent-line-spacing="true" style:writing-mode="lr-tb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2778in" svg:stroke-color="#80008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2778in" svg:stroke-color="#80008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1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31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31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3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1in" fo:margin-left="0.8125in" fo:margin-right="0in" fo:text-indent="-0.31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225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5in" style:font-size-asian="0.5in" style:font-size-complex="0.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100%" fo:text-align="left" style:tab-stop-distance="1in" fo:margin-left="0.8125in" fo:margin-right="0in" fo:text-indent="-0.31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042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04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2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800080" draw:marker-start="a1410" draw:marker-end="a1411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5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416">
      <style:graphic-properties draw:fill="none" draw:stroke="solid" svg:stroke-width="0.01042in" svg:stroke-color="#000000" svg:stroke-opacity="100%" draw:stroke-linejoin="miter"/>
    </style:style>
    <style:style style:family="text" style:name="a132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0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22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800080" draw:marker-end="a1233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ff" draw:marker-end="a1237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11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draw:fill="none" draw:stroke="solid" svg:stroke-width="0.01042in" svg:stroke-color="#000000" svg:stroke-opacity="100%" draw:stroke-linejoin="miter"/>
    </style:style>
    <style:style style:family="presentation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1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2778in" svg:stroke-color="#80008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2778in" svg:stroke-color="#80008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25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28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5in" style:font-size-asian="0.5in" style:font-size-complex="0.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2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family-asian="標楷體" style:font-family-generic-asian="script" style:font-pitch="variable" style:font-pitch-asian="fixed" style:font-charset="x-symbo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.8125in" fo:margin-right="0in" fo:text-indent="-0.31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5in" style:font-size-asian="0.5in" style:font-size-complex="0.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61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5in" style:font-size-asian="0.5in" style:font-size-complex="0.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6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527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52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5in" style:font-size-asian="0.5in" style:font-size-complex="0.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5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43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ffff66" draw:marker-end="a1438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2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family-asian="標楷體" style:font-family-generic-asian="script" style:font-pitch="variable" style:font-pitch-asian="fixed" style:font-charset="x-symbo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.8125in" fo:margin-right="0in" fo:text-indent="-0.31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2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9">
      <style:graphic-properties draw:fill="none" draw:stroke="solid" svg:stroke-width="0.01042in" svg:stroke-color="#000000" svg:stroke-opacity="100%" draw:stroke-linejoin="miter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7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536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443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44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5in" style:font-size-asian="0.5in" style:font-size-complex="0.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ffff00" draw:marker-end="a1446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3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800080" draw:marker-start="a1355" draw:marker-end="a1356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263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26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80008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5in" style:font-size-asian="0.5in" style:font-size-complex="0.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5in" style:font-size-asian="0.5in" style:font-size-complex="0.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8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.8125in" fo:margin-right="0in" fo:text-indent="-0.31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89">
      <style:paragraph-properties fo:line-height="100%" fo:text-align="left" style:tab-stop-distance="1in" fo:margin-left="0.8125in" fo:margin-right="0in" fo:text-indent="-0.31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5in" style:font-size-asian="0.5in" style:font-size-complex="0.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3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2778in" svg:stroke-color="#80008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5in" style:font-size-asian="0.5in" style:font-size-complex="0.5in" fo:letter-spacing="0in" fo:language="en" style:language-asian="zh" fo:country="US" style:country-asian="TW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5in" style:font-size-asian="0.5in" style:font-size-complex="0.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6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2778in" svg:stroke-color="#80008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5in" style:font-size-asian="0.5in" style:font-size-complex="0.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0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2778in" svg:stroke-color="#80008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4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2778in" svg:stroke-color="#80008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4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0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ff0000" draw:marker-end="a1269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800080" draw:marker-start="a1366" draw:marker-end="a1367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27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800080" draw:marker-end="a1273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82">
      <style:paragraph-properties fo:line-height="8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8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.8125in" fo:margin-right="0in" fo:text-indent="-0.31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8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5in" style:font-size-asian="0.5in" style:font-size-complex="0.5in" fo:letter-spacing="0in" fo:language="en" style:language-asian="zh" fo:country="US" style:country-asian="TW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5in" style:font-size-asian="0.5in" style:font-size-complex="0.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5in" style:font-size-asian="0.5in" style:font-size-complex="0.5in" fo:letter-spacing="0in" fo:language="en" style:language-asian="zh" fo:country="US" style:country-asian="TW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7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5in" style:font-size-asian="0.5in" style:font-size-complex="0.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5in" style:font-size-asian="0.5in" style:font-size-complex="0.5in" fo:letter-spacing="0in" fo:language="en" style:language-asian="zh" fo:country="US" style:country-asian="TW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5in" style:font-size-asian="0.5in" style:font-size-complex="0.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6">
      <style:paragraph-properties fo:line-height="10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3">
      <style:graphic-properties draw:fill="none" draw:stroke="solid" svg:stroke-width="0.01042in" svg:stroke-color="#000000" svg:stroke-opacity="100%" draw:stroke-linejoin="miter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5in" style:font-size-asian="0.5in" style:font-size-complex="0.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9">
      <style:paragraph-properties fo:line-height="10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90278in" style:font-size-asian="0.90278in" style:font-size-complex="0.902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4">
      <style:graphic-properties draw:fill="none" draw:stroke="solid" svg:stroke-width="0.01042in" svg:stroke-color="#000000" svg:stroke-opacity="100%" draw:stroke-linejoin="miter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1">
      <style:paragraph-properties fo:line-height="8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style:font-family-generic="script" style:font-family-generic-asian="script" style:font-pitch="fixed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0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8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8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5in" style:font-size-asian="0.5in" style:font-size-complex="0.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5in" style:font-size-asian="0.5in" style:font-size-complex="0.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565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3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9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2778in" svg:stroke-color="#80008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9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draw:fill="none" draw:stroke="solid" svg:stroke-width="0.01042in" svg:stroke-color="#000000" svg:stroke-opacity="100%" draw:stroke-linejoin="miter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4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8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577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5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80008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2778in" svg:stroke-color="#80008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5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2778in" svg:stroke-color="#80008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2778in" svg:stroke-color="#80008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3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="roman" style:font-family-generic-asian="roman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5in" style:font-size-asian="0.5in" style:font-size-complex="0.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family-asian="標楷體" style:font-family-generic-asian="script" style:font-pitch="variable" style:font-pitch-asian="fixed" style:font-charset="x-symbo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13889in" style:font-size-asian="0.13889in" style:font-size-complex="0.13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9">
      <style:graphic-properties draw:fill="none" draw:stroke="solid" svg:stroke-width="0.01042in" svg:stroke-color="#000000" svg:stroke-opacity="100%" draw:stroke-linejoin="miter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5in" style:font-size-asian="0.5in" style:font-size-complex="0.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family-asian="標楷體" style:font-family-generic-asian="script" style:font-pitch="variable" style:font-pitch-asian="fixed" style:font-charset="x-symbo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family-asian="標楷體" style:font-family-generic-asian="script" style:font-pitch="variable" style:font-pitch-asian="fixed" style:font-charset="x-symbo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93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93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draw:fill="none" draw:stroke="solid" svg:stroke-width="0.01042in" svg:stroke-color="#000000" svg:stroke-opacity="100%" draw:stroke-linejoin="miter"/>
    </style:style>
    <style:style style:family="paragraph" style:name="a844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48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96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5">
      <style:graphic-properties draw:fill="none" draw:stroke="solid" svg:stroke-width="0.01042in" svg:stroke-color="#000000" svg:stroke-opacity="100%" draw:stroke-linejoin="miter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90278in" style:font-size-asian="0.90278in" style:font-size-complex="0.902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90278in" style:font-size-asian="0.90278in" style:font-size-complex="0.902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97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4">
      <style:graphic-properties draw:fill="none" draw:stroke="solid" svg:stroke-width="0.01042in" svg:stroke-color="#000000" svg:stroke-opacity="100%" draw:stroke-linejoin="miter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2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標楷體" style:font-family-generic-asian="script" style:font-pitch-asian="fixed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generic="roman" style:font-family-generic-asian="script" style:font-pitch="variable" style:font-pitch-asian="fixed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text:list-style style:name="a76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9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9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58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9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2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8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70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6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0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4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0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8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4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8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6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2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0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6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3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6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9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9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5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7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7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5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1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9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7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5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9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3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5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0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5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7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0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3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2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4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2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2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6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4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8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6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8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2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6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0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6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0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1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0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4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8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4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8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7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1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8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1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3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7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5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1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1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7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5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3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9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3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7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2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73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1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2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</office:automatic-styles>
  <office:body>
    <office:presentation>
      <draw:page draw:name="Slide47" draw:style-name="a690" draw:master-page-name="Master1-Layout1-title-標題投影片" presentation:presentation-page-layout-name="Master1-PPL1">
        <draw:frame draw:id="id69" presentation:style-name="a696" draw:name="Rectangle 4" svg:x="1.0625in" svg:y="2.72569in" svg:width="8.5in" svg:height="1.25in" presentation:class="title" presentation:placeholder="false">
          <draw:text-box>
            <text:p text:style-name="a695" text:class-names="" text:cond-style-name=""><text:span text:style-name="a691" text:class-names="">金觀濤的理論</text:span><text:span text:style-name="a692" text:class-names=""><text:line-break/><text:line-break/></text:span><text:span text:style-name="a693" text:class-names="">--<text:s text:c="1"/></text:span><text:span text:style-name="a694" text:class-names="">工業革命為何沒發生在中國？</text:span></text:p>
          </draw:text-box>
          <svg:desc/>
        </draw:frame>
      </draw:page>
      <draw:page draw:name="Slide29" draw:style-name="a697" draw:master-page-name="Master1-Layout2-obj-標題及物件" presentation:presentation-page-layout-name="Master1-PPL2">
        <draw:frame draw:id="id70" presentation:style-name="a700" draw:name="Rectangle 2" svg:x="0.5in" svg:y="0.30035in" svg:width="9in" svg:height="1.25in" presentation:class="title" presentation:placeholder="false">
          <draw:text-box>
            <text:p text:style-name="a699" text:class-names="" text:cond-style-name=""><text:span text:style-name="a698" text:class-names="">工業時代的特徵</text:span></text:p>
          </draw:text-box>
          <svg:desc/>
        </draw:frame>
        <draw:frame draw:id="id71" presentation:style-name="a728" draw:name="Rectangle 3" svg:x="0.5in" svg:y="1.75in" svg:width="9in" svg:height="4.94965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科學的發展</text:span></text:p>
              </text:list-item>
            </text:list>
            <text:list text:style-name="a706">
              <text:list-item>
                <text:list text:style-name="a706">
                  <text:list-item>
                    <text:p text:style-name="a705" text:class-names="" text:cond-style-name=""><text:span text:style-name="a704" text:class-names="">科學理論在實驗有效後，將轉化為工業產品。</text:span></text:p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/></text:p>
                  </text:list-item>
                </text:list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工廠的興起</text:span></text:p>
              </text:list-item>
            </text:list>
            <text:list text:style-name="a715">
              <text:list-item>
                <text:list text:style-name="a715">
                  <text:list-item>
                    <text:p text:style-name="a714" text:class-names="" text:cond-style-name=""><text:span text:style-name="a713" text:class-names="">由於工廠需要工人，並以金錢吸引人口向都市集中，城市興起</text:span></text:p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p text:style-name="a717" text:class-names="" text:cond-style-name=""><text:span text:style-name="a716" text:class-names="">標準化、專精化、同步化、集中化、大量化</text:span></text:p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p text:style-name="a720" text:class-names="" text:cond-style-name=""><text:span text:style-name="a719" text:class-names=""/></text:p>
                  </text:list-item>
                </text:list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資本主義</text:span></text:p>
              </text:list-item>
            </text:list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金錢代替土地成為最重要的資本，這造成了資本主義的社會結構</text:span></text:p>
                  </text:list-item>
                </text:list>
              </text:list-item>
            </text:list>
          </draw:text-box>
          <svg:desc/>
        </draw:frame>
      </draw:page>
      <draw:page draw:name="Slide30" draw:style-name="a729" draw:master-page-name="Master1-Layout2-obj-標題及物件" presentation:presentation-page-layout-name="Master1-PPL2">
        <draw:frame draw:id="id72" presentation:style-name="a732" draw:name="Rectangle 2" svg:x="0.5in" svg:y="0.30035in" svg:width="9in" svg:height="1.25in" presentation:class="title" presentation:placeholder="false">
          <draw:text-box>
            <text:p text:style-name="a731" text:class-names="" text:cond-style-name=""><text:span text:style-name="a730" text:class-names="">工業革命</text:span></text:p>
          </draw:text-box>
          <svg:desc/>
        </draw:frame>
        <draw:frame draw:id="id73" presentation:style-name="a752" draw:name="Rectangle 3" svg:x="0.5in" svg:y="1.75in" svg:width="9in" svg:height="4.94965in" presentation:class="outline" presentation:placeholder="false">
          <draw:text-box>
            <text:list text:style-name="a735">
              <text:list-item>
                <text:p text:style-name="a734" text:class-names="" text:cond-style-name=""><text:span text:style-name="a733" text:class-names="">起源</text:span></text:p>
              </text:list-item>
            </text:list>
            <text:list text:style-name="a739">
              <text:list-item>
                <text:list text:style-name="a739">
                  <text:list-item>
                    <text:p text:style-name="a738" text:class-names="" text:cond-style-name=""><text:span text:style-name="a736" text:class-names="">17<text:s text:c="1"/></text:span><text:span text:style-name="a737" text:class-names="">世紀初，起源於荷蘭、英國的一個變化，導至社會由農業社會進入到工業社會階段。</text:span></text:p>
                  </text:list-item>
                </text:list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演變</text:span></text:p>
              </text:list-item>
            </text:list>
            <text:list text:style-name="a748">
              <text:list-item>
                <text:list text:style-name="a748">
                  <text:list-item>
                    <text:p text:style-name="a747" text:class-names="" text:cond-style-name=""><text:span text:style-name="a746" text:class-names="">後來演變出科學高度發展與列強向殖民地侵略等現象。</text:span></text:p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p text:style-name="a750" text:class-names="" text:cond-style-name=""><text:span text:style-name="a749" text:class-names="">中國是被侵略的大國，從此爭扎了兩個世紀。</text:span></text:p>
                  </text:list-item>
                </text:list>
              </text:list-item>
            </text:list>
          </draw:text-box>
          <svg:desc/>
        </draw:frame>
      </draw:page>
      <draw:page draw:name="Slide14" draw:style-name="a753" draw:master-page-name="Master1-Layout2-obj-標題及物件" presentation:presentation-page-layout-name="Master1-PPL2">
        <draw:frame draw:id="id74" presentation:style-name="a757" draw:name="Rectangle 2" svg:x="0.5in" svg:y="0.30035in" svg:width="9in" svg:height="1.25in" presentation:class="title" presentation:placeholder="false">
          <draw:text-box>
            <text:p text:style-name="a756" text:class-names="" text:cond-style-name=""><text:span text:style-name="a754" text:class-names="">李約瑟問題<text:s text:c="1"/></text:span><text:span text:style-name="a755" text:class-names="">(1)</text:span></text:p>
          </draw:text-box>
          <svg:desc/>
        </draw:frame>
        <draw:frame draw:id="id75" presentation:style-name="a781" draw:name="Rectangle 3" svg:x="0.75in" svg:y="2.17535in" svg:width="8.5in" svg:height="4.49132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58" text:class-names="">中國在<text:s text:c="1"/></text:span><text:span text:style-name="a759" text:class-names="">16<text:s text:c="1"/></text:span><text:span text:style-name="a760" text:class-names="">世紀經濟高度發展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造紙、火藥、指南針等工具都是中國發明的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為何工業革命沒有發生在中國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這個問題被稱為李約瑟問題</text:span></text:p>
              </text:list-item>
            </text:list>
          </draw:text-box>
          <svg:desc/>
        </draw:frame>
        <presentation:notes draw:style-name="a787">
          <draw:frame draw:id="id76" draw:style-name="a784" draw:name="Rectangle 7" svg:x="4.24826in" svg:y="9.49826in" svg:width="3.25in" svg:height="0.5in">
            <draw:text-box>
              <text:p text:style-name="a783" text:class-names="" text:cond-style-name=""><text:span text:style-name="a782" text:class-names=""><text:page-number style:num-format="1" text:fixed="false"/></text:span></text:p>
            </draw:text-box>
            <svg:desc/>
          </draw:frame>
          <draw:page-thumbnail draw:page-number="4" svg:x="1.25in" svg:y="0.75in" svg:width="5in" svg:height="3.75in" presentation:class="page" draw:id="id77" presentation:style-name="a785" draw:name="Rectangle 2">
            <svg:desc/>
          </draw:page-thumbnail>
          <draw:frame draw:id="id78" presentation:style-name="a786" draw:name="Rectangle 3" svg:x="0.75in" svg:y="4.75in" svg:width="6in" svg:height="4.5in" presentation:class="notes" presentation:placeholder="true">
            <draw:text-box/>
            <svg:desc/>
          </draw:frame>
        </presentation:notes>
      </draw:page>
      <draw:page draw:name="Slide15" draw:style-name="a788" draw:master-page-name="Master1-Layout2-obj-標題及物件" presentation:presentation-page-layout-name="Master1-PPL2">
        <draw:frame draw:id="id79" presentation:style-name="a792" draw:name="Rectangle 2" svg:x="0.5in" svg:y="0.30035in" svg:width="9in" svg:height="1.25in" presentation:class="title" presentation:placeholder="false">
          <draw:text-box>
            <text:p text:style-name="a791" text:class-names="" text:cond-style-name=""><text:span text:style-name="a789" text:class-names="">李約瑟問題<text:s text:c="1"/></text:span><text:span text:style-name="a790" text:class-names="">(2)</text:span></text:p>
          </draw:text-box>
          <svg:desc/>
        </draw:frame>
        <draw:frame draw:id="id80" presentation:style-name="a802" draw:name="Rectangle 3" svg:x="0.75in" svg:y="2.17535in" svg:width="8.5in" svg:height="4.49132in" presentation:class="outline" presentation:placeholder="false">
          <draw:text-box>
            <text:list text:style-name="a795">
              <text:list-item>
                <text:p text:style-name="a794" text:class-names="" text:cond-style-name=""><text:span text:style-name="a793" text:class-names="">問題不在於中國為何沒發展出工業革命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問題在於荷蘭與英國為何會發展出工業革命</text:span></text:p>
              </text:list-item>
            </text:list>
          </draw:text-box>
          <svg:desc/>
        </draw:frame>
        <presentation:notes draw:style-name="a808">
          <draw:frame draw:id="id81" draw:style-name="a805" draw:name="Rectangle 7" svg:x="4.24826in" svg:y="9.49826in" svg:width="3.25in" svg:height="0.5in">
            <draw:text-box>
              <text:p text:style-name="a804" text:class-names="" text:cond-style-name=""><text:span text:style-name="a803" text:class-names=""><text:page-number style:num-format="1" text:fixed="false"/></text:span></text:p>
            </draw:text-box>
            <svg:desc/>
          </draw:frame>
          <draw:page-thumbnail draw:page-number="5" svg:x="1.25in" svg:y="0.75in" svg:width="5in" svg:height="3.75in" presentation:class="page" draw:id="id82" presentation:style-name="a806" draw:name="Rectangle 2">
            <svg:desc/>
          </draw:page-thumbnail>
          <draw:frame draw:id="id83" presentation:style-name="a807" draw:name="Rectangle 3" svg:x="0.75in" svg:y="4.75in" svg:width="6in" svg:height="4.5in" presentation:class="notes" presentation:placeholder="true">
            <draw:text-box/>
            <svg:desc/>
          </draw:frame>
        </presentation:notes>
      </draw:page>
      <draw:page draw:name="Slide32" draw:style-name="a809" draw:master-page-name="Master1-Layout2-obj-標題及物件" presentation:presentation-page-layout-name="Master1-PPL2">
        <draw:frame draw:id="id84" presentation:style-name="a812" draw:name="Rectangle 2" svg:x="0.5in" svg:y="0.30035in" svg:width="9in" svg:height="1.25in" presentation:class="title" presentation:placeholder="false">
          <draw:text-box>
            <text:p text:style-name="a811" text:class-names="" text:cond-style-name=""><text:span text:style-name="a810" text:class-names="">李約瑟問題的拆解</text:span></text:p>
          </draw:text-box>
          <svg:desc/>
        </draw:frame>
        <draw:frame draw:id="id85" presentation:style-name="a846" draw:name="Rectangle 3" svg:x="0.5in" svg:y="1.75in" svg:width="9in" svg:height="4.94965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3" text:class-names="">問題</text:span><text:span text:style-name="a814" text:class-names="">1.<text:s text:c="1"/></text:span><text:span text:style-name="a815" text:class-names="">科學與工業</text:span></text:p>
              </text:list-item>
            </text:list>
            <text:list text:style-name="a820">
              <text:list-item>
                <text:list text:style-name="a820">
                  <text:list-item>
                    <text:p text:style-name="a819" text:class-names="" text:cond-style-name=""><text:span text:style-name="a818" text:class-names="">為何中國沒有發展出導至工業革命的科學文化</text:span></text:p>
                  </text:list-item>
                </text:list>
              </text:list-item>
            </text:list>
            <text:list text:style-name="a823">
              <text:list-item>
                <text:list text:style-name="a823">
                  <text:list-item>
                    <text:p text:style-name="a822" text:class-names="" text:cond-style-name=""><text:span text:style-name="a821" text:class-names="">為何西方會發展出的科學文化，並應用在工業生產上</text:span></text:p>
                  </text:list-item>
                </text:list>
              </text:list-item>
            </text:list>
            <text:list text:style-name="a826">
              <text:list-item>
                <text:list text:style-name="a826">
                  <text:list-item>
                    <text:p text:style-name="a825" text:class-names="" text:cond-style-name=""><text:span text:style-name="a824" text:class-names=""/></text:p>
                  </text:list-item>
                </text:list>
              </text:list-item>
            </text:list>
            <text:list text:style-name="a831">
              <text:list-item>
                <text:p text:style-name="a830" text:class-names="" text:cond-style-name=""><text:span text:style-name="a827" text:class-names="">問題</text:span><text:span text:style-name="a828" text:class-names="">2.<text:s text:c="1"/></text:span><text:span text:style-name="a829" text:class-names="">社會結構</text:span></text:p>
              </text:list-item>
            </text:list>
            <text:list text:style-name="a834">
              <text:list-item>
                <text:list text:style-name="a834">
                  <text:list-item>
                    <text:p text:style-name="a833" text:class-names="" text:cond-style-name=""><text:span text:style-name="a832" text:class-names="">為何中國沒有發展出以金錢為核心的資本主義社會</text:span></text:p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5" text:class-names=""/></text:p>
                  </text:list-item>
                </text:list>
              </text:list-item>
            </text:list>
            <text:list text:style-name="a842">
              <text:list-item>
                <text:p text:style-name="a841" text:class-names="" text:cond-style-name=""><text:span text:style-name="a838" text:class-names="">問題</text:span><text:span text:style-name="a839" text:class-names="">3.<text:s text:c="1"/></text:span><text:span text:style-name="a840" text:class-names="">政治制度</text:span></text:p>
              </text:list-item>
            </text:list>
            <text:list text:style-name="a845">
              <text:list-item>
                <text:list text:style-name="a845">
                  <text:list-item>
                    <text:p text:style-name="a844" text:class-names="" text:cond-style-name=""><text:span text:style-name="a843" text:class-names="">為何中國沒有發展出以議會為核心的民主政治</text:span></text:p>
                  </text:list-item>
                </text:list>
              </text:list-item>
            </text:list>
          </draw:text-box>
          <svg:desc/>
        </draw:frame>
      </draw:page>
      <draw:page draw:name="Slide31" draw:style-name="a847" draw:master-page-name="Master1-Layout2-obj-標題及物件" presentation:presentation-page-layout-name="Master1-PPL2">
        <draw:frame draw:id="id86" presentation:style-name="a852" draw:name="Rectangle 2" svg:x="0.5in" svg:y="0.30035in" svg:width="9in" svg:height="1.25in" presentation:class="title" presentation:placeholder="false">
          <draw:text-box>
            <text:p text:style-name="a851" text:class-names="" text:cond-style-name=""><text:span text:style-name="a848" text:class-names="">問題</text:span><text:span text:style-name="a849" text:class-names="">1.<text:s text:c="1"/></text:span><text:span text:style-name="a850" text:class-names="">科學與工業</text:span></text:p>
          </draw:text-box>
          <svg:desc/>
        </draw:frame>
        <draw:frame draw:id="id87" presentation:style-name="a878" draw:name="Rectangle 3" svg:x="0.5in" svg:y="1.75in" svg:width="9in" svg:height="4.94965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中國</text:span></text:p>
              </text:list-item>
            </text:list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6" text:class-names="">為何中國發展出火藥後卻無法做出強大的武器</text:span><text:span text:style-name="a857" text:class-names="">?</text:span></text:p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p text:style-name="a862" text:class-names="" text:cond-style-name=""><text:span text:style-name="a860" text:class-names="">為何中國發展造紙卻無法刺激科學發展</text:span><text:span text:style-name="a861" text:class-names="">?</text:span></text:p>
                  </text:list-item>
                </text:list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英國</text:span></text:p>
              </text:list-item>
            </text:list>
            <text:list text:style-name="a873">
              <text:list-item>
                <text:list text:style-name="a873">
                  <text:list-item>
                    <text:p text:style-name="a872" text:class-names="" text:cond-style-name=""><text:span text:style-name="a870" text:class-names="">為何英國的武器如此強大</text:span><text:span text:style-name="a871" text:class-names="">?</text:span></text:p>
                  </text:list-item>
                </text:list>
              </text:list-item>
            </text:list>
            <text:list text:style-name="a877">
              <text:list-item>
                <text:list text:style-name="a877">
                  <text:list-item>
                    <text:p text:style-name="a876" text:class-names="" text:cond-style-name=""><text:span text:style-name="a874" text:class-names="">為何英國的科學發展如此快速</text:span><text:span text:style-name="a875" text:class-names="">?</text:span></text:p>
                  </text:list-item>
                </text:list>
              </text:list-item>
            </text:list>
          </draw:text-box>
          <svg:desc/>
        </draw:frame>
      </draw:page>
      <draw:page draw:name="Slide33" draw:style-name="a879" draw:master-page-name="Master1-Layout2-obj-標題及物件" presentation:presentation-page-layout-name="Master1-PPL2">
        <draw:frame draw:id="id88" presentation:style-name="a884" draw:name="Rectangle 2" svg:x="0.5in" svg:y="0.30035in" svg:width="9in" svg:height="1.25in" presentation:class="title" presentation:placeholder="false">
          <draw:text-box>
            <text:p text:style-name="a883" text:class-names="" text:cond-style-name=""><text:span text:style-name="a880" text:class-names="">解答</text:span><text:span text:style-name="a881" text:class-names="">1.<text:s text:c="1"/></text:span><text:span text:style-name="a882" text:class-names="">科學與工業</text:span></text:p>
          </draw:text-box>
          <svg:desc/>
        </draw:frame>
        <draw:frame draw:id="id89" presentation:style-name="a911" draw:name="Rectangle 3" svg:x="0.5in" svg:y="1.75in" svg:width="9in" svg:height="4.94965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5" text:class-names="">中國</text:span></text:p>
              </text:list-item>
            </text:list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8" text:class-names="">沒有建立科學實驗的文化，甚至刻意壓制儒家以外的文化，求國家的穩定。</text:span></text:p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p text:style-name="a892" text:class-names="" text:cond-style-name=""><text:span text:style-name="a891" text:class-names=""/></text:p>
                  </text:list-item>
                </text:list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英國</text:span></text:p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897" text:class-names="">建立了科學實驗的文化</text:span><text:span text:style-name="a898" text:class-names="">(ex:</text:span><text:span text:style-name="a899" text:class-names="">牛頓</text:span><text:span text:style-name="a900" text:class-names="">)</text:span><text:span text:style-name="a901" text:class-names="">，並用以驗證理論的正確與否。</text:span></text:p>
                  </text:list-item>
                </text:list>
              </text:list-item>
            </text:list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4" text:class-names="">成功的將科學轉化為工業</text:span><text:span text:style-name="a905" text:class-names="">(ex:</text:span><text:span text:style-name="a906" text:class-names="">瓦特、愛迪生</text:span><text:span text:style-name="a907" text:class-names="">)</text:span><text:span text:style-name="a908" text:class-names="">，造成了工業革命。</text:span></text:p>
                  </text:list-item>
                </text:list>
              </text:list-item>
            </text:list>
          </draw:text-box>
          <svg:desc/>
        </draw:frame>
      </draw:page>
      <draw:page draw:name="Slide22" draw:style-name="a912" draw:master-page-name="Master1-Layout2-obj-標題及物件" presentation:presentation-page-layout-name="Master1-PPL2">
        <draw:frame draw:id="id90" presentation:style-name="a916" draw:name="Rectangle 2" svg:x="0.5in" svg:y="0.30035in" svg:width="9in" svg:height="1.25in" presentation:class="title" presentation:placeholder="false">
          <draw:text-box>
            <text:p text:style-name="a915" text:class-names="" text:cond-style-name=""><text:span text:style-name="a913" text:class-names="">理論與實驗相互促進論</text:span><text:span text:style-name="a914" text:class-names=""/></text:p>
          </draw:text-box>
          <svg:desc/>
        </draw:frame>
        <draw:custom-shape svg:x="1.92882in" svg:y="2.96181in" svg:width="2.12674in" svg:height="1.96875in" draw:id="id91" draw:style-name="a919" draw:name="Oval 4">
          <svg:desc/>
          <text:p text:style-name="a918" text:class-names="" text:cond-style-name=""><text:span text:style-name="a917" text:class-names="">理論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5.78819in" svg:y="2.88194in" svg:width="2.125in" svg:height="2.04861in" draw:id="id92" draw:style-name="a922" draw:name="Oval 5">
          <svg:desc/>
          <text:p text:style-name="a921" text:class-names="" text:cond-style-name=""><text:span text:style-name="a920" text:class-names="">實驗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0.6684in" svg:y="6.66319in" svg:width="4.11458in" svg:height="0.40451in" draw:id="id93" draw:style-name="a927" draw:name="Rectangle 13">
          <svg:desc/>
          <text:p text:style-name="a926" text:class-names="" text:cond-style-name=""><text:span text:style-name="a923" text:class-names="">來源：金觀濤</text:span><text:span text:style-name="a924" text:class-names="">,<text:s text:c="1"/></text:span><text:span text:style-name="a925" text:class-names="">西方社會結構的演變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7569in" svg:y="3.43403in" svg:width="1.89063in" svg:height="0in" draw:id="id94" draw:style-name="a931" draw:name="Line 14">
          <svg:desc/>
          <text:p text:style-name="a929" text:class-names="" text:cond-style-name=""><text:span text:style-name="a92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89757in" svg:y="4.4566in" svg:width="2.04687in" svg:height="0in" draw:id="id95" draw:style-name="a935" draw:name="Line 15">
          <svg:desc/>
          <text:p text:style-name="a933" text:class-names="" text:cond-style-name=""><text:span text:style-name="a93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941">
          <draw:frame draw:id="id96" draw:style-name="a938" draw:name="Rectangle 7" svg:x="4.24826in" svg:y="9.49826in" svg:width="3.25in" svg:height="0.5in">
            <draw:text-box>
              <text:p text:style-name="a937" text:class-names="" text:cond-style-name=""><text:span text:style-name="a936" text:class-names=""><text:page-number style:num-format="1" text:fixed="false"/></text:span></text:p>
            </draw:text-box>
            <svg:desc/>
          </draw:frame>
          <draw:page-thumbnail draw:page-number="9" svg:x="1.25in" svg:y="0.75in" svg:width="5in" svg:height="3.75in" presentation:class="page" draw:id="id97" presentation:style-name="a939" draw:name="Rectangle 2">
            <svg:desc/>
          </draw:page-thumbnail>
          <draw:frame draw:id="id98" presentation:style-name="a940" draw:name="Rectangle 3" svg:x="0.75in" svg:y="4.75in" svg:width="6in" svg:height="4.5in" presentation:class="notes" presentation:placeholder="true">
            <draw:text-box/>
            <svg:desc/>
          </draw:frame>
        </presentation:notes>
      </draw:page>
      <draw:page draw:name="Slide25" draw:style-name="a942" draw:master-page-name="Master1-Layout2-obj-標題及物件" presentation:presentation-page-layout-name="Master1-PPL2">
        <draw:frame draw:id="id99" presentation:style-name="a945" draw:name="Rectangle 2" svg:x="0.5in" svg:y="0.30035in" svg:width="9in" svg:height="1.25in" presentation:class="title" presentation:placeholder="false">
          <draw:text-box>
            <text:p text:style-name="a944" text:class-names="" text:cond-style-name=""><text:span text:style-name="a943" text:class-names="">科學與工業相互促進論</text:span></text:p>
          </draw:text-box>
          <svg:desc/>
        </draw:frame>
        <draw:custom-shape svg:x="2.875in" svg:y="2.80556in" svg:width="1.49653in" svg:height="0.70833in" draw:id="id100" draw:style-name="a948" draw:name="Oval 4">
          <svg:desc/>
          <text:p text:style-name="a947" text:class-names="" text:cond-style-name=""><text:span text:style-name="a946" text:class-names="">理論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5.63194in" svg:y="2.80556in" svg:width="1.49653in" svg:height="0.70833in" draw:id="id101" draw:style-name="a951" draw:name="Oval 5">
          <svg:desc/>
          <text:p text:style-name="a950" text:class-names="" text:cond-style-name=""><text:span text:style-name="a949" text:class-names="">實驗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2.4809in" svg:y="4.77431in" svg:width="5.03993in" svg:height="1.02257in" draw:id="id102" draw:style-name="a954" draw:name="Rectangle 6">
          <svg:desc/>
          <text:p text:style-name="a953" text:class-names="" text:cond-style-name=""><text:span text:style-name="a952" text:class-names="">產業界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809in" svg:y="2.64757in" svg:width="5.03993in" svg:height="1.02257in" draw:id="id103" draw:style-name="a957" draw:name="Rectangle 7">
          <svg:desc/>
          <text:p text:style-name="a956" text:class-names="" text:cond-style-name=""><text:span text:style-name="a955" text:class-names="">學術界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5486in" svg:y="4.93229in" svg:width="1.49653in" svg:height="0.70833in" draw:id="id104" draw:style-name="a960" draw:name="Oval 8">
          <svg:desc/>
          <text:p text:style-name="a959" text:class-names="" text:cond-style-name=""><text:span text:style-name="a958" text:class-names="">技術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5.71007in" svg:y="4.93229in" svg:width="1.49653in" svg:height="0.70833in" draw:id="id105" draw:style-name="a963" draw:name="Oval 9">
          <svg:desc/>
          <text:p text:style-name="a962" text:class-names="" text:cond-style-name=""><text:span text:style-name="a961" text:class-names="">實作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6.34028in" svg:y="3.67188in" svg:width="0in" svg:height="1.02431in" draw:id="id106" draw:style-name="a967" draw:name="Line 10">
          <svg:desc/>
          <text:p text:style-name="a965" text:class-names="" text:cond-style-name=""><text:span text:style-name="a96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50521in" svg:y="3.67188in" svg:width="0in" svg:height="1.10243in" draw:id="id107" draw:style-name="a971" draw:name="Line 11">
          <svg:desc/>
          <text:p text:style-name="a969" text:class-names="" text:cond-style-name=""><text:span text:style-name="a96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.6684in" svg:y="6.66493in" svg:width="4.12847in" svg:height="0.4375in" draw:id="id108" draw:style-name="a974" draw:name="Rectangle 12">
          <svg:desc/>
          <text:p text:style-name="a973" text:class-names="" text:cond-style-name=""><text:span text:style-name="a972" text:class-names="">來源：由金觀濤的理論延伸而來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9" draw:style-name="a977" draw:name="Text Box 13" svg:x="1.11979in" svg:y="2.75in" svg:width="0.86806in" svg:height="0.5in">
          <draw:text-box>
            <text:p text:style-name="a976" text:class-names="" text:cond-style-name=""><text:span text:style-name="a975" text:class-names="">科學</text:span></text:p>
          </draw:text-box>
          <svg:desc/>
        </draw:frame>
        <draw:frame draw:id="id110" draw:style-name="a980" draw:name="Text Box 14" svg:x="1.22049in" svg:y="4.85243in" svg:width="0.86806in" svg:height="0.5in">
          <draw:text-box>
            <text:p text:style-name="a979" text:class-names="" text:cond-style-name=""><text:span text:style-name="a978" text:class-names="">工業</text:span></text:p>
          </draw:text-box>
          <svg:desc/>
        </draw:frame>
        <presentation:notes draw:style-name="a986">
          <draw:frame draw:id="id111" draw:style-name="a983" draw:name="Rectangle 7" svg:x="4.24826in" svg:y="9.49826in" svg:width="3.25in" svg:height="0.5in">
            <draw:text-box>
              <text:p text:style-name="a982" text:class-names="" text:cond-style-name=""><text:span text:style-name="a981" text:class-names=""><text:page-number style:num-format="1" text:fixed="false"/></text:span></text:p>
            </draw:text-box>
            <svg:desc/>
          </draw:frame>
          <draw:page-thumbnail draw:page-number="10" svg:x="1.25in" svg:y="0.75in" svg:width="5in" svg:height="3.75in" presentation:class="page" draw:id="id112" presentation:style-name="a984" draw:name="Rectangle 2">
            <svg:desc/>
          </draw:page-thumbnail>
          <draw:frame draw:id="id113" presentation:style-name="a985" draw:name="Rectangle 3" svg:x="0.75in" svg:y="4.75in" svg:width="6in" svg:height="4.5in" presentation:class="notes" presentation:placeholder="true">
            <draw:text-box/>
            <svg:desc/>
          </draw:frame>
        </presentation:notes>
      </draw:page>
      <draw:page draw:name="Slide57" draw:style-name="a987" draw:master-page-name="Master1-Layout2-obj-標題及物件" presentation:presentation-page-layout-name="Master1-PPL2">
        <draw:frame draw:id="id114" presentation:style-name="a990" draw:name="Rectangle 2" svg:x="0.5in" svg:y="0.30035in" svg:width="9in" svg:height="1.25in" presentation:class="title" presentation:placeholder="false">
          <draw:text-box>
            <text:p text:style-name="a989" text:class-names="" text:cond-style-name=""><text:span text:style-name="a988" text:class-names="">國家科技發展論</text:span></text:p>
          </draw:text-box>
          <svg:desc/>
        </draw:frame>
        <draw:custom-shape svg:x="2.875in" svg:y="3.88542in" svg:width="1.49653in" svg:height="0.70833in" draw:id="id115" draw:style-name="a993" draw:name="Oval 4">
          <svg:desc/>
          <text:p text:style-name="a992" text:class-names="" text:cond-style-name=""><text:span text:style-name="a991" text:class-names="">理論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5.63194in" svg:y="3.88542in" svg:width="1.49653in" svg:height="0.70833in" draw:id="id116" draw:style-name="a996" draw:name="Oval 5">
          <svg:desc/>
          <text:p text:style-name="a995" text:class-names="" text:cond-style-name=""><text:span text:style-name="a994" text:class-names="">實驗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2.4809in" svg:y="5.30556in" svg:width="5.03993in" svg:height="1.02257in" draw:id="id117" draw:style-name="a999" draw:name="Rectangle 6">
          <svg:desc/>
          <text:p text:style-name="a998" text:class-names="" text:cond-style-name=""><text:span text:style-name="a997" text:class-names="">產業界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809in" svg:y="3.72743in" svg:width="5.03993in" svg:height="1.02257in" draw:id="id118" draw:style-name="a1002" draw:name="Rectangle 7">
          <svg:desc/>
          <text:p text:style-name="a1001" text:class-names="" text:cond-style-name=""><text:span text:style-name="a1000" text:class-names="">學術界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5486in" svg:y="5.46354in" svg:width="1.49653in" svg:height="0.70833in" draw:id="id119" draw:style-name="a1005" draw:name="Oval 8">
          <svg:desc/>
          <text:p text:style-name="a1004" text:class-names="" text:cond-style-name=""><text:span text:style-name="a1003" text:class-names="">技術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5.71007in" svg:y="5.46354in" svg:width="1.49653in" svg:height="0.70833in" draw:id="id120" draw:style-name="a1008" draw:name="Oval 9">
          <svg:desc/>
          <text:p text:style-name="a1007" text:class-names="" text:cond-style-name=""><text:span text:style-name="a1006" text:class-names="">實作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6.32813in" svg:y="4.75in" svg:width="0in" svg:height="0.54688in" draw:id="id121" draw:style-name="a1012" draw:name="Line 10">
          <svg:desc/>
          <text:p text:style-name="a1010" text:class-names="" text:cond-style-name=""><text:span text:style-name="a100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50521in" svg:y="4.75in" svg:width="0.01042in" svg:height="0.55556in" draw:id="id122" draw:style-name="a1016" draw:name="Line 11">
          <svg:desc/>
          <text:p text:style-name="a1014" text:class-names="" text:cond-style-name=""><text:span text:style-name="a101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.6684in" svg:y="6.66493in" svg:width="4.12847in" svg:height="0.4375in" draw:id="id123" draw:style-name="a1019" draw:name="Rectangle 12">
          <svg:desc/>
          <text:p text:style-name="a1018" text:class-names="" text:cond-style-name=""><text:span text:style-name="a1017" text:class-names="">來源：由金觀濤的理論延伸而來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draw:style-name="a1022" draw:name="Text Box 13" svg:x="1.5625in" svg:y="4.04688in" svg:width="0.86806in" svg:height="0.5in">
          <draw:text-box>
            <text:p text:style-name="a1021" text:class-names="" text:cond-style-name=""><text:span text:style-name="a1020" text:class-names="">科學</text:span></text:p>
          </draw:text-box>
          <svg:desc/>
        </draw:frame>
        <draw:frame draw:id="id125" draw:style-name="a1025" draw:name="Text Box 14" svg:x="1.5625in" svg:y="5.45313in" svg:width="0.86806in" svg:height="0.5in">
          <draw:text-box>
            <text:p text:style-name="a1024" text:class-names="" text:cond-style-name=""><text:span text:style-name="a1023" text:class-names="">工業</text:span></text:p>
          </draw:text-box>
          <svg:desc/>
        </draw:frame>
        <draw:custom-shape svg:x="0.85938in" svg:y="1.48438in" svg:width="7.73437in" svg:height="5.07812in" draw:id="id126" draw:style-name="a1028" draw:name="Rectangle 7">
          <svg:desc/>
          <text:p text:style-name="a1027" text:class-names="" text:cond-style-name=""><text:span text:style-name="a10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in" svg:y="1.71875in" svg:width="5.03993in" svg:height="1.02257in" draw:id="id127" draw:style-name="a1036" draw:name="Rectangle 7">
          <svg:desc/>
          <text:p text:style-name="a1031" text:class-names="" text:cond-style-name=""><text:span text:style-name="a1029" text:class-names="">國家、政治、社會、文化、教育</text:span><text:span text:style-name="a1030" text:class-names=""/></text:p>
          <text:p text:style-name="a1035" text:class-names="" text:cond-style-name=""><text:span text:style-name="a1032" text:class-names="">(</text:span><text:span text:style-name="a1033" text:class-names="">體制</text:span><text:span text:style-name="a1034" text:class-names="">)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8" draw:style-name="a1039" draw:name="Text Box 13" svg:x="3.35938in" svg:y="3.375in" svg:width="3.51562in" svg:height="0.4375in">
          <draw:text-box>
            <text:p text:style-name="a1038" text:class-names="" text:cond-style-name=""><text:span text:style-name="a1037" text:class-names="">科技實力</text:span></text:p>
          </draw:text-box>
          <svg:desc/>
        </draw:frame>
        <draw:custom-shape svg:x="6.32813in" svg:y="2.73438in" svg:width="0in" svg:height="0.625in" draw:id="id129" draw:style-name="a1043" draw:name="Line 10">
          <svg:desc/>
          <text:p text:style-name="a1041" text:class-names="" text:cond-style-name=""><text:span text:style-name="a104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51563in" svg:y="2.73438in" svg:width="0in" svg:height="0.625in" draw:id="id130" draw:style-name="a1047" draw:name="Line 10">
          <svg:desc/>
          <text:p text:style-name="a1045" text:class-names="" text:cond-style-name=""><text:span text:style-name="a104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1053">
          <draw:frame draw:id="id131" draw:style-name="a1050" draw:name="Rectangle 7" svg:x="4.24826in" svg:y="9.49826in" svg:width="3.25in" svg:height="0.5in">
            <draw:text-box>
              <text:p text:style-name="a1049" text:class-names="" text:cond-style-name=""><text:span text:style-name="a1048" text:class-names=""><text:page-number style:num-format="1" text:fixed="false"/></text:span></text:p>
            </draw:text-box>
            <svg:desc/>
          </draw:frame>
          <draw:page-thumbnail draw:page-number="11" svg:x="1.25in" svg:y="0.75in" svg:width="5in" svg:height="3.75in" presentation:class="page" draw:id="id132" presentation:style-name="a1051" draw:name="Rectangle 2">
            <svg:desc/>
          </draw:page-thumbnail>
          <draw:frame draw:id="id133" presentation:style-name="a1052" draw:name="Rectangle 3" svg:x="0.75in" svg:y="4.75in" svg:width="6in" svg:height="4.5in" presentation:class="notes" presentation:placeholder="true">
            <draw:text-box/>
            <svg:desc/>
          </draw:frame>
        </presentation:notes>
      </draw:page>
      <draw:page draw:name="Slide36" draw:style-name="a1054" draw:master-page-name="Master1-Layout2-obj-標題及物件" presentation:presentation-page-layout-name="Master1-PPL2">
        <draw:frame draw:id="id134" presentation:style-name="a1059" draw:name="Rectangle 2" svg:x="0.5in" svg:y="0.30035in" svg:width="9in" svg:height="1.25in" presentation:class="title" presentation:placeholder="false">
          <draw:text-box>
            <text:p text:style-name="a1058" text:class-names="" text:cond-style-name=""><text:span text:style-name="a1055" text:class-names="">問題</text:span><text:span text:style-name="a1056" text:class-names="">2.<text:s text:c="1"/></text:span><text:span text:style-name="a1057" text:class-names="">社會結構</text:span></text:p>
          </draw:text-box>
          <svg:desc/>
        </draw:frame>
        <draw:frame draw:id="id135" presentation:style-name="a1075" draw:name="Rectangle 3" svg:x="0.5in" svg:y="1.75in" svg:width="9in" svg:height="4.94965in" presentation:class="outline" presentation:placeholder="false">
          <draw:text-box>
            <text:list text:style-name="a1062">
              <text:list-item>
                <text:p text:style-name="a1061" text:class-names="" text:cond-style-name=""><text:span text:style-name="a1060" text:class-names="">中國</text:span></text:p>
              </text:list-item>
            </text:list>
            <text:list text:style-name="a1065">
              <text:list-item>
                <text:list text:style-name="a1065">
                  <text:list-item>
                    <text:p text:style-name="a1064" text:class-names="" text:cond-style-name=""><text:span text:style-name="a1063" text:class-names="">中國以農業為主的社會形態不利於工業革命的產生</text:span></text:p>
                  </text:list-item>
                </text:list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/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英國</text:span></text:p>
              </text:list-item>
            </text:list>
            <text:list text:style-name="a1074">
              <text:list-item>
                <text:list text:style-name="a1074">
                  <text:list-item>
                    <text:p text:style-name="a1073" text:class-names="" text:cond-style-name=""><text:span text:style-name="a1072" text:class-names="">英國難道原來就不是農業社會嗎？</text:span></text:p>
                  </text:list-item>
                </text:list>
              </text:list-item>
            </text:list>
          </draw:text-box>
          <svg:desc/>
        </draw:frame>
      </draw:page>
      <draw:page draw:name="Slide34" draw:style-name="a1076" draw:master-page-name="Master1-Layout2-obj-標題及物件" presentation:presentation-page-layout-name="Master1-PPL2">
        <draw:frame draw:id="id136" presentation:style-name="a1081" draw:name="Rectangle 2" svg:x="0.5in" svg:y="0.30035in" svg:width="9in" svg:height="1.25in" presentation:class="title" presentation:placeholder="false">
          <draw:text-box>
            <text:p text:style-name="a1080" text:class-names="" text:cond-style-name=""><text:span text:style-name="a1077" text:class-names="">解答</text:span><text:span text:style-name="a1078" text:class-names="">2.<text:s text:c="1"/></text:span><text:span text:style-name="a1079" text:class-names="">社會結構</text:span></text:p>
          </draw:text-box>
          <svg:desc/>
        </draw:frame>
        <draw:frame draw:id="id137" presentation:style-name="a1094" draw:name="Rectangle 3" svg:x="0.5in" svg:y="1.75in" svg:width="9in" svg:height="4.94965in" presentation:class="outline" presentation:placeholder="false">
          <draw:text-box>
            <text:list text:style-name="a1084">
              <text:list-item>
                <text:p text:style-name="a1083" text:class-names="" text:cond-style-name=""><text:span text:style-name="a1082" text:class-names="">英國</text:span></text:p>
              </text:list-item>
            </text:list>
            <text:list text:style-name="a1087">
              <text:list-item>
                <text:list text:style-name="a1087">
                  <text:list-item>
                    <text:p text:style-name="a1086" text:class-names="" text:cond-style-name=""><text:span text:style-name="a1085" text:class-names="">經過清教徒革命、光榮革命、圈地運動後已經排除了原先農業社會的障礙</text:span></text:p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8" text:class-names=""/></text:p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p text:style-name="a1092" text:class-names="" text:cond-style-name=""><text:span text:style-name="a1091" text:class-names="">英國社會開始可以有效運用資本，結合科學文化，使得工業快速發展。</text:span></text:p>
                  </text:list-item>
                </text:list>
              </text:list-item>
            </text:list>
          </draw:text-box>
          <svg:desc/>
        </draw:frame>
      </draw:page>
      <draw:page draw:name="Slide35" draw:style-name="a1095" draw:master-page-name="Master1-Layout2-obj-標題及物件" presentation:presentation-page-layout-name="Master1-PPL2">
        <draw:frame draw:id="id138" presentation:style-name="a1100" draw:name="Rectangle 2" svg:x="0.5in" svg:y="0.30035in" svg:width="9in" svg:height="1.25in" presentation:class="title" presentation:placeholder="false">
          <draw:text-box>
            <text:p text:style-name="a1099" text:class-names="" text:cond-style-name=""><text:span text:style-name="a1096" text:class-names="">問題</text:span><text:span text:style-name="a1097" text:class-names="">3.<text:s text:c="1"/></text:span><text:span text:style-name="a1098" text:class-names="">政治制度</text:span></text:p>
          </draw:text-box>
          <svg:desc/>
        </draw:frame>
        <draw:frame draw:id="id139" presentation:style-name="a1119" draw:name="Rectangle 3" svg:x="0.5in" svg:y="1.75in" svg:width="9in" svg:height="4.94965in" presentation:class="outline" presentation:placeholder="false">
          <draw:text-box>
            <text:list text:style-name="a1103">
              <text:list-item>
                <text:p text:style-name="a1102" text:class-names="" text:cond-style-name=""><text:span text:style-name="a1101" text:class-names="">中國</text:span></text:p>
              </text:list-item>
            </text:list>
            <text:list text:style-name="a1106">
              <text:list-item>
                <text:list text:style-name="a1106">
                  <text:list-item>
                    <text:p text:style-name="a1105" text:class-names="" text:cond-style-name=""><text:span text:style-name="a1104" text:class-names="">壓制儒家以外思想，刻意造成小農經濟，以免政治動蕩。</text:span></text:p>
                  </text:list-item>
                </text:list>
              </text:list-item>
            </text:list>
            <text:list text:style-name="a1109">
              <text:list-item>
                <text:list text:style-name="a1109">
                  <text:list-item>
                    <text:p text:style-name="a1108" text:class-names="" text:cond-style-name=""><text:span text:style-name="a1107" text:class-names=""/></text:p>
                  </text:list-item>
                </text:list>
              </text:list-item>
            </text:list>
            <text:list text:style-name="a1112">
              <text:list-item>
                <text:list text:style-name="a1112">
                  <text:list-item>
                    <text:p text:style-name="a1111" text:class-names="" text:cond-style-name=""><text:span text:style-name="a1110" text:class-names="">同時也壓制了科學思想與科學實驗</text:span></text:p>
                  </text:list-item>
                </text:list>
              </text:list-item>
            </text:list>
            <text:list text:style-name="a1115">
              <text:list-item>
                <text:list text:style-name="a1115">
                  <text:list-item>
                    <text:p text:style-name="a1114" text:class-names="" text:cond-style-name=""><text:span text:style-name="a1113" text:class-names=""/></text:p>
                  </text:list-item>
                </text:list>
              </text:list-item>
            </text:list>
            <text:list text:style-name="a1118">
              <text:list-item>
                <text:list text:style-name="a1118">
                  <text:list-item>
                    <text:p text:style-name="a1117" text:class-names="" text:cond-style-name=""><text:span text:style-name="a1116" text:class-names="">沒有資本足以成為工業的動力。</text:span></text:p>
                  </text:list-item>
                </text:list>
              </text:list-item>
            </text:list>
          </draw:text-box>
          <svg:desc/>
        </draw:frame>
      </draw:page>
      <draw:page draw:name="Slide37" draw:style-name="a1120" draw:master-page-name="Master1-Layout2-obj-標題及物件" presentation:presentation-page-layout-name="Master1-PPL2">
        <draw:frame draw:id="id140" presentation:style-name="a1125" draw:name="Rectangle 2" svg:x="0.5in" svg:y="0.30035in" svg:width="9in" svg:height="1.25in" presentation:class="title" presentation:placeholder="false">
          <draw:text-box>
            <text:p text:style-name="a1124" text:class-names="" text:cond-style-name=""><text:span text:style-name="a1121" text:class-names="">解答</text:span><text:span text:style-name="a1122" text:class-names="">3.<text:s text:c="1"/></text:span><text:span text:style-name="a1123" text:class-names="">政治制度</text:span></text:p>
          </draw:text-box>
          <svg:desc/>
        </draw:frame>
        <draw:frame draw:id="id141" presentation:style-name="a1138" draw:name="Rectangle 3" svg:x="0.5in" svg:y="1.75in" svg:width="9in" svg:height="4.94965in" presentation:class="outline" presentation:placeholder="false">
          <draw:text-box>
            <text:list text:style-name="a1128">
              <text:list-item>
                <text:p text:style-name="a1127" text:class-names="" text:cond-style-name=""><text:span text:style-name="a1126" text:class-names="">英國</text:span></text:p>
              </text:list-item>
            </text:list>
            <text:list text:style-name="a1131">
              <text:list-item>
                <text:list text:style-name="a1131">
                  <text:list-item>
                    <text:p text:style-name="a1130" text:class-names="" text:cond-style-name=""><text:span text:style-name="a1129" text:class-names="">經過清教徒革命、光榮革命、皇室成為象徵性的虛位，權力轉由議會掌握</text:span></text:p>
                  </text:list-item>
                </text:list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/></text:p>
              </text:list-item>
            </text:list>
            <text:list text:style-name="a1137">
              <text:list-item>
                <text:list text:style-name="a1137">
                  <text:list-item>
                    <text:p text:style-name="a1136" text:class-names="" text:cond-style-name=""><text:span text:style-name="a1135" text:class-names="">議會與資本社會結合，造成金錢的有效利用，使工廠興起，工業取代農業</text:span></text:p>
                  </text:list-item>
                </text:list>
              </text:list-item>
            </text:list>
          </draw:text-box>
          <svg:desc/>
        </draw:frame>
      </draw:page>
      <draw:page draw:name="Slide40" draw:style-name="a1139" draw:master-page-name="Master1-Layout2-obj-標題及物件" presentation:presentation-page-layout-name="Master1-PPL2">
        <draw:frame draw:id="id142" presentation:style-name="a1143" draw:name="Rectangle 2" svg:x="0.5in" svg:y="0.30035in" svg:width="9in" svg:height="1.25in" presentation:class="title" presentation:placeholder="false">
          <draw:text-box>
            <text:p text:style-name="a1142" text:class-names="" text:cond-style-name=""><text:span text:style-name="a1140" text:class-names="">李約瑟問題的解答<text:s text:c="1"/></text:span><text:span text:style-name="a1141" text:class-names="">(1)</text:span></text:p>
          </draw:text-box>
          <svg:desc/>
        </draw:frame>
        <draw:frame draw:id="id143" presentation:style-name="a1150" draw:name="Rectangle 3" svg:x="0.5in" svg:y="1.75in" svg:width="9in" svg:height="4.94965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4" text:class-names="">中國</text:span></text:p>
              </text:list-item>
            </text:list>
            <text:list text:style-name="a1149">
              <text:list-item>
                <text:list text:style-name="a1149">
                  <text:list-item>
                    <text:p text:style-name="a1148" text:class-names="" text:cond-style-name=""><text:span text:style-name="a1147" text:class-names="">在科學與工業、政治與社會結構上不利科學發展的條件未能排除。</text:span></text:p>
                  </text:list-item>
                </text:list>
              </text:list-item>
            </text:list>
          </draw:text-box>
          <svg:desc/>
        </draw:frame>
      </draw:page>
      <draw:page draw:name="Slide41" draw:style-name="a1151" draw:master-page-name="Master1-Layout2-obj-標題及物件" presentation:presentation-page-layout-name="Master1-PPL2">
        <draw:frame draw:id="id144" presentation:style-name="a1155" draw:name="Rectangle 2" svg:x="0.5in" svg:y="0.30035in" svg:width="9in" svg:height="1.25in" presentation:class="title" presentation:placeholder="false">
          <draw:text-box>
            <text:p text:style-name="a1154" text:class-names="" text:cond-style-name=""><text:span text:style-name="a1152" text:class-names="">李約瑟問題的解答<text:s text:c="1"/></text:span><text:span text:style-name="a1153" text:class-names="">(2)</text:span></text:p>
          </draw:text-box>
          <svg:desc/>
        </draw:frame>
        <draw:frame draw:id="id145" presentation:style-name="a1172" draw:name="Rectangle 3" svg:x="0.5in" svg:y="1.75in" svg:width="9in" svg:height="4.94965in" presentation:class="outline" presentation:placeholder="false">
          <draw:text-box>
            <text:list text:style-name="a1158">
              <text:list-item>
                <text:p text:style-name="a1157" text:class-names="" text:cond-style-name=""><text:span text:style-name="a1156" text:class-names="">英國</text:span></text:p>
              </text:list-item>
            </text:list>
            <text:list text:style-name="a1161">
              <text:list-item>
                <text:list text:style-name="a1161">
                  <text:list-item>
                    <text:p text:style-name="a1160" text:class-names="" text:cond-style-name=""><text:span text:style-name="a1159" text:class-names="">牛頓等科學社群發展出科學文化</text:span></text:p>
                  </text:list-item>
                </text:list>
              </text:list-item>
            </text:list>
            <text:list text:style-name="a1164">
              <text:list-item>
                <text:list text:style-name="a1164">
                  <text:list-item>
                    <text:p text:style-name="a1163" text:class-names="" text:cond-style-name=""><text:span text:style-name="a1162" text:class-names="">瓦特、愛迪生等科學社群建立的科學與工業的連繫</text:span></text:p>
                  </text:list-item>
                </text:list>
              </text:list-item>
            </text:list>
            <text:list text:style-name="a1167">
              <text:list-item>
                <text:list text:style-name="a1167">
                  <text:list-item>
                    <text:p text:style-name="a1166" text:class-names="" text:cond-style-name=""><text:span text:style-name="a1165" text:class-names="">清教徒革命、光榮革命排除了政治上的障礙</text:span></text:p>
                  </text:list-item>
                </text:list>
              </text:list-item>
            </text:list>
            <text:list text:style-name="a1171">
              <text:list-item>
                <text:list text:style-name="a1171">
                  <text:list-item>
                    <text:p text:style-name="a1170" text:class-names="" text:cond-style-name=""><text:span text:style-name="a1168" text:class-names="">清教徒革命、光榮革命與圈地運動等排除了社會結構的障礙</text:span><text:span text:style-name="a1169" text:class-names=""/></text:p>
                  </text:list-item>
                </text:list>
              </text:list-item>
            </text:list>
          </draw:text-box>
          <svg:desc/>
        </draw:frame>
      </draw:page>
      <draw:page draw:name="Slide42" draw:style-name="a1173" draw:master-page-name="Master1-Layout2-obj-標題及物件" presentation:presentation-page-layout-name="Master1-PPL2">
        <draw:frame draw:id="id146" presentation:style-name="a1177" draw:name="Rectangle 2" svg:x="0.5in" svg:y="0.30035in" svg:width="9in" svg:height="1.25in" presentation:class="title" presentation:placeholder="false">
          <draw:text-box>
            <text:p text:style-name="a1176" text:class-names="" text:cond-style-name=""><text:span text:style-name="a1174" text:class-names="">李約瑟問題的解答<text:s text:c="1"/></text:span><text:span text:style-name="a1175" text:class-names="">(3)</text:span></text:p>
          </draw:text-box>
          <svg:desc/>
        </draw:frame>
        <draw:frame draw:id="id147" presentation:style-name="a1208" draw:name="Rectangle 3" svg:x="0.5in" svg:y="1.75in" svg:width="9in" svg:height="4.94965in" presentation:class="outline" presentation:placeholder="false">
          <draw:text-box>
            <text:list text:style-name="a1180">
              <text:list-item>
                <text:p text:style-name="a1179" text:class-names="" text:cond-style-name=""><text:span text:style-name="a1178" text:class-names="">工業社會的要件</text:span></text:p>
              </text:list-item>
            </text:list>
            <text:list text:style-name="a1183">
              <text:list-item>
                <text:list text:style-name="a1183">
                  <text:list-item>
                    <text:p text:style-name="a1182" text:class-names="" text:cond-style-name=""><text:span text:style-name="a1181" text:class-names="">教育文化</text:span></text:p>
                  </text:list-item>
                </text:list>
              </text:list-item>
            </text:list>
            <text:list text:style-name="a1186">
              <text:list-item>
                <text:list text:style-name="a1186">
                  <text:list-item>
                    <text:list text:style-name="a1186">
                      <text:list-item>
                        <text:p text:style-name="a1185" text:class-names="" text:cond-style-name=""><text:span text:style-name="a1184" text:class-names="">要建立科學的文化</text:span></text:p>
                      </text:list-item>
                    </text:list>
                  </text:list-item>
                </text:list>
              </text:list-item>
            </text:list>
            <text:list text:style-name="a1189">
              <text:list-item>
                <text:list text:style-name="a1189">
                  <text:list-item>
                    <text:list text:style-name="a1189">
                      <text:list-item>
                        <text:p text:style-name="a1188" text:class-names="" text:cond-style-name=""><text:span text:style-name="a1187" text:class-names="">要建立科學與工業的相互促進體系</text:span></text:p>
                      </text:list-item>
                    </text:list>
                  </text:list-item>
                </text:list>
              </text:list-item>
            </text:list>
            <text:list text:style-name="a1192">
              <text:list-item>
                <text:list text:style-name="a1192">
                  <text:list-item>
                    <text:list text:style-name="a1192">
                      <text:list-item>
                        <text:p text:style-name="a1191" text:class-names="" text:cond-style-name=""><text:span text:style-name="a1190" text:class-names=""/></text:p>
                      </text:list-item>
                    </text:list>
                  </text:list-item>
                </text:list>
              </text:list-item>
            </text:list>
            <text:list text:style-name="a1195">
              <text:list-item>
                <text:list text:style-name="a1195">
                  <text:list-item>
                    <text:p text:style-name="a1194" text:class-names="" text:cond-style-name=""><text:span text:style-name="a1193" text:class-names="">經濟結構</text:span></text:p>
                  </text:list-item>
                </text:list>
              </text:list-item>
            </text:list>
            <text:list text:style-name="a1198">
              <text:list-item>
                <text:list text:style-name="a1198">
                  <text:list-item>
                    <text:list text:style-name="a1198">
                      <text:list-item>
                        <text:p text:style-name="a1197" text:class-names="" text:cond-style-name=""><text:span text:style-name="a1196" text:class-names="">資本要能有效流通，以促進工廠的建立，並使生產與行銷得以循環，工業經濟才能生生不息。</text:span></text:p>
                      </text:list-item>
                    </text:list>
                  </text:list-item>
                </text:list>
              </text:list-item>
            </text:list>
            <text:list text:style-name="a1201">
              <text:list-item>
                <text:list text:style-name="a1201">
                  <text:list-item>
                    <text:list text:style-name="a1201">
                      <text:list-item>
                        <text:p text:style-name="a1200" text:class-names="" text:cond-style-name=""><text:span text:style-name="a1199" text:class-names=""/></text:p>
                      </text:list-item>
                    </text:list>
                  </text:list-item>
                </text:list>
              </text:list-item>
            </text:list>
            <text:list text:style-name="a1204">
              <text:list-item>
                <text:list text:style-name="a1204">
                  <text:list-item>
                    <text:p text:style-name="a1203" text:class-names="" text:cond-style-name=""><text:span text:style-name="a1202" text:class-names="">政治制度</text:span></text:p>
                  </text:list-item>
                </text:list>
              </text:list-item>
            </text:list>
            <text:list text:style-name="a1207">
              <text:list-item>
                <text:list text:style-name="a1207">
                  <text:list-item>
                    <text:list text:style-name="a1207">
                      <text:list-item>
                        <text:p text:style-name="a1206" text:class-names="" text:cond-style-name=""><text:span text:style-name="a1205" text:class-names="">要促進科學的工業化，並使資本有效流通。</text:span></text:p>
                      </text:list-item>
                    </text:list>
                  </text:list-item>
                </text:list>
              </text:list-item>
            </text:list>
          </draw:text-box>
          <svg:desc/>
        </draw:frame>
      </draw:page>
      <draw:page draw:name="Slide26" draw:style-name="a1209" draw:master-page-name="Master1-Layout2-obj-標題及物件" presentation:presentation-page-layout-name="Master1-PPL2">
        <draw:frame draw:id="id148" presentation:style-name="a1213" draw:name="Rectangle 2" svg:x="0.5in" svg:y="0.30035in" svg:width="9in" svg:height="1.25in" presentation:class="title" presentation:placeholder="false">
          <draw:text-box>
            <text:p text:style-name="a1212" text:class-names="" text:cond-style-name=""><text:span text:style-name="a1210" text:class-names="">國家發展理論</text:span><text:span text:style-name="a1211" text:class-names=""/></text:p>
          </draw:text-box>
          <svg:desc/>
        </draw:frame>
        <draw:custom-shape svg:x="2.16493in" svg:y="4.53646in" svg:width="1.73264in" svg:height="1.57465in" draw:id="id149" draw:style-name="a1216" draw:name="Oval 14">
          <svg:desc/>
          <text:p text:style-name="a1215" text:class-names="" text:cond-style-name=""><text:span text:style-name="a1214" text:class-names="">學術界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4.29167in" svg:y="2.01736in" svg:width="1.73264in" svg:height="1.57465in" draw:id="id150" draw:style-name="a1219" draw:name="Oval 15">
          <svg:desc/>
          <text:p text:style-name="a1218" text:class-names="" text:cond-style-name=""><text:span text:style-name="a1217" text:class-names="">政治界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6.73264in" svg:y="4.53646in" svg:width="1.73264in" svg:height="1.57465in" draw:id="id151" draw:style-name="a1222" draw:name="Oval 16">
          <svg:desc/>
          <text:p text:style-name="a1221" text:class-names="" text:cond-style-name=""><text:span text:style-name="a1220" text:class-names="">產業界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3.89757in" svg:y="5.71875in" svg:width="2.75694in" svg:height="0in" draw:id="id152" draw:style-name="a1226" draw:name="Line 17">
          <svg:desc/>
          <text:p text:style-name="a1224" text:class-names="" text:cond-style-name=""><text:span text:style-name="a122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89757in" svg:y="5.08854in" svg:width="2.83507in" svg:height="0in" draw:id="id153" draw:style-name="a1230" draw:name="Line 18">
          <svg:desc/>
          <text:p text:style-name="a1228" text:class-names="" text:cond-style-name=""><text:span text:style-name="a122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26736in" svg:y="2.48958in" svg:width="4.09549in" svg:height="2.04688in" draw:id="id154" draw:style-name="a1234" draw:name="Freeform 21">
          <svg:desc/>
          <text:p text:style-name="a1232" text:class-names="" text:cond-style-name=""><text:span text:style-name="a1231" text:class-names=""/></text:p>
          <draw:enhanced-geometry xmlns:dr3d="urn:oasis:names:tc:opendocument:xmlns:dr3d:1.0" draw:type="non-primitive" svg:viewBox="0 0 2359 1179" draw:enhanced-path="M 2359 1179 C 1920 589 1482 0 1089 0 696 0 348 589 0 1179 N" draw:text-areas="?f17 ?f16 ?f18 ?f19" draw:glue-points="?f14 ?f15 ?f14 ?f16 ?f17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59"/>
            <draw:equation draw:name="f7" draw:formula="?f4 / 1179"/>
            <draw:equation draw:name="f8" draw:formula="2147483647 * ?f5 / 2359"/>
            <draw:equation draw:name="f9" draw:formula="2147483647 * ?f4 / 1179"/>
            <draw:equation draw:name="f10" draw:formula="0 * ?f4 / 1179"/>
            <draw:equation draw:name="f11" draw:formula="0 * ?f5 / 2359"/>
            <draw:equation draw:name="f12" draw:formula="2359 * ?f5 / 2359"/>
            <draw:equation draw:name="f13" draw:formula="1179 * ?f4 / 1179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6"/>
            <draw:equation draw:name="f19" draw:formula="?f13 / ?f7"/>
          </draw:enhanced-geometry>
        </draw:custom-shape>
        <draw:custom-shape svg:x="3.66146in" svg:y="3.19792in" svg:width="3.30729in" svg:height="1.57465in" draw:id="id155" draw:style-name="a1238" draw:name="Freeform 22">
          <svg:desc/>
          <text:p text:style-name="a1236" text:class-names="" text:cond-style-name=""><text:span text:style-name="a1235" text:class-names=""/></text:p>
          <draw:enhanced-geometry xmlns:dr3d="urn:oasis:names:tc:opendocument:xmlns:dr3d:1.0" draw:type="non-primitive" svg:viewBox="0 0 1905 907" draw:enhanced-path="M 0 907 C 272 453 545 0 862 0 1179 0 1542 453 1905 907 N" draw:text-areas="?f14 ?f17 ?f18 ?f19" draw:glue-points="?f14 ?f15 ?f16 ?f17 ?f16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05"/>
            <draw:equation draw:name="f7" draw:formula="?f4 / 907"/>
            <draw:equation draw:name="f8" draw:formula="0 * ?f5 / 1905"/>
            <draw:equation draw:name="f9" draw:formula="2147483647 * ?f4 / 907"/>
            <draw:equation draw:name="f10" draw:formula="2147483647 * ?f5 / 1905"/>
            <draw:equation draw:name="f11" draw:formula="0 * ?f4 / 907"/>
            <draw:equation draw:name="f12" draw:formula="1905 * ?f5 / 1905"/>
            <draw:equation draw:name="f13" draw:formula="907 * ?f4 / 907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</draw:enhanced-geometry>
        </draw:custom-shape>
        <draw:custom-shape svg:x="0.35417in" svg:y="6.74306in" svg:width="4.24132in" svg:height="0.40451in" draw:id="id156" draw:style-name="a1241" draw:name="Rectangle 24">
          <svg:desc/>
          <text:p text:style-name="a1240" text:class-names="" text:cond-style-name=""><text:span text:style-name="a1239" text:class-names="">來源：由金觀濤的理論二度延伸而來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7" draw:style-name="a1244" draw:name="Text Box 26" svg:x="3.03125in" svg:y="3.19792in" svg:width="0.86806in" svg:height="0.5in">
          <draw:text-box>
            <text:p text:style-name="a1243" text:class-names="" text:cond-style-name=""><text:span text:style-name="a1242" text:class-names="">補助</text:span></text:p>
          </draw:text-box>
          <svg:desc/>
        </draw:frame>
        <draw:frame draw:id="id158" draw:style-name="a1247" draw:name="Text Box 27" svg:x="6.65451in" svg:y="3.19792in" svg:width="0.86806in" svg:height="0.5in">
          <draw:text-box>
            <text:p text:style-name="a1246" text:class-names="" text:cond-style-name=""><text:span text:style-name="a1245" text:class-names="">稅收</text:span></text:p>
          </draw:text-box>
          <svg:desc/>
        </draw:frame>
        <draw:frame draw:id="id159" draw:style-name="a1250" draw:name="Text Box 28" svg:x="3.97569in" svg:y="3.90799in" svg:width="0.86806in" svg:height="0.5in">
          <draw:text-box>
            <text:p text:style-name="a1249" text:class-names="" text:cond-style-name=""><text:span text:style-name="a1248" text:class-names="">教育</text:span></text:p>
          </draw:text-box>
          <svg:desc/>
        </draw:frame>
        <draw:frame draw:id="id160" draw:style-name="a1253" draw:name="Text Box 29" svg:x="5.55208in" svg:y="3.90799in" svg:width="0.86806in" svg:height="0.5in">
          <draw:text-box>
            <text:p text:style-name="a1252" text:class-names="" text:cond-style-name=""><text:span text:style-name="a1251" text:class-names="">人才</text:span></text:p>
          </draw:text-box>
          <svg:desc/>
        </draw:frame>
        <draw:frame draw:id="id161" draw:style-name="a1256" draw:name="Text Box 30" svg:x="4.36979in" svg:y="5.01042in" svg:width="1.86806in" svg:height="0.5in">
          <draw:text-box>
            <text:p text:style-name="a1255" text:class-names="" text:cond-style-name=""><text:span text:style-name="a1254" text:class-names="">理論、實驗</text:span></text:p>
          </draw:text-box>
          <svg:desc/>
        </draw:frame>
        <draw:frame draw:id="id162" draw:style-name="a1259" draw:name="Text Box 31" svg:x="4.36979in" svg:y="5.71875in" svg:width="1.86806in" svg:height="0.5in">
          <draw:text-box>
            <text:p text:style-name="a1258" text:class-names="" text:cond-style-name=""><text:span text:style-name="a1257" text:class-names="">技術、產品</text:span></text:p>
          </draw:text-box>
          <svg:desc/>
        </draw:frame>
        <draw:custom-shape svg:x="1.53472in" svg:y="2.88368in" svg:width="1.49653in" svg:height="0in" draw:id="id163" draw:style-name="a1263" draw:name="Line 32">
          <svg:desc/>
          <text:p text:style-name="a1261" text:class-names="" text:cond-style-name=""><text:span text:style-name="a126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64" draw:style-name="a1266" draw:name="Text Box 33" svg:x="0.58854in" svg:y="1.64757in" svg:width="0.86806in" svg:height="0.5in">
          <draw:text-box>
            <text:p text:style-name="a1265" text:class-names="" text:cond-style-name=""><text:span text:style-name="a1264" text:class-names="">金錢</text:span></text:p>
          </draw:text-box>
          <svg:desc/>
        </draw:frame>
        <draw:custom-shape svg:x="1.53472in" svg:y="2.41146in" svg:width="1.49653in" svg:height="0in" draw:id="id165" draw:style-name="a1270" draw:name="Line 34">
          <svg:desc/>
          <text:p text:style-name="a1268" text:class-names="" text:cond-style-name=""><text:span text:style-name="a126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53472in" svg:y="1.93924in" svg:width="1.49653in" svg:height="0in" draw:id="id166" draw:style-name="a1274" draw:name="Line 35">
          <svg:desc/>
          <text:p text:style-name="a1272" text:class-names="" text:cond-style-name=""><text:span text:style-name="a127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67" draw:style-name="a1277" draw:name="Text Box 36" svg:x="0.63021in" svg:y="2.17535in" svg:width="0.86806in" svg:height="0.5in">
          <draw:text-box>
            <text:p text:style-name="a1276" text:class-names="" text:cond-style-name=""><text:span text:style-name="a1275" text:class-names="">人才</text:span></text:p>
          </draw:text-box>
          <svg:desc/>
        </draw:frame>
        <draw:frame draw:id="id168" draw:style-name="a1280" draw:name="Text Box 37" svg:x="0.63021in" svg:y="2.64757in" svg:width="0.86806in" svg:height="0.5in">
          <draw:text-box>
            <text:p text:style-name="a1279" text:class-names="" text:cond-style-name=""><text:span text:style-name="a1278" text:class-names="">知識</text:span></text:p>
          </draw:text-box>
          <svg:desc/>
        </draw:frame>
        <presentation:notes draw:style-name="a1286">
          <draw:frame draw:id="id169" draw:style-name="a1283" draw:name="Rectangle 7" svg:x="4.24826in" svg:y="9.49826in" svg:width="3.25in" svg:height="0.5in">
            <draw:text-box>
              <text:p text:style-name="a1282" text:class-names="" text:cond-style-name=""><text:span text:style-name="a1281" text:class-names=""><text:page-number style:num-format="1" text:fixed="false"/></text:span></text:p>
            </draw:text-box>
            <svg:desc/>
          </draw:frame>
          <draw:page-thumbnail draw:page-number="19" svg:x="1.25in" svg:y="0.75in" svg:width="5in" svg:height="3.75in" presentation:class="page" draw:id="id170" presentation:style-name="a1284" draw:name="Rectangle 2">
            <svg:desc/>
          </draw:page-thumbnail>
          <draw:frame draw:id="id171" presentation:style-name="a1285" draw:name="Rectangle 3" svg:x="0.75in" svg:y="4.75in" svg:width="6in" svg:height="4.5in" presentation:class="notes" presentation:placeholder="true">
            <draw:text-box/>
            <svg:desc/>
          </draw:frame>
        </presentation:notes>
      </draw:page>
      <draw:page draw:name="Slide55" draw:style-name="a1287" draw:master-page-name="Master1-Layout2-obj-標題及物件" presentation:presentation-page-layout-name="Master1-PPL2">
        <draw:frame draw:id="id172" presentation:style-name="a1290" draw:name="Rectangle 2" svg:x="0.5in" svg:y="0.30035in" svg:width="9in" svg:height="1.25in" presentation:class="title" presentation:placeholder="false">
          <draw:text-box>
            <text:p text:style-name="a1289" text:class-names="" text:cond-style-name=""><text:span text:style-name="a1288" text:class-names="">台灣目前科技發展的問題</text:span></text:p>
          </draw:text-box>
          <svg:desc/>
        </draw:frame>
        <draw:custom-shape svg:x="1.80208in" svg:y="4.66146in" svg:width="1.73264in" svg:height="1.57465in" draw:id="id173" draw:style-name="a1293" draw:name="Oval 4">
          <svg:desc/>
          <text:p text:style-name="a1292" text:class-names="" text:cond-style-name=""><text:span text:style-name="a1291" text:class-names="">學術界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3.92882in" svg:y="2.14236in" svg:width="1.73264in" svg:height="1.57465in" draw:id="id174" draw:style-name="a1296" draw:name="Oval 5">
          <svg:desc/>
          <text:p text:style-name="a1295" text:class-names="" text:cond-style-name=""><text:span text:style-name="a1294" text:class-names="">政治界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6.36979in" svg:y="4.66146in" svg:width="1.73264in" svg:height="1.57465in" draw:id="id175" draw:style-name="a1299" draw:name="Oval 6">
          <svg:desc/>
          <text:p text:style-name="a1298" text:class-names="" text:cond-style-name=""><text:span text:style-name="a1297" text:class-names="">產業界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3.53472in" svg:y="5.13542in" svg:width="2.75694in" svg:height="0in" draw:id="id176" draw:style-name="a1303" draw:name="Line 7">
          <svg:desc/>
          <text:p text:style-name="a1301" text:class-names="" text:cond-style-name=""><text:span text:style-name="a130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53472in" svg:y="5.76389in" svg:width="2.83507in" svg:height="0in" draw:id="id177" draw:style-name="a1307" draw:name="Line 8">
          <svg:desc/>
          <text:p text:style-name="a1305" text:class-names="" text:cond-style-name=""><text:span text:style-name="a130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90451in" svg:y="2.61458in" svg:width="4.09549in" svg:height="2.04688in" draw:id="id178" draw:style-name="a1311" draw:name="Freeform 9">
          <svg:desc/>
          <text:p text:style-name="a1309" text:class-names="" text:cond-style-name=""><text:span text:style-name="a1308" text:class-names=""/></text:p>
          <draw:enhanced-geometry xmlns:dr3d="urn:oasis:names:tc:opendocument:xmlns:dr3d:1.0" draw:type="non-primitive" svg:viewBox="0 0 2359 1179" draw:enhanced-path="M 2359 1179 C 1920 589 1482 0 1089 0 696 0 348 589 0 1179 N" draw:text-areas="?f19 ?f18 ?f20 ?f21" draw:glue-points="?f15 ?f16 ?f17 ?f18 ?f19 ?f16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59"/>
            <draw:equation draw:name="f7" draw:formula="?f4 / 1179"/>
            <draw:equation draw:name="f8" draw:formula="3744912 * ?f5 / 2359"/>
            <draw:equation draw:name="f9" draw:formula="1871663 * ?f4 / 1179"/>
            <draw:equation draw:name="f10" draw:formula="1728787 * ?f5 / 2359"/>
            <draw:equation draw:name="f11" draw:formula="0 * ?f4 / 1179"/>
            <draw:equation draw:name="f12" draw:formula="0 * ?f5 / 2359"/>
            <draw:equation draw:name="f13" draw:formula="2359 * ?f5 / 2359"/>
            <draw:equation draw:name="f14" draw:formula="1179 * ?f4 / 1179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</draw:enhanced-geometry>
        </draw:custom-shape>
        <draw:custom-shape svg:x="3.29861in" svg:y="3.32292in" svg:width="3.30729in" svg:height="1.57465in" draw:id="id179" draw:style-name="a1315" draw:name="Freeform 10">
          <svg:desc/>
          <text:p text:style-name="a1313" text:class-names="" text:cond-style-name=""><text:span text:style-name="a1312" text:class-names=""/></text:p>
          <draw:enhanced-geometry xmlns:dr3d="urn:oasis:names:tc:opendocument:xmlns:dr3d:1.0" draw:type="non-primitive" svg:viewBox="0 0 1905 907" draw:enhanced-path="M 0 907 C 272 453 545 0 862 0 1179 0 1542 453 1905 907 N" draw:text-areas="?f15 ?f18 ?f20 ?f21" draw:glue-points="?f15 ?f16 ?f17 ?f18 ?f19 ?f16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05"/>
            <draw:equation draw:name="f7" draw:formula="?f4 / 907"/>
            <draw:equation draw:name="f8" draw:formula="0 * ?f5 / 1905"/>
            <draw:equation draw:name="f9" draw:formula="1439863 * ?f4 / 907"/>
            <draw:equation draw:name="f10" draw:formula="1368425 * ?f5 / 1905"/>
            <draw:equation draw:name="f11" draw:formula="0 * ?f4 / 907"/>
            <draw:equation draw:name="f12" draw:formula="3024188 * ?f5 / 1905"/>
            <draw:equation draw:name="f13" draw:formula="1905 * ?f5 / 1905"/>
            <draw:equation draw:name="f14" draw:formula="907 * ?f4 / 907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</draw:enhanced-geometry>
        </draw:custom-shape>
        <draw:frame draw:id="id180" draw:style-name="a1318" draw:name="Text Box 11" svg:x="1.64063in" svg:y="3.35938in" svg:width="0.86806in" svg:height="0.5in">
          <draw:text-box>
            <text:p text:style-name="a1317" text:class-names="" text:cond-style-name=""><text:span text:style-name="a1316" text:class-names="">補助</text:span></text:p>
          </draw:text-box>
          <svg:desc/>
        </draw:frame>
        <draw:frame draw:id="id181" draw:style-name="a1321" draw:name="Text Box 12" svg:x="6.32813in" svg:y="3.35938in" svg:width="0.86806in" svg:height="0.5in">
          <draw:text-box>
            <text:p text:style-name="a1320" text:class-names="" text:cond-style-name=""><text:span text:style-name="a1319" text:class-names="">稅收</text:span></text:p>
          </draw:text-box>
          <svg:desc/>
        </draw:frame>
        <draw:frame draw:id="id182" draw:style-name="a1324" draw:name="Text Box 13" svg:x="3.67188in" svg:y="3.98438in" svg:width="0.86806in" svg:height="0.5in">
          <draw:text-box>
            <text:p text:style-name="a1323" text:class-names="" text:cond-style-name=""><text:span text:style-name="a1322" text:class-names="">教育</text:span></text:p>
          </draw:text-box>
          <svg:desc/>
        </draw:frame>
        <draw:frame draw:id="id183" draw:style-name="a1327" draw:name="Text Box 14" svg:x="5.18924in" svg:y="4.03299in" svg:width="0.86806in" svg:height="0.5in">
          <draw:text-box>
            <text:p text:style-name="a1326" text:class-names="" text:cond-style-name=""><text:span text:style-name="a1325" text:class-names="">人才</text:span></text:p>
          </draw:text-box>
          <svg:desc/>
        </draw:frame>
        <draw:frame draw:id="id184" draw:style-name="a1330" draw:name="Text Box 15" svg:x="4.47917in" svg:y="5.92188in" svg:width="0.86806in" svg:height="0.5in">
          <draw:text-box>
            <text:p text:style-name="a1329" text:class-names="" text:cond-style-name=""><text:span text:style-name="a1328" text:class-names="">理論</text:span></text:p>
          </draw:text-box>
          <svg:desc/>
        </draw:frame>
        <draw:frame draw:id="id185" draw:style-name="a1333" draw:name="Text Box 16" svg:x="4.47917in" svg:y="5.13542in" svg:width="0.86806in" svg:height="0.5in">
          <draw:text-box>
            <text:p text:style-name="a1332" text:class-names="" text:cond-style-name=""><text:span text:style-name="a1331" text:class-names="">技術</text:span></text:p>
          </draw:text-box>
          <svg:desc/>
        </draw:frame>
        <draw:frame draw:id="id186" draw:style-name="a1338" draw:name="Text Box 17" svg:x="4.01215in" svg:y="1.40625in" svg:width="1.53472in" svg:height="0.63542in">
          <draw:text-box>
            <text:p text:style-name="a1335" text:class-names="" text:cond-style-name=""><text:span text:style-name="a1334" text:class-names="">法律觀點</text:span></text:p>
            <text:p text:style-name="a1337" text:class-names="" text:cond-style-name=""><text:span text:style-name="a1336" text:class-names="">防敝重於興利</text:span></text:p>
          </draw:text-box>
          <svg:desc/>
        </draw:frame>
        <draw:frame draw:id="id187" draw:style-name="a1345" draw:name="Text Box 18" svg:x="6.13194in" svg:y="6.21181in" svg:width="1.77257in" svg:height="0.90799in">
          <draw:text-box>
            <text:p text:style-name="a1342" text:class-names="" text:cond-style-name=""><text:span text:style-name="a1339" text:class-names="">理工觀點</text:span><text:span text:style-name="a1340" text:class-names=""><text:line-break/></text:span><text:span text:style-name="a1341" text:class-names="">重視利潤</text:span></text:p>
            <text:p text:style-name="a1344" text:class-names="" text:cond-style-name=""><text:span text:style-name="a1343" text:class-names="">創業風氣衰退中</text:span></text:p>
          </draw:text-box>
          <svg:desc/>
        </draw:frame>
        <draw:frame draw:id="id188" draw:style-name="a1352" draw:name="Text Box 19" svg:x="1.17188in" svg:y="6.21181in" svg:width="1.75694in" svg:height="0.90278in">
          <draw:text-box>
            <text:p text:style-name="a1347" text:class-names="" text:cond-style-name=""><text:span text:style-name="a1346" text:class-names="">重研究輕教學</text:span></text:p>
            <text:p text:style-name="a1349" text:class-names="" text:cond-style-name=""><text:span text:style-name="a1348" text:class-names="">偏重智育與記憶</text:span></text:p>
            <text:p text:style-name="a1351" text:class-names="" text:cond-style-name=""><text:span text:style-name="a1350" text:class-names="">技職體系高教化</text:span></text:p>
          </draw:text-box>
          <svg:desc/>
        </draw:frame>
        <draw:custom-shape svg:x="5.65972in" svg:y="2.57813in" svg:width="1.76215in" svg:height="2.03125in" draw:id="id189" draw:style-name="a1357" draw:name="Freeform 20">
          <svg:desc/>
          <text:p text:style-name="a1354" text:class-names="" text:cond-style-name=""><text:span text:style-name="a1353" text:class-names=""/></text:p>
          <draw:enhanced-geometry xmlns:dr3d="urn:oasis:names:tc:opendocument:xmlns:dr3d:1.0" draw:type="non-primitive" svg:viewBox="0 0 1777 2540" draw:enhanced-path="M 0 0 C 608 106 1217 212 1497 635 1777 1058 1727 1799 1678 2540 N" draw:text-areas="?f16 ?f17 ?f22 ?f23" draw:glue-points="?f16 ?f17 ?f18 ?f19 ?f20 ?f21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777"/>
            <draw:equation draw:name="f7" draw:formula="?f4 / 2540"/>
            <draw:equation draw:name="f8" draw:formula="0 * ?f5 / 1777"/>
            <draw:equation draw:name="f9" draw:formula="0 * ?f4 / 2540"/>
            <draw:equation draw:name="f10" draw:formula="1357420 * ?f5 / 1777"/>
            <draw:equation draw:name="f11" draw:formula="464344 * ?f4 / 2540"/>
            <draw:equation draw:name="f12" draw:formula="1521544 * ?f5 / 1777"/>
            <draw:equation draw:name="f13" draw:formula="1857375 * ?f4 / 2540"/>
            <draw:equation draw:name="f14" draw:formula="1777 * ?f5 / 1777"/>
            <draw:equation draw:name="f15" draw:formula="2540 * ?f4 / 254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</draw:enhanced-geometry>
        </draw:custom-shape>
        <draw:custom-shape svg:x="7.49826in" svg:y="3.51563in" svg:width="0.47396in" svg:height="0.15799in" draw:id="id190" draw:style-name="a1360" draw:name="Line 21">
          <svg:desc/>
          <text:p text:style-name="a1359" text:class-names="" text:cond-style-name=""><text:span text:style-name="a135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65625in" svg:y="3.4375in" svg:width="0.23611in" svg:height="0.31424in" draw:id="id191" draw:style-name="a1363" draw:name="Line 22">
          <svg:desc/>
          <text:p text:style-name="a1362" text:class-names="" text:cond-style-name=""><text:span text:style-name="a136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29861in" svg:y="6.31597in" svg:width="2.91319in" svg:height="0.47222in" draw:id="id192" draw:style-name="a1368" draw:name="Freeform 23">
          <svg:desc/>
          <text:p text:style-name="a1365" text:class-names="" text:cond-style-name=""><text:span text:style-name="a1364" text:class-names=""/></text:p>
          <draw:enhanced-geometry xmlns:dr3d="urn:oasis:names:tc:opendocument:xmlns:dr3d:1.0" draw:type="non-primitive" svg:viewBox="0 0 1678 272" draw:enhanced-path="M 0 0 C 336 136 673 272 953 272 1233 272 1455 136 1678 0 N" draw:text-areas="?f15 ?f16 ?f20 ?f21" draw:glue-points="?f15 ?f16 ?f17 ?f18 ?f19 ?f16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78"/>
            <draw:equation draw:name="f7" draw:formula="?f4 / 272"/>
            <draw:equation draw:name="f8" draw:formula="0 * ?f5 / 1678"/>
            <draw:equation draw:name="f9" draw:formula="0 * ?f4 / 272"/>
            <draw:equation draw:name="f10" draw:formula="1512887 * ?f5 / 1678"/>
            <draw:equation draw:name="f11" draw:formula="431800 * ?f4 / 272"/>
            <draw:equation draw:name="f12" draw:formula="2663825 * ?f5 / 1678"/>
            <draw:equation draw:name="f13" draw:formula="1678 * ?f5 / 1678"/>
            <draw:equation draw:name="f14" draw:formula="272 * ?f4 / 272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</draw:enhanced-geometry>
        </draw:custom-shape>
        <draw:custom-shape svg:x="3.59375in" svg:y="4.53125in" svg:width="2.42361in" svg:height="0.36806in" draw:id="id193" draw:style-name="a1371" draw:name="Rectangle 28">
          <svg:desc/>
          <text:p text:style-name="a1370" text:class-names="" text:cond-style-name=""><text:span text:style-name="a1369" text:class-names="">學生無法為產業界所用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25in" svg:y="2.10938in" svg:width="2.44618in" svg:height="0.90799in" draw:id="id194" draw:style-name="a1380" draw:name="Rectangle 29">
          <svg:desc/>
          <text:p text:style-name="a1374" text:class-names="" text:cond-style-name=""><text:span text:style-name="a1372" text:class-names="">補助金額縮減當中</text:span><text:span text:style-name="a1373" text:class-names=""/></text:p>
          <text:p text:style-name="a1377" text:class-names="" text:cond-style-name=""><text:span text:style-name="a1375" text:class-names="">補助給假性論文型學者</text:span><text:span text:style-name="a1376" text:class-names=""/></text:p>
          <text:p text:style-name="a1379" text:class-names="" text:cond-style-name=""><text:span text:style-name="a1378" text:class-names="">沒補助給真正能力強者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0938in" svg:y="2.42188in" svg:width="1.54861in" svg:height="0.63889in" draw:id="id195" draw:style-name="a1386" draw:name="Rectangle 30">
          <svg:desc/>
          <text:p text:style-name="a1382" text:class-names="" text:cond-style-name=""><text:span text:style-name="a1381" text:class-names="">跨國企業抬頭</text:span></text:p>
          <text:p text:style-name="a1385" text:class-names="" text:cond-style-name=""><text:span text:style-name="a1383" text:class-names="">稅收不足</text:span><text:span text:style-name="a1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1528in" svg:y="6.58681in" svg:width="0.47396in" svg:height="0.15799in" draw:id="id196" draw:style-name="a1389" draw:name="Line 31">
          <svg:desc/>
          <text:p text:style-name="a1388" text:class-names="" text:cond-style-name=""><text:span text:style-name="a138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87326in" svg:y="6.50868in" svg:width="0.23611in" svg:height="0.31424in" draw:id="id197" draw:style-name="a1392" draw:name="Line 32">
          <svg:desc/>
          <text:p text:style-name="a1391" text:class-names="" text:cond-style-name=""><text:span text:style-name="a139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63715in" svg:y="4.93229in" svg:width="0.47396in" svg:height="0.15799in" draw:id="id198" draw:style-name="a1395" draw:name="Line 33">
          <svg:desc/>
          <text:p text:style-name="a1394" text:class-names="" text:cond-style-name=""><text:span text:style-name="a139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79514in" svg:y="4.85417in" svg:width="0.23611in" svg:height="0.31424in" draw:id="id199" draw:style-name="a1398" draw:name="Line 34">
          <svg:desc/>
          <text:p text:style-name="a1397" text:class-names="" text:cond-style-name=""><text:span text:style-name="a139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42014in" svg:y="3.20313in" svg:width="0.47396in" svg:height="0.15799in" draw:id="id200" draw:style-name="a1401" draw:name="Line 35">
          <svg:desc/>
          <text:p text:style-name="a1400" text:class-names="" text:cond-style-name=""><text:span text:style-name="a139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57813in" svg:y="3.125in" svg:width="0.23611in" svg:height="0.31424in" draw:id="id201" draw:style-name="a1404" draw:name="Line 36">
          <svg:desc/>
          <text:p text:style-name="a1403" text:class-names="" text:cond-style-name=""><text:span text:style-name="a140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69097in" svg:y="6.89757in" svg:width="2.42361in" svg:height="0.36806in" draw:id="id202" draw:style-name="a1407" draw:name="Rectangle 38">
          <svg:desc/>
          <text:p text:style-name="a1406" text:class-names="" text:cond-style-name=""><text:span text:style-name="a1405" text:class-names="">理論與技術間不易交流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59375in" svg:height="0.25174in" draw:id="id203" draw:style-name="a1412" draw:transform="translate(-1.29687in -0.12587in) rotate(0.90351) translate(3.01128in 3.5191in)" draw:name="Freeform 23">
          <svg:desc/>
          <text:p text:style-name="a1409" text:class-names="" text:cond-style-name=""><text:span text:style-name="a1408" text:class-names=""/></text:p>
          <draw:enhanced-geometry xmlns:dr3d="urn:oasis:names:tc:opendocument:xmlns:dr3d:1.0" draw:type="non-primitive" svg:viewBox="0 0 1678 272" draw:enhanced-path="M 0 0 C 336 136 673 272 953 272 1233 272 1455 136 1678 0 N" draw:text-areas="?f15 ?f16 ?f20 ?f21" draw:glue-points="?f15 ?f16 ?f17 ?f18 ?f19 ?f16" draw:glue-point-leaving-directions="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78"/>
            <draw:equation draw:name="f7" draw:formula="?f4 / 272"/>
            <draw:equation draw:name="f8" draw:formula="0 * ?f5 / 1678"/>
            <draw:equation draw:name="f9" draw:formula="0 * ?f4 / 272"/>
            <draw:equation draw:name="f10" draw:formula="1346993 * ?f5 / 1678"/>
            <draw:equation draw:name="f11" draw:formula="230188 * ?f4 / 272"/>
            <draw:equation draw:name="f12" draw:formula="2371725 * ?f5 / 1678"/>
            <draw:equation draw:name="f13" draw:formula="1678 * ?f5 / 1678"/>
            <draw:equation draw:name="f14" draw:formula="272 * ?f4 / 272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</draw:enhanced-geometry>
        </draw:custom-shape>
        <presentation:notes draw:style-name="a1418">
          <draw:frame draw:id="id204" draw:style-name="a1415" draw:name="Rectangle 7" svg:x="4.24826in" svg:y="9.49826in" svg:width="3.25in" svg:height="0.5in">
            <draw:text-box>
              <text:p text:style-name="a1414" text:class-names="" text:cond-style-name=""><text:span text:style-name="a1413" text:class-names=""><text:page-number style:num-format="1" text:fixed="false"/></text:span></text:p>
            </draw:text-box>
            <svg:desc/>
          </draw:frame>
          <draw:page-thumbnail draw:page-number="20" svg:x="1.25in" svg:y="0.75in" svg:width="5in" svg:height="3.75in" presentation:class="page" draw:id="id205" presentation:style-name="a1416" draw:name="Rectangle 2">
            <svg:desc/>
          </draw:page-thumbnail>
          <draw:frame draw:id="id206" presentation:style-name="a1417" draw:name="Rectangle 3" svg:x="0.75in" svg:y="4.75in" svg:width="6in" svg:height="4.5in" presentation:class="notes" presentation:placeholder="true">
            <draw:text-box/>
            <svg:desc/>
          </draw:frame>
        </presentation:notes>
      </draw:page>
      <draw:page draw:name="Slide56" draw:style-name="a1419" draw:master-page-name="Master1-Layout2-obj-標題及物件" presentation:presentation-page-layout-name="Master1-PPL2">
        <draw:frame draw:id="id207" presentation:style-name="a1422" draw:name="Rectangle 2" svg:x="0.5in" svg:y="0.30035in" svg:width="9in" svg:height="1.25in" presentation:class="title" presentation:placeholder="false">
          <draw:text-box>
            <text:p text:style-name="a1421" text:class-names="" text:cond-style-name=""><text:span text:style-name="a1420" text:class-names="">台灣發展目前的趨勢</text:span></text:p>
          </draw:text-box>
          <svg:desc/>
        </draw:frame>
        <draw:custom-shape svg:x="2.08681in" svg:y="4.89583in" svg:width="1.73264in" svg:height="1.57465in" draw:id="id208" draw:style-name="a1425" draw:name="Oval 4">
          <svg:desc/>
          <text:p text:style-name="a1424" text:class-names="" text:cond-style-name=""><text:span text:style-name="a1423" text:class-names="">學術界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4.21354in" svg:y="2.37674in" svg:width="1.73264in" svg:height="1.57465in" draw:id="id209" draw:style-name="a1428" draw:name="Oval 5">
          <svg:desc/>
          <text:p text:style-name="a1427" text:class-names="" text:cond-style-name=""><text:span text:style-name="a1426" text:class-names="">政治界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6.65451in" svg:y="4.89583in" svg:width="1.73264in" svg:height="1.57465in" draw:id="id210" draw:style-name="a1431" draw:name="Oval 6">
          <svg:desc/>
          <text:p text:style-name="a1430" text:class-names="" text:cond-style-name=""><text:span text:style-name="a1429" text:class-names="">產業界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3.81944in" svg:y="5.36979in" svg:width="2.75694in" svg:height="0in" draw:id="id211" draw:style-name="a1435" draw:name="Line 7">
          <svg:desc/>
          <text:p text:style-name="a1433" text:class-names="" text:cond-style-name=""><text:span text:style-name="a143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81944in" svg:y="5.99826in" svg:width="2.83507in" svg:height="0in" draw:id="id212" draw:style-name="a1439" draw:name="Line 8">
          <svg:desc/>
          <text:p text:style-name="a1437" text:class-names="" text:cond-style-name=""><text:span text:style-name="a143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18924in" svg:y="2.84896in" svg:width="4.09549in" svg:height="2.04687in" draw:id="id213" draw:style-name="a1443" draw:name="Freeform 9">
          <svg:desc/>
          <text:p text:style-name="a1441" text:class-names="" text:cond-style-name=""><text:span text:style-name="a1440" text:class-names=""/></text:p>
          <draw:enhanced-geometry xmlns:dr3d="urn:oasis:names:tc:opendocument:xmlns:dr3d:1.0" draw:type="non-primitive" svg:viewBox="0 0 2359 1179" draw:enhanced-path="M 2359 1179 C 1920 589 1482 0 1089 0 696 0 348 589 0 1179 N" draw:text-areas="?f19 ?f18 ?f20 ?f21" draw:glue-points="?f15 ?f16 ?f17 ?f18 ?f19 ?f16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59"/>
            <draw:equation draw:name="f7" draw:formula="?f4 / 1179"/>
            <draw:equation draw:name="f8" draw:formula="3744912 * ?f5 / 2359"/>
            <draw:equation draw:name="f9" draw:formula="1871662 * ?f4 / 1179"/>
            <draw:equation draw:name="f10" draw:formula="1728787 * ?f5 / 2359"/>
            <draw:equation draw:name="f11" draw:formula="0 * ?f4 / 1179"/>
            <draw:equation draw:name="f12" draw:formula="0 * ?f5 / 2359"/>
            <draw:equation draw:name="f13" draw:formula="2359 * ?f5 / 2359"/>
            <draw:equation draw:name="f14" draw:formula="1179 * ?f4 / 1179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</draw:enhanced-geometry>
        </draw:custom-shape>
        <draw:custom-shape svg:x="3.58333in" svg:y="3.55729in" svg:width="3.30729in" svg:height="1.57465in" draw:id="id214" draw:style-name="a1447" draw:name="Freeform 10">
          <svg:desc/>
          <text:p text:style-name="a1445" text:class-names="" text:cond-style-name=""><text:span text:style-name="a1444" text:class-names=""/></text:p>
          <draw:enhanced-geometry xmlns:dr3d="urn:oasis:names:tc:opendocument:xmlns:dr3d:1.0" draw:type="non-primitive" svg:viewBox="0 0 1905 907" draw:enhanced-path="M 0 907 C 272 453 545 0 862 0 1179 0 1542 453 1905 907 N" draw:text-areas="?f15 ?f18 ?f20 ?f21" draw:glue-points="?f15 ?f16 ?f17 ?f18 ?f19 ?f16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05"/>
            <draw:equation draw:name="f7" draw:formula="?f4 / 907"/>
            <draw:equation draw:name="f8" draw:formula="0 * ?f5 / 1905"/>
            <draw:equation draw:name="f9" draw:formula="1439862 * ?f4 / 907"/>
            <draw:equation draw:name="f10" draw:formula="1368425 * ?f5 / 1905"/>
            <draw:equation draw:name="f11" draw:formula="0 * ?f4 / 907"/>
            <draw:equation draw:name="f12" draw:formula="3024188 * ?f5 / 1905"/>
            <draw:equation draw:name="f13" draw:formula="1905 * ?f5 / 1905"/>
            <draw:equation draw:name="f14" draw:formula="907 * ?f4 / 907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</draw:enhanced-geometry>
        </draw:custom-shape>
        <draw:frame draw:id="id215" draw:style-name="a1450" draw:name="Text Box 11" svg:x="2.95313in" svg:y="3.55729in" svg:width="0.86806in" svg:height="0.5in">
          <draw:text-box>
            <text:p text:style-name="a1449" text:class-names="" text:cond-style-name=""><text:span text:style-name="a1448" text:class-names="">補助</text:span></text:p>
          </draw:text-box>
          <svg:desc/>
        </draw:frame>
        <draw:frame draw:id="id216" draw:style-name="a1453" draw:name="Text Box 12" svg:x="6.57639in" svg:y="3.55729in" svg:width="0.86806in" svg:height="0.5in">
          <draw:text-box>
            <text:p text:style-name="a1452" text:class-names="" text:cond-style-name=""><text:span text:style-name="a1451" text:class-names="">稅收</text:span></text:p>
          </draw:text-box>
          <svg:desc/>
        </draw:frame>
        <draw:frame draw:id="id217" draw:style-name="a1456" draw:name="Text Box 13" svg:x="3.89757in" svg:y="3.90799in" svg:width="0.86806in" svg:height="0.5in">
          <draw:text-box>
            <text:p text:style-name="a1455" text:class-names="" text:cond-style-name=""><text:span text:style-name="a1454" text:class-names="">教育</text:span></text:p>
          </draw:text-box>
          <svg:desc/>
        </draw:frame>
        <draw:frame draw:id="id218" draw:style-name="a1459" draw:name="Text Box 14" svg:x="5.55208in" svg:y="3.90799in" svg:width="0.86806in" svg:height="0.5in">
          <draw:text-box>
            <text:p text:style-name="a1458" text:class-names="" text:cond-style-name=""><text:span text:style-name="a1457" text:class-names="">人才</text:span></text:p>
          </draw:text-box>
          <svg:desc/>
        </draw:frame>
        <draw:frame draw:id="id219" draw:style-name="a1462" draw:name="Text Box 15" svg:x="4.76389in" svg:y="6.15625in" svg:width="0.86806in" svg:height="0.5in">
          <draw:text-box>
            <text:p text:style-name="a1461" text:class-names="" text:cond-style-name=""><text:span text:style-name="a1460" text:class-names="">理論</text:span></text:p>
          </draw:text-box>
          <svg:desc/>
        </draw:frame>
        <draw:frame draw:id="id220" draw:style-name="a1465" draw:name="Text Box 16" svg:x="4.76389in" svg:y="5.36979in" svg:width="0.86806in" svg:height="0.5in">
          <draw:text-box>
            <text:p text:style-name="a1464" text:class-names="" text:cond-style-name=""><text:span text:style-name="a1463" text:class-names="">技術</text:span></text:p>
          </draw:text-box>
          <svg:desc/>
        </draw:frame>
        <draw:frame draw:id="id221" draw:style-name="a1470" draw:name="Text Box 17" svg:x="4.36979in" svg:y="2.09549in" svg:width="1.53472in" svg:height="0.63542in">
          <draw:text-box>
            <text:p text:style-name="a1467" text:class-names="" text:cond-style-name=""><text:span text:style-name="a1466" text:class-names="">法律觀點</text:span></text:p>
            <text:p text:style-name="a1469" text:class-names="" text:cond-style-name=""><text:span text:style-name="a1468" text:class-names="">防敝重於興利</text:span></text:p>
          </draw:text-box>
          <svg:desc/>
        </draw:frame>
        <draw:frame draw:id="id222" draw:style-name="a1475" draw:name="Text Box 18" svg:x="6.41667in" svg:y="6.44618in" svg:width="2.20139in" svg:height="0.63542in">
          <draw:text-box>
            <text:p text:style-name="a1472" text:class-names="" text:cond-style-name=""><text:span text:style-name="a1471" text:class-names="">理工觀點，重視利潤</text:span></text:p>
            <text:p text:style-name="a1474" text:class-names="" text:cond-style-name=""><text:span text:style-name="a1473" text:class-names="">創業風氣盛</text:span></text:p>
          </draw:text-box>
          <svg:desc/>
        </draw:frame>
        <draw:frame draw:id="id223" draw:style-name="a1482" draw:name="Text Box 19" svg:x="1.4566in" svg:y="6.44618in" svg:width="1.75694in" svg:height="0.90278in">
          <draw:text-box>
            <text:p text:style-name="a1477" text:class-names="" text:cond-style-name=""><text:span text:style-name="a1476" text:class-names="">重研究輕教學</text:span></text:p>
            <text:p text:style-name="a1479" text:class-names="" text:cond-style-name=""><text:span text:style-name="a1478" text:class-names="">偏重智育與記憶</text:span></text:p>
            <text:p text:style-name="a1481" text:class-names="" text:cond-style-name=""><text:span text:style-name="a1480" text:class-names="">技職體系高教化</text:span></text:p>
          </draw:text-box>
          <svg:desc/>
        </draw:frame>
        <draw:custom-shape svg:x="3.58333in" svg:y="6.55035in" svg:width="2.91319in" svg:height="0.47222in" draw:id="id224" draw:style-name="a1485" draw:name="Freeform 23">
          <svg:desc/>
          <text:p text:style-name="a1484" text:class-names="" text:cond-style-name=""><text:span text:style-name="a1483" text:class-names=""/></text:p>
          <draw:enhanced-geometry xmlns:dr3d="urn:oasis:names:tc:opendocument:xmlns:dr3d:1.0" draw:type="non-primitive" svg:viewBox="0 0 1678 272" draw:enhanced-path="M 0 0 C 336 136 673 272 953 272 1233 272 1455 136 1678 0 N" draw:text-areas="?f15 ?f16 ?f20 ?f21" draw:glue-points="?f15 ?f16 ?f17 ?f18 ?f19 ?f16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78"/>
            <draw:equation draw:name="f7" draw:formula="?f4 / 272"/>
            <draw:equation draw:name="f8" draw:formula="0 * ?f5 / 1678"/>
            <draw:equation draw:name="f9" draw:formula="0 * ?f4 / 272"/>
            <draw:equation draw:name="f10" draw:formula="1512887 * ?f5 / 1678"/>
            <draw:equation draw:name="f11" draw:formula="431800 * ?f4 / 272"/>
            <draw:equation draw:name="f12" draw:formula="2663825 * ?f5 / 1678"/>
            <draw:equation draw:name="f13" draw:formula="1678 * ?f5 / 1678"/>
            <draw:equation draw:name="f14" draw:formula="272 * ?f4 / 272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</draw:enhanced-geometry>
        </draw:custom-shape>
        <draw:custom-shape svg:x="3.81944in" svg:y="4.45833in" svg:width="2.38889in" svg:height="0.90278in" draw:id="id225" draw:style-name="a1500" draw:name="Rectangle 25">
          <svg:desc/>
          <text:p text:style-name="a1487" text:class-names="" text:cond-style-name=""><text:span text:style-name="a1486" text:class-names="">教育部開始注重</text:span></text:p>
          <text:p text:style-name="a1493" text:class-names="" text:cond-style-name=""><text:span text:style-name="a1488" text:class-names="">1.<text:s text:c="1"/></text:span><text:span text:style-name="a1489" text:class-names="">產學合作<text:s text:c="1"/></text:span><text:span text:style-name="a1490" text:class-names="">(</text:span><text:span text:style-name="a1491" text:class-names="">開放兼職</text:span><text:span text:style-name="a1492" text:class-names="">)</text:span></text:p>
          <text:p text:style-name="a1499" text:class-names="" text:cond-style-name=""><text:span text:style-name="a1494" text:class-names="">2.<text:s text:c="1"/></text:span><text:span text:style-name="a1495" text:class-names="">職前教育<text:s text:c="1"/></text:span><text:span text:style-name="a1496" text:class-names="">(</text:span><text:span text:style-name="a1497" text:class-names="">最後一哩</text:span><text:span text:style-name="a1498" text:class-names="">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3472in" svg:y="3.18924in" svg:width="1.97917in" svg:height="0.36806in" draw:id="id226" draw:style-name="a1503" draw:name="Rectangle 26">
          <svg:desc/>
          <text:p text:style-name="a1502" text:class-names="" text:cond-style-name=""><text:span text:style-name="a1501" text:class-names="">補助金額縮減當中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0243in" svg:y="3.04167in" svg:width="1.75694in" svg:height="0.63542in" draw:id="id227" draw:style-name="a1508" draw:name="Rectangle 27">
          <svg:desc/>
          <text:p text:style-name="a1505" text:class-names="" text:cond-style-name=""><text:span text:style-name="a1504" text:class-names="">跨國企業抬頭，</text:span></text:p>
          <text:p text:style-name="a1507" text:class-names="" text:cond-style-name=""><text:span text:style-name="a1506" text:class-names="">稅收不足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6493in" svg:y="2.96181in" svg:width="0.47396in" svg:height="0.15799in" draw:id="id228" draw:style-name="a1511" draw:name="Line 32">
          <svg:desc/>
          <text:p text:style-name="a1510" text:class-names="" text:cond-style-name=""><text:span text:style-name="a150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32292in" svg:y="2.88368in" svg:width="0.23611in" svg:height="0.31424in" draw:id="id229" draw:style-name="a1514" draw:name="Line 33">
          <svg:desc/>
          <text:p text:style-name="a1513" text:class-names="" text:cond-style-name=""><text:span text:style-name="a151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97569in" svg:y="7.13194in" svg:width="2.64583in" svg:height="0.36806in" draw:id="id230" draw:style-name="a1517" draw:name="Rectangle 34">
          <svg:desc/>
          <text:p text:style-name="a1516" text:class-names="" text:cond-style-name=""><text:span text:style-name="a1515" text:class-names="">技職司開始注重技術升等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1" draw:style-name="a1520" draw:name="Text Box 45" svg:x="6.10243in" svg:y="4.45833in" svg:width="0.44792in" svg:height="0.76736in">
          <draw:text-box>
            <text:p text:style-name="a1519" text:class-names="" text:cond-style-name=""><text:span text:style-name="a1518" text:class-names="">?</text:span></text:p>
          </draw:text-box>
          <svg:desc/>
        </draw:frame>
        <draw:custom-shape svg:x="0.74826in" svg:y="4.22222in" svg:width="1.09028in" svg:height="0.36806in" draw:id="id232" draw:style-name="a1523" draw:name="Rectangle 46">
          <svg:desc/>
          <text:p text:style-name="a1522" text:class-names="" text:cond-style-name=""><text:span text:style-name="a1521" text:class-names="">學費調高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9271in" svg:y="4.61632in" svg:width="0.55035in" svg:height="0.47222in" draw:id="id233" draw:style-name="a1527" draw:name="Line 50">
          <svg:desc/>
          <text:p text:style-name="a1525" text:class-names="" text:cond-style-name=""><text:span text:style-name="a152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34" draw:style-name="a1530" draw:name="Text Box 51" svg:x="1.0625in" svg:y="4.53819in" svg:width="0.42361in" svg:height="0.70139in">
          <draw:text-box>
            <text:p text:style-name="a1529" text:class-names="" text:cond-style-name=""><text:span text:style-name="a1528" text:class-names="">?</text:span></text:p>
          </draw:text-box>
          <svg:desc/>
        </draw:frame>
        <draw:custom-shape svg:x="8.38542in" svg:y="4.30208in" svg:width="1.09028in" svg:height="0.36806in" draw:id="id235" draw:style-name="a1533" draw:name="Rectangle 52">
          <svg:desc/>
          <text:p text:style-name="a1532" text:class-names="" text:cond-style-name=""><text:span text:style-name="a1531" text:class-names="">生產外移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0729in" svg:y="4.69444in" svg:width="0.55208in" svg:height="0.47222in" draw:id="id236" draw:style-name="a1537" draw:name="Line 53">
          <svg:desc/>
          <text:p text:style-name="a1535" text:class-names="" text:cond-style-name=""><text:span text:style-name="a153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37" draw:style-name="a1540" draw:name="Text Box 54" svg:x="8.85938in" svg:y="4.69444in" svg:width="0.42361in" svg:height="0.70139in">
          <draw:text-box>
            <text:p text:style-name="a1539" text:class-names="" text:cond-style-name=""><text:span text:style-name="a1538" text:class-names="">?</text:span></text:p>
          </draw:text-box>
          <svg:desc/>
        </draw:frame>
        <draw:custom-shape svg:x="6.18056in" svg:y="2.80382in" svg:width="0.47396in" svg:height="0.15799in" draw:id="id238" draw:style-name="a1543" draw:name="Line 55">
          <svg:desc/>
          <text:p text:style-name="a1542" text:class-names="" text:cond-style-name=""><text:span text:style-name="a154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33854in" svg:y="2.72569in" svg:width="0.23611in" svg:height="0.31424in" draw:id="id239" draw:style-name="a1546" draw:name="Line 56">
          <svg:desc/>
          <text:p text:style-name="a1545" text:class-names="" text:cond-style-name=""><text:span text:style-name="a154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40" draw:style-name="a1549" draw:name="Text Box 57" svg:x="5.23611in" svg:y="6.42708in" svg:width="0.42361in" svg:height="0.70139in">
          <draw:text-box>
            <text:p text:style-name="a1548" text:class-names="" text:cond-style-name=""><text:span text:style-name="a1547" text:class-names="">?</text:span></text:p>
          </draw:text-box>
          <svg:desc/>
        </draw:frame>
        <presentation:notes draw:style-name="a1555">
          <draw:frame draw:id="id241" draw:style-name="a1552" draw:name="Rectangle 7" svg:x="4.24826in" svg:y="9.49826in" svg:width="3.25in" svg:height="0.5in">
            <draw:text-box>
              <text:p text:style-name="a1551" text:class-names="" text:cond-style-name=""><text:span text:style-name="a1550" text:class-names=""><text:page-number style:num-format="1" text:fixed="false"/></text:span></text:p>
            </draw:text-box>
            <svg:desc/>
          </draw:frame>
          <draw:page-thumbnail draw:page-number="21" svg:x="1.25in" svg:y="0.75in" svg:width="5in" svg:height="3.75in" presentation:class="page" draw:id="id242" presentation:style-name="a1553" draw:name="Rectangle 2">
            <svg:desc/>
          </draw:page-thumbnail>
          <draw:frame draw:id="id243" presentation:style-name="a1554" draw:name="Rectangle 3" svg:x="0.75in" svg:y="4.75in" svg:width="6in" svg:height="4.5in" presentation:class="notes" presentation:placeholder="true">
            <draw:text-box/>
            <svg:desc/>
          </draw:frame>
        </presentation:notes>
      </draw:page>
      <draw:page draw:name="Slide48" draw:style-name="a1556" draw:master-page-name="Master1-Layout1-title-標題投影片" presentation:presentation-page-layout-name="Master1-PPL1">
        <draw:frame draw:id="id244" presentation:style-name="a1559" draw:name="Rectangle 2" svg:x="1.0625in" svg:y="2.72569in" svg:width="8.5in" svg:height="1.25in" presentation:class="title" presentation:placeholder="false">
          <draw:text-box>
            <text:p text:style-name="a1558" text:class-names="" text:cond-style-name=""><text:span text:style-name="a1557" text:class-names="">資訊時代</text:span></text:p>
          </draw:text-box>
          <svg:desc/>
        </draw:frame>
      </draw:page>
      <draw:page draw:name="Slide43" draw:style-name="a1560" draw:master-page-name="Master1-Layout2-obj-標題及物件" presentation:presentation-page-layout-name="Master1-PPL2">
        <draw:frame draw:id="id245" presentation:style-name="a1563" draw:name="Rectangle 2" svg:x="0.5in" svg:y="0.30035in" svg:width="9in" svg:height="1.25in" presentation:class="title" presentation:placeholder="false">
          <draw:text-box>
            <text:p text:style-name="a1562" text:class-names="" text:cond-style-name=""><text:span text:style-name="a1561" text:class-names="">資訊時代的特徵</text:span></text:p>
          </draw:text-box>
          <svg:desc/>
        </draw:frame>
        <draw:frame draw:id="id246" presentation:style-name="a1595" draw:name="Rectangle 17" svg:x="0.5in" svg:y="1.75in" svg:width="9in" svg:height="4.94965in" presentation:class="outline" presentation:placeholder="false">
          <draw:text-box>
            <text:list text:style-name="a1566">
              <text:list-item>
                <text:p text:style-name="a1565" text:class-names="" text:cond-style-name=""><text:span text:style-name="a1564" text:class-names="">電腦的發展</text:span></text:p>
              </text:list-item>
            </text:list>
            <text:list text:style-name="a1569">
              <text:list-item>
                <text:list text:style-name="a1569">
                  <text:list-item>
                    <text:p text:style-name="a1568" text:class-names="" text:cond-style-name=""><text:span text:style-name="a1567" text:class-names="">成為知識建立、管理、分享的最佳媒介</text:span></text:p>
                  </text:list-item>
                </text:list>
              </text:list-item>
            </text:list>
            <text:list text:style-name="a1572">
              <text:list-item>
                <text:list text:style-name="a1572">
                  <text:list-item>
                    <text:p text:style-name="a1571" text:class-names="" text:cond-style-name=""><text:span text:style-name="a1570" text:class-names="">大量被使用在工業生產上。</text:span></text:p>
                  </text:list-item>
                </text:list>
              </text:list-item>
            </text:list>
            <text:list text:style-name="a1575">
              <text:list-item>
                <text:list text:style-name="a1575">
                  <text:list-item>
                    <text:p text:style-name="a1574" text:class-names="" text:cond-style-name=""><text:span text:style-name="a1573" text:class-names=""/></text:p>
                  </text:list-item>
                </text:list>
              </text:list-item>
            </text:list>
            <text:list text:style-name="a1578">
              <text:list-item>
                <text:p text:style-name="a1577" text:class-names="" text:cond-style-name=""><text:span text:style-name="a1576" text:class-names="">電子資訊工業的興起</text:span></text:p>
              </text:list-item>
            </text:list>
            <text:list text:style-name="a1581">
              <text:list-item>
                <text:list text:style-name="a1581">
                  <text:list-item>
                    <text:p text:style-name="a1580" text:class-names="" text:cond-style-name=""><text:span text:style-name="a1579" text:class-names="">由於知識溝通分享後價值更大，使具有密集知識溝通的科學園區因而興起</text:span></text:p>
                  </text:list-item>
                </text:list>
              </text:list-item>
            </text:list>
            <text:list text:style-name="a1584">
              <text:list-item>
                <text:list text:style-name="a1584">
                  <text:list-item>
                    <text:p text:style-name="a1583" text:class-names="" text:cond-style-name=""><text:span text:style-name="a1582" text:class-names="">電子化、位元化、網路化</text:span></text:p>
                  </text:list-item>
                </text:list>
              </text:list-item>
            </text:list>
            <text:list text:style-name="a1587">
              <text:list-item>
                <text:list text:style-name="a1587">
                  <text:list-item>
                    <text:p text:style-name="a1586" text:class-names="" text:cond-style-name=""><text:span text:style-name="a1585" text:class-names=""/></text:p>
                  </text:list-item>
                </text:list>
              </text:list-item>
            </text:list>
            <text:list text:style-name="a1590">
              <text:list-item>
                <text:p text:style-name="a1589" text:class-names="" text:cond-style-name=""><text:span text:style-name="a1588" text:class-names="">知識主導</text:span></text:p>
              </text:list-item>
            </text:list>
            <text:list text:style-name="a1594">
              <text:list-item>
                <text:list text:style-name="a1594">
                  <text:list-item>
                    <text:p text:style-name="a1593" text:class-names="" text:cond-style-name=""><text:span text:style-name="a1591" text:class-names="">知識成為金錢之外的強大主導力量。</text:span><text:span text:style-name="a1592" text:class-names=""/></text:p>
                  </text:list-item>
                </text:list>
              </text:list-item>
            </text:list>
          </draw:text-box>
          <svg:desc/>
        </draw:frame>
        <presentation:notes draw:style-name="a1601">
          <draw:frame draw:id="id247" draw:style-name="a1598" draw:name="Rectangle 7" svg:x="4.24826in" svg:y="9.49826in" svg:width="3.25in" svg:height="0.5in">
            <draw:text-box>
              <text:p text:style-name="a1597" text:class-names="" text:cond-style-name=""><text:span text:style-name="a1596" text:class-names=""><text:page-number style:num-format="1" text:fixed="false"/></text:span></text:p>
            </draw:text-box>
            <svg:desc/>
          </draw:frame>
          <draw:page-thumbnail draw:page-number="23" svg:x="1.25in" svg:y="0.75in" svg:width="5in" svg:height="3.75in" presentation:class="page" draw:id="id248" presentation:style-name="a1599" draw:name="Rectangle 2">
            <svg:desc/>
          </draw:page-thumbnail>
          <draw:frame draw:id="id249" presentation:style-name="a1600" draw:name="Rectangle 3" svg:x="0.75in" svg:y="4.75in" svg:width="6in" svg:height="4.5in" presentation:class="notes" presentation:placeholder="true">
            <draw:text-box/>
            <svg:desc/>
          </draw:frame>
        </presentation:notes>
      </draw:page>
      <draw:page draw:name="Slide50" draw:style-name="a1602" draw:master-page-name="Master1-Layout2-obj-標題及物件" presentation:presentation-page-layout-name="Master1-PPL2">
        <draw:frame draw:id="id250" presentation:style-name="a1605" draw:name="Rectangle 2" svg:x="0.5in" svg:y="0.30035in" svg:width="9in" svg:height="1.25in" presentation:class="title" presentation:placeholder="false">
          <draw:text-box>
            <text:p text:style-name="a1604" text:class-names="" text:cond-style-name=""><text:span text:style-name="a1603" text:class-names="">資訊革命</text:span></text:p>
          </draw:text-box>
          <svg:desc/>
        </draw:frame>
        <draw:frame draw:id="id251" presentation:style-name="a1625" draw:name="Rectangle 3" svg:x="0.5in" svg:y="1.75in" svg:width="9in" svg:height="4.94965in" presentation:class="outline" presentation:placeholder="false">
          <draw:text-box>
            <text:list text:style-name="a1609">
              <text:list-item>
                <text:p text:style-name="a1608" text:class-names="" text:cond-style-name=""><text:span text:style-name="a1606" text:class-names="">1950<text:s text:c="1"/></text:span><text:span text:style-name="a1607" text:class-names="">年代電腦發明開始</text:span></text:p>
              </text:list-item>
            </text:list>
            <text:list text:style-name="a1612">
              <text:list-item>
                <text:p text:style-name="a1611" text:class-names="" text:cond-style-name=""><text:span text:style-name="a1610" text:class-names=""/></text:p>
              </text:list-item>
            </text:list>
            <text:list text:style-name="a1616">
              <text:list-item>
                <text:p text:style-name="a1615" text:class-names="" text:cond-style-name=""><text:span text:style-name="a1613" text:class-names="">1990<text:s text:c="1"/></text:span><text:span text:style-name="a1614" text:class-names="">年代網路發明後更加速資訊的流通</text:span></text:p>
              </text:list-item>
            </text:list>
            <text:list text:style-name="a1619">
              <text:list-item>
                <text:p text:style-name="a1618" text:class-names="" text:cond-style-name=""><text:span text:style-name="a1617" text:class-names=""/></text:p>
              </text:list-item>
            </text:list>
            <text:list text:style-name="a1624">
              <text:list-item>
                <text:p text:style-name="a1623" text:class-names="" text:cond-style-name=""><text:span text:style-name="a1620" text:class-names="">結合生物<text:s text:c="1"/></text:span><text:span text:style-name="a1621" text:class-names="">DNA/RNA/Protein</text:span><text:span text:style-name="a1622" text:class-names="">，資訊可能進一步進入人體。</text:span></text:p>
              </text:list-item>
            </text:list>
          </draw:text-box>
          <svg:desc/>
        </draw:frame>
        <presentation:notes draw:style-name="a1631">
          <draw:frame draw:id="id252" draw:style-name="a1628" draw:name="Rectangle 7" svg:x="4.24826in" svg:y="9.49826in" svg:width="3.25in" svg:height="0.5in">
            <draw:text-box>
              <text:p text:style-name="a1627" text:class-names="" text:cond-style-name=""><text:span text:style-name="a1626" text:class-names=""><text:page-number style:num-format="1" text:fixed="false"/></text:span></text:p>
            </draw:text-box>
            <svg:desc/>
          </draw:frame>
          <draw:page-thumbnail draw:page-number="24" svg:x="1.25in" svg:y="0.75in" svg:width="5in" svg:height="3.75in" presentation:class="page" draw:id="id253" presentation:style-name="a1629" draw:name="Rectangle 2">
            <svg:desc/>
          </draw:page-thumbnail>
          <draw:frame draw:id="id254" presentation:style-name="a1630" draw:name="Rectangle 3" svg:x="0.75in" svg:y="4.75in" svg:width="6in" svg:height="4.5in" presentation:class="notes" presentation:placeholder="true">
            <draw:text-box/>
            <svg:desc/>
          </draw:frame>
        </presentation:notes>
      </draw:page>
      <draw:page draw:name="Slide51" draw:style-name="a1632" draw:master-page-name="Master1-Layout2-obj-標題及物件" presentation:presentation-page-layout-name="Master1-PPL2">
        <draw:frame draw:id="id255" presentation:style-name="a1636" draw:name="Rectangle 2" svg:x="0.5in" svg:y="0.30035in" svg:width="9in" svg:height="1.25in" presentation:class="title" presentation:placeholder="false">
          <draw:text-box>
            <text:p text:style-name="a1635" text:class-names="" text:cond-style-name=""><text:span text:style-name="a1633" text:class-names="">CODE<text:s text:c="1"/></text:span><text:span text:style-name="a1634" text:class-names="">問題</text:span></text:p>
          </draw:text-box>
          <svg:desc/>
        </draw:frame>
        <draw:frame draw:id="id256" presentation:style-name="a1656" draw:name="Rectangle 3" svg:x="0.5in" svg:y="1.75in" svg:width="9in" svg:height="4.94965in" presentation:class="outline" presentation:placeholder="false">
          <draw:text-box>
            <text:list text:style-name="a1647">
              <text:list-item>
                <text:p text:style-name="a1646" text:class-names="" text:cond-style-name=""><text:span text:style-name="a1637" text:class-names="">The<text:s text:c="1"/></text:span><text:span text:style-name="a1638" text:class-names="">C</text:span><text:span text:style-name="a1639" text:class-names="">omputer<text:s text:c="1"/></text:span><text:span text:style-name="a1640" text:class-names="">O</text:span><text:span text:style-name="a1641" text:class-names="">rganization<text:s text:c="1"/></text:span><text:span text:style-name="a1642" text:class-names="">D</text:span><text:span text:style-name="a1643" text:class-names="">eveloping and<text:s text:c="1"/></text:span><text:span text:style-name="a1644" text:class-names="">E</text:span><text:span text:style-name="a1645" text:class-names="">volving Problem.</text:span></text:p>
              </text:list-item>
            </text:list>
            <text:list text:style-name="a1650">
              <text:list-item>
                <text:p text:style-name="a1649" text:class-names="" text:cond-style-name=""><text:span text:style-name="a1648" text:class-names=""/></text:p>
              </text:list-item>
            </text:list>
            <text:list text:style-name="a1655">
              <text:list-item>
                <text:p text:style-name="a1654" text:class-names="" text:cond-style-name=""><text:span text:style-name="a1651" text:class-names="">甚麼樣的組織，才能在資訊時代中有效發展呢</text:span><text:span text:style-name="a1652" text:class-names="">?</text:span><text:span text:style-name="a1653" text:class-names=""/></text:p>
              </text:list-item>
            </text:list>
          </draw:text-box>
          <svg:desc/>
        </draw:frame>
      </draw:page>
      <draw:page draw:name="Slide53" draw:style-name="a1657" draw:master-page-name="Master1-Layout2-obj-標題及物件" presentation:presentation-page-layout-name="Master1-PPL2">
        <draw:frame draw:id="id257" presentation:style-name="a1661" draw:name="Rectangle 2" svg:x="0.5in" svg:y="0.30035in" svg:width="9in" svg:height="1.25in" presentation:class="title" presentation:placeholder="false">
          <draw:text-box>
            <text:p text:style-name="a1660" text:class-names="" text:cond-style-name=""><text:span text:style-name="a1658" text:class-names="">CODE<text:s text:c="1"/></text:span><text:span text:style-name="a1659" text:class-names="">問題的拆解</text:span></text:p>
          </draw:text-box>
          <svg:desc/>
        </draw:frame>
        <draw:frame draw:id="id258" presentation:style-name="a1717" draw:name="Rectangle 3" svg:x="0.75in" svg:y="2.16667in" svg:width="8.5in" svg:height="4.89063in" presentation:class="outline" presentation:placeholder="false">
          <draw:text-box>
            <text:list text:style-name="a1664">
              <text:list-item>
                <text:p text:style-name="a1663" text:class-names="" text:cond-style-name=""><text:span text:style-name="a1662" text:class-names="">學術與產業</text:span></text:p>
              </text:list-item>
            </text:list>
            <text:list text:style-name="a1672">
              <text:list-item>
                <text:list text:style-name="a1672">
                  <text:list-item>
                    <text:p text:style-name="a1671" text:class-names="" text:cond-style-name=""><text:span text:style-name="a1665" text:class-names="">教育</text:span><text:span text:style-name="a1666" text:class-names="">?<text:s text:c="1"/></text:span><text:span text:style-name="a1667" text:class-names="">理論</text:span><text:span text:style-name="a1668" text:class-names="">?<text:s text:c="1"/></text:span><text:span text:style-name="a1669" text:class-names="">實驗</text:span><text:span text:style-name="a1670" text:class-names="">? </text:span></text:p>
                  </text:list-item>
                </text:list>
              </text:list-item>
            </text:list>
            <text:list text:style-name="a1676">
              <text:list-item>
                <text:list text:style-name="a1676">
                  <text:list-item>
                    <text:p text:style-name="a1675" text:class-names="" text:cond-style-name=""><text:span text:style-name="a1673" text:class-names="">學術如何轉化為產業<text:s text:c="1"/></text:span><text:span text:style-name="a1674" text:class-names="">?</text:span></text:p>
                  </text:list-item>
                </text:list>
              </text:list-item>
            </text:list>
            <text:list text:style-name="a1679">
              <text:list-item>
                <text:list text:style-name="a1679">
                  <text:list-item>
                    <text:p text:style-name="a1678" text:class-names="" text:cond-style-name=""><text:span text:style-name="a1677" text:class-names=""/></text:p>
                  </text:list-item>
                </text:list>
              </text:list-item>
            </text:list>
            <text:list text:style-name="a1682">
              <text:list-item>
                <text:p text:style-name="a1681" text:class-names="" text:cond-style-name=""><text:span text:style-name="a1680" text:class-names="">社會結構</text:span></text:p>
              </text:list-item>
            </text:list>
            <text:list text:style-name="a1688">
              <text:list-item>
                <text:list text:style-name="a1688">
                  <text:list-item>
                    <text:p text:style-name="a1687" text:class-names="" text:cond-style-name=""><text:span text:style-name="a1683" text:class-names="">資本流通<text:s text:c="1"/></text:span><text:span text:style-name="a1684" text:class-names=""></text:span><text:span text:style-name="a1685" text:class-names=""> 知識流通<text:s text:c="1"/></text:span><text:span text:style-name="a1686" text:class-names="">?</text:span></text:p>
                  </text:list-item>
                </text:list>
              </text:list-item>
            </text:list>
            <text:list text:style-name="a1697">
              <text:list-item>
                <text:list text:style-name="a1697">
                  <text:list-item>
                    <text:p text:style-name="a1696" text:class-names="" text:cond-style-name=""><text:span text:style-name="a1689" text:class-names="">工廠<text:s text:c="1"/></text:span><text:span text:style-name="a1690" text:class-names=""></text:span><text:span text:style-name="a1691" text:class-names=""> 研發中心 </text:span><text:span text:style-name="a1692" text:class-names=""></text:span><text:span text:style-name="a1693" text:class-names=""> 科學園區</text:span><text:span text:style-name="a1694" text:class-names="">?</text:span><text:span text:style-name="a1695" text:class-names=""/></text:p>
                  </text:list-item>
                </text:list>
              </text:list-item>
            </text:list>
            <text:list text:style-name="a1700">
              <text:list-item>
                <text:list text:style-name="a1700">
                  <text:list-item>
                    <text:p text:style-name="a1699" text:class-names="" text:cond-style-name=""><text:span text:style-name="a1698" text:class-names=""/></text:p>
                  </text:list-item>
                </text:list>
              </text:list-item>
            </text:list>
            <text:list text:style-name="a1703">
              <text:list-item>
                <text:p text:style-name="a1702" text:class-names="" text:cond-style-name=""><text:span text:style-name="a1701" text:class-names="">政治制度</text:span></text:p>
              </text:list-item>
            </text:list>
            <text:list text:style-name="a1709">
              <text:list-item>
                <text:list text:style-name="a1709">
                  <text:list-item>
                    <text:p text:style-name="a1708" text:class-names="" text:cond-style-name=""><text:span text:style-name="a1704" text:class-names="">資金有效流通<text:s text:c="1"/></text:span><text:span text:style-name="a1705" text:class-names=""></text:span><text:span text:style-name="a1706" text:class-names=""> 知識有效流通<text:s text:c="1"/></text:span><text:span text:style-name="a1707" text:class-names="">?</text:span></text:p>
                  </text:list-item>
                </text:list>
              </text:list-item>
            </text:list>
            <text:list text:style-name="a1716">
              <text:list-item>
                <text:list text:style-name="a1716">
                  <text:list-item>
                    <text:p text:style-name="a1715" text:class-names="" text:cond-style-name=""><text:span text:style-name="a1710" text:class-names="">議會政治<text:s text:c="1"/></text:span><text:span text:style-name="a1711" text:class-names=""></text:span><text:span text:style-name="a1712" text:class-names=""> 媒體政治<text:s text:c="1"/></text:span><text:span text:style-name="a1713" text:class-names="">?</text:span><text:span text:style-name="a1714" text:class-names=""/></text:p>
                  </text:list-item>
                </text:list>
              </text:list-item>
            </text:list>
          </draw:text-box>
          <svg:desc/>
        </draw:frame>
      </draw:page>
      <draw:page draw:name="Slide39" draw:style-name="a1718" draw:master-page-name="Master1-Layout2-obj-標題及物件" presentation:presentation-page-layout-name="Master1-PPL2">
        <draw:frame draw:id="id259" presentation:style-name="a1721" draw:name="Rectangle 2" svg:x="0.5in" svg:y="0.30035in" svg:width="9in" svg:height="1.25in" presentation:class="title" presentation:placeholder="false">
          <draw:text-box>
            <text:p text:style-name="a1720" text:class-names="" text:cond-style-name=""><text:span text:style-name="a1719" text:class-names="">參考文獻</text:span></text:p>
          </draw:text-box>
          <svg:desc/>
        </draw:frame>
        <draw:frame draw:id="id260" presentation:style-name="a1760" draw:name="Rectangle 3" svg:x="0.75in" svg:y="2.16667in" svg:width="8.42361in" svg:height="5.04861in" presentation:class="outline" presentation:placeholder="false">
          <draw:text-box>
            <text:list text:style-name="a1726">
              <text:list-item>
                <text:p text:style-name="a1725" text:class-names="" text:cond-style-name=""><text:span text:style-name="a1722" text:class-names="">Alvin Toffler (</text:span><text:span text:style-name="a1723" text:class-names="">艾文、托佛勒</text:span><text:span text:style-name="a1724" text:class-names="">)</text:span></text:p>
              </text:list-item>
            </text:list>
            <text:list text:style-name="a1729">
              <text:list-item>
                <text:list text:style-name="a1729">
                  <text:list-item>
                    <text:p text:style-name="a1728" text:class-names="" text:cond-style-name=""><text:span text:style-name="a1727" text:class-names="">第三波</text:span></text:p>
                  </text:list-item>
                </text:list>
              </text:list-item>
            </text:list>
            <text:list text:style-name="a1732">
              <text:list-item>
                <text:list text:style-name="a1732">
                  <text:list-item>
                    <text:p text:style-name="a1731" text:class-names="" text:cond-style-name=""><text:span text:style-name="a1730" text:class-names="">再造新文明</text:span></text:p>
                  </text:list-item>
                </text:list>
              </text:list-item>
            </text:list>
            <text:list text:style-name="a1735">
              <text:list-item>
                <text:list text:style-name="a1735">
                  <text:list-item>
                    <text:p text:style-name="a1734" text:class-names="" text:cond-style-name=""><text:span text:style-name="a1733" text:class-names=""/></text:p>
                  </text:list-item>
                </text:list>
              </text:list-item>
            </text:list>
            <text:list text:style-name="a1738">
              <text:list-item>
                <text:p text:style-name="a1737" text:class-names="" text:cond-style-name=""><text:span text:style-name="a1736" text:class-names="">金觀濤</text:span></text:p>
              </text:list-item>
            </text:list>
            <text:list text:style-name="a1741">
              <text:list-item>
                <text:list text:style-name="a1741">
                  <text:list-item>
                    <text:p text:style-name="a1740" text:class-names="" text:cond-style-name=""><text:span text:style-name="a1739" text:class-names="">西方社會結構的演變</text:span></text:p>
                  </text:list-item>
                </text:list>
              </text:list-item>
            </text:list>
            <text:list text:style-name="a1744">
              <text:list-item>
                <text:list text:style-name="a1744">
                  <text:list-item>
                    <text:p text:style-name="a1743" text:class-names="" text:cond-style-name=""><text:span text:style-name="a1742" text:class-names="">興盛與危機</text:span></text:p>
                  </text:list-item>
                </text:list>
              </text:list-item>
            </text:list>
            <text:list text:style-name="a1747">
              <text:list-item>
                <text:list text:style-name="a1747">
                  <text:list-item>
                    <text:p text:style-name="a1746" text:class-names="" text:cond-style-name=""><text:span text:style-name="a1745" text:class-names="">開放中的變遷</text:span></text:p>
                  </text:list-item>
                </text:list>
              </text:list-item>
            </text:list>
            <text:list text:style-name="a1750">
              <text:list-item>
                <text:list text:style-name="a1750">
                  <text:list-item>
                    <text:p text:style-name="a1749" text:class-names="" text:cond-style-name=""><text:span text:style-name="a1748" text:class-names=""/></text:p>
                  </text:list-item>
                </text:list>
              </text:list-item>
            </text:list>
            <text:list text:style-name="a1753">
              <text:list-item>
                <text:p text:style-name="a1752" text:class-names="" text:cond-style-name=""><text:span text:style-name="a1751" text:class-names="">黃仁宇</text:span></text:p>
              </text:list-item>
            </text:list>
            <text:list text:style-name="a1756">
              <text:list-item>
                <text:list text:style-name="a1756">
                  <text:list-item>
                    <text:p text:style-name="a1755" text:class-names="" text:cond-style-name=""><text:span text:style-name="a1754" text:class-names="">赫遜河畔談中國歷史</text:span></text:p>
                  </text:list-item>
                </text:list>
              </text:list-item>
            </text:list>
            <text:list text:style-name="a1759">
              <text:list-item>
                <text:list text:style-name="a1759">
                  <text:list-item>
                    <text:p text:style-name="a1758" text:class-names="" text:cond-style-name=""><text:span text:style-name="a1757" text:class-names="">資本主義與二十一世紀</text:span></text:p>
                  </text:list-item>
                </text:list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標題投影片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標題及物件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區段標題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兩項物件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比對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只有標題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空白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含標題的內容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含標題的圖片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標題及直排文字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直排標題及文字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1366" svg:viewBox="0 0 20 30" svg:d="m10 0-10 30h20z"/>
    <draw:marker draw:name="a1367" svg:viewBox="0 0 20 30" svg:d="m10 0-10 30h20z"/>
    <draw:marker draw:name="a1237" svg:viewBox="0 0 20 30" svg:d="m10 0-10 30h20z"/>
    <draw:marker draw:name="a1302" svg:viewBox="0 0 20 30" svg:d="m10 0-10 30h20z"/>
    <draw:marker draw:name="a970" svg:viewBox="0 0 20 30" svg:d="m10 0-10 30h20z"/>
    <draw:marker draw:name="a1434" svg:viewBox="0 0 20 30" svg:d="m10 0-10 30h20z"/>
    <draw:marker draw:name="a1306" svg:viewBox="0 0 20 30" svg:d="m10 0-10 30h20z"/>
    <draw:marker draw:name="a1273" svg:viewBox="0 0 20 30" svg:d="m10 0-10 30h20z"/>
    <draw:marker draw:name="a1011" svg:viewBox="0 0 20 30" svg:d="m10 0-10 30h20z"/>
    <draw:marker draw:name="a1355" svg:viewBox="0 0 20 30" svg:d="m10 0-10 30h20z"/>
    <draw:marker draw:name="a1356" svg:viewBox="0 0 20 30" svg:d="m10 0-10 30h20z"/>
    <draw:marker draw:name="a1438" svg:viewBox="0 0 20 30" svg:d="m10 0-10 30h20z"/>
    <draw:marker draw:name="a1225" svg:viewBox="0 0 20 30" svg:d="m10 0-10 30h20z"/>
    <draw:marker draw:name="a1015" svg:viewBox="0 0 20 30" svg:d="m10 0-10 30h20z"/>
    <draw:marker draw:name="a1229" svg:viewBox="0 0 20 30" svg:d="m10 0-10 30h20z"/>
    <draw:marker draw:name="a1262" svg:viewBox="0 0 20 30" svg:d="m10 0-10 30h20z"/>
    <draw:marker draw:name="a1410" svg:viewBox="0 0 20 30" svg:d="m10 0-10 30h20z"/>
    <draw:marker draw:name="a966" svg:viewBox="0 0 20 30" svg:d="m10 0-10 30h20z"/>
    <draw:marker draw:name="a1411" svg:viewBox="0 0 20 30" svg:d="m10 0-10 30h20z"/>
    <draw:marker draw:name="a1269" svg:viewBox="0 0 20 30" svg:d="m10 0-10 30h20z"/>
    <draw:marker draw:name="a1042" svg:viewBox="0 0 20 30" svg:d="m10 0-10 30h20z"/>
    <draw:marker draw:name="a1046" svg:viewBox="0 0 20 30" svg:d="m10 0-10 30h20z"/>
    <draw:marker draw:name="a1536" svg:viewBox="0 0 20 30" svg:d="m10 0-10 30h20z"/>
    <draw:marker draw:name="a1310" svg:viewBox="0 0 20 30" svg:d="m10 0-10 30h20z"/>
    <draw:marker draw:name="a930" svg:viewBox="0 0 20 30" svg:d="m10 0-10 30h20z"/>
    <draw:marker draw:name="a1442" svg:viewBox="0 0 20 30" svg:d="m10 0-10 30h20z"/>
    <draw:marker draw:name="a1526" svg:viewBox="0 0 20 30" svg:d="m10 0-10 30h20z"/>
    <draw:marker draw:name="a1314" svg:viewBox="0 0 20 30" svg:d="m10 0-10 30h20z"/>
    <draw:marker draw:name="a1233" svg:viewBox="0 0 20 30" svg:d="m10 0-10 30h20z"/>
    <draw:marker draw:name="a1446" svg:viewBox="0 0 20 30" svg:d="m10 0-10 30h20z"/>
    <draw:marker draw:name="a934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326">
      <style:paragraph-properties fo:line-height="100%" fo:text-align="left" style:tab-stop-distance="1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center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draw:fill="none" draw:stroke="solid" svg:stroke-width="0.01042in" svg:stroke-color="#000000" svg:stroke-opacity="100%" draw:stroke-linejoin="miter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draw:fill="none" draw:stroke="solid" svg:stroke-width="0.01042in" svg:stroke-color="#000000" svg:stroke-opacity="100%" draw:stroke-linejoin="miter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draw:fill="none" draw:stroke="solid" svg:stroke-width="0.01042in" svg:stroke-color="#000000" svg:stroke-opacity="100%" draw:stroke-linejoin="miter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6">
      <style:graphic-properties draw:fill="none" draw:stroke="solid" svg:stroke-width="0.01042in" svg:stroke-color="#000000" svg:stroke-opacity="100%" draw:stroke-linejoin="miter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draw:fill="none" draw:stroke="solid" svg:stroke-width="0.01042in" svg:stroke-color="#000000" svg:stroke-opacity="100%" draw:stroke-linejoin="miter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draw:fill="none" draw:stroke="solid" svg:stroke-width="0.01042in" svg:stroke-color="#000000" svg:stroke-opacity="100%" draw:stroke-linejoin="miter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draw:fill="none" draw:stroke="solid" svg:stroke-width="0.01042in" svg:stroke-color="#000000" svg:stroke-opacity="100%" draw:stroke-linejoin="miter"/>
    </style:style>
    <style:style style:family="paragraph" style:name="a15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5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draw:fill="none" draw:stroke="solid" svg:stroke-width="0.01042in" svg:stroke-color="#000000" svg:stroke-opacity="100%" draw:stroke-linejoin="miter"/>
    </style:style>
    <style:style style:family="paragraph" style:name="a51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none" draw:stroke="solid" svg:stroke-width="0.01042in" svg:stroke-color="#000000" svg:stroke-opacity="100%" draw:stroke-linejoin="miter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solid" svg:stroke-width="0.01042in" svg:stroke-color="#000000" svg:stroke-opacity="100%" draw:stroke-linejoin="miter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draw:fill="none" draw:stroke="solid" svg:stroke-width="0.01042in" svg:stroke-color="#000000" svg:stroke-opacity="100%" draw:stroke-linejoin="miter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draw:fill="none" draw:stroke="solid" svg:stroke-width="0.01042in" svg:stroke-color="#000000" svg:stroke-opacity="100%" draw:stroke-linejoin="miter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generic="roman" style:font-family-generic-asian="roman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46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6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2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4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3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4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34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64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0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06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09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1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Office-佈景主題" style:page-layout-name="pageLayout1" draw:style-name="a0">
      <draw:frame draw:id="id0" presentation:style-name="a3" draw:name="標題版面配置區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按一下以編輯母片標題樣式</text:span></text:p>
        </draw:text-box>
        <svg:desc/>
      </draw:frame>
      <draw:frame draw:id="id1" presentation:style-name="a19" draw:name="文字版面配置區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按一下以編輯母片文字樣式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第二層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第三層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2" draw:name="日期版面配置區 3" svg:x="0.5in" svg:y="6.95139in" svg:width="2.33333in" svg:height="0.39931in" presentation:class="date-time" presentation:placeholder="false">
        <draw:text-box>
          <text:p text:style-name="a21" text:class-names="" text:cond-style-name=""><text:span text:style-name="a20" text:class-names=""/></text:p>
        </draw:text-box>
        <svg:desc/>
      </draw:frame>
      <draw:frame draw:id="id3" presentation:style-name="a25" draw:name="頁尾版面配置區 4" svg:x="3.41667in" svg:y="6.95139in" svg:width="3.16667in" svg:height="0.39931in" presentation:class="footer" presentation:placeholder="false">
        <draw:text-box>
          <text:p text:style-name="a24" text:class-names="" text:cond-style-name=""><text:span text:style-name="a23" text:class-names=""/></text:p>
        </draw:text-box>
        <svg:desc/>
      </draw:frame>
      <draw:frame draw:id="id4" presentation:style-name="a28" draw:name="投影片編號版面配置區 5" svg:x="7.16667in" svg:y="6.95139in" svg:width="2.33333in" svg:height="0.39931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desc/>
      </draw:frame>
      <presentation:notes style:page-layout-name="pageLayout2" draw:style-name="a57">
        <draw:frame draw:id="id5" presentation:style-name="a31" draw:name="Rectangle 2" svg:x="0in" svg:y="0in" svg:width="3.25in" svg:height="0.5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desc/>
        </draw:frame>
        <draw:frame draw:id="id6" presentation:style-name="a34" draw:name="Rectangle 3" svg:x="4.24826in" svg:y="0in" svg:width="3.25in" svg:height="0.5in" presentation:class="date-time" presentation:placeholder="false">
          <draw:text-box>
            <text:p text:style-name="a33" text:class-names="" text:cond-style-name=""><text:span text:style-name="a32" text:class-names=""/></text:p>
          </draw:text-box>
          <svg:desc/>
        </draw:frame>
        <draw:page-thumbnail svg:x="1.25in" svg:y="0.75in" svg:width="5in" svg:height="3.75in" presentation:class="page" draw:id="id7" presentation:style-name="a35" draw:name="Rectangle 4">
          <svg:desc/>
        </draw:page-thumbnail>
        <draw:frame draw:id="id8" presentation:style-name="a50" draw:name="Rectangle 5" svg:x="0.75in" svg:y="4.75in" svg:width="6in" svg:height="4.5in" presentation:class="notes" presentation:placeholder="false">
          <draw:text-box>
            <text:p text:style-name="a37" text:class-names="" text:cond-style-name=""><text:span text:style-name="a36" text:class-names="">按一下以編輯母片</text:span></text:p>
            <text:list text:style-name="a40">
              <text:list-item>
                <text:list text:style-name="a40">
                  <text:list-item>
                    <text:p text:style-name="a39" text:class-names="" text:cond-style-name=""><text:span text:style-name="a38" text:class-names="">第二層</text:span></text:p>
                  </text:list-item>
                </text:list>
              </text:list-item>
            </text:list>
            <text:list text:style-name="a43">
              <text:list-item>
                <text:list text:style-name="a43">
                  <text:list-item>
                    <text:list text:style-name="a43">
                      <text:list-item>
                        <text:p text:style-name="a42" text:class-names="" text:cond-style-name=""><text:span text:style-name="a41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list text:style-name="a46">
                          <text:list-item>
                            <text:p text:style-name="a45" text:class-names="" text:cond-style-name=""><text:span text:style-name="a44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list text:style-name="a49">
                              <text:list-item>
                                <text:p text:style-name="a48" text:class-names="" text:cond-style-name=""><text:span text:style-name="a47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3" draw:name="Rectangle 6" svg:x="0in" svg:y="9.49826in" svg:width="3.25in" svg:height="0.5in" presentation:class="footer" presentation:placeholder="false">
          <draw:text-box>
            <text:p text:style-name="a52" text:class-names="" text:cond-style-name=""><text:span text:style-name="a51" text:class-names=""/></text:p>
          </draw:text-box>
          <svg:desc/>
        </draw:frame>
        <draw:frame draw:id="id10" presentation:style-name="a56" draw:name="Rectangle 7" svg:x="4.24826in" svg:y="9.49826in" svg:width="3.25in" svg:height="0.5in" presentation:class="page-number" presentation:placeholder="false">
          <draw:text-box>
            <text:p text:style-name="a55" text:class-names="" text:cond-style-name=""><text:span text:style-name="a54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標題投影片" style:page-layout-name="pageLayout1" draw:style-name="a58">
      <draw:frame draw:id="id11" presentation:style-name="a62" draw:name="標題 1" svg:x="0.75in" svg:y="2.32986in" svg:width="8.5in" svg:height="1.60764in" presentation:class="title" presentation:placeholder="false">
        <draw:text-box>
          <text:p text:style-name="a61" text:class-names="" text:cond-style-name=""><text:span text:style-name="a59" text:class-names="">按一下以編輯母片標題樣式</text:span><text:span text:style-name="a60" text:class-names=""/></text:p>
        </draw:text-box>
        <svg:desc/>
      </draw:frame>
      <draw:frame draw:id="id12" presentation:style-name="a66" draw:name="副標題 2" svg:x="1.5in" svg:y="4.25in" svg:width="7in" svg:height="1.91667in" presentation:class="subtitle" presentation:placeholder="false">
        <draw:text-box>
          <text:p text:style-name="a65" text:class-names="" text:cond-style-name=""><text:span text:style-name="a63" text:class-names="">按一下以編輯母片副標題樣式</text:span><text:span text:style-name="a64" text:class-names=""/></text:p>
        </draw:text-box>
        <svg:desc/>
      </draw:frame>
      <draw:frame draw:id="id13" presentation:style-name="a69" draw:name="日期版面配置區 3" svg:x="0.5in" svg:y="6.95139in" svg:width="2.33333in" svg:height="0.39931in" presentation:class="date-time" presentation:placeholder="false">
        <draw:text-box>
          <text:p text:style-name="a68" text:class-names="" text:cond-style-name=""><text:span text:style-name="a67" text:class-names=""/></text:p>
        </draw:text-box>
        <svg:desc/>
      </draw:frame>
      <draw:frame draw:id="id14" presentation:style-name="a72" draw:name="頁尾版面配置區 4" svg:x="3.41667in" svg:y="6.95139in" svg:width="3.16667in" svg:height="0.39931in" presentation:class="footer" presentation:placeholder="false">
        <draw:text-box>
          <text:p text:style-name="a71" text:class-names="" text:cond-style-name=""><text:span text:style-name="a70" text:class-names=""/></text:p>
        </draw:text-box>
        <svg:desc/>
      </draw:frame>
      <draw:frame draw:id="id15" presentation:style-name="a75" draw:name="投影片編號版面配置區 5" svg:x="7.16667in" svg:y="6.95139in" svg:width="2.33333in" svg:height="0.39931in" presentation:class="page-number" presentation:placeholder="false">
        <draw:text-box>
          <text:p text:style-name="a74" text:class-names="" text:cond-style-name=""><text:span text:style-name="a73" text:class-names=""><text:page-number style:num-format="1" text:fixed="false"/></text:span></text:p>
        </draw:text-box>
        <svg:desc/>
      </draw:frame>
      <presentation:notes style:page-layout-name="pageLayout2" draw:style-name="a104">
        <draw:frame draw:id="id5" presentation:style-name="a78" draw:name="Rectangle 2" svg:x="0in" svg:y="0in" svg:width="3.25in" svg:height="0.5in" presentation:class="header" presentation:placeholder="false">
          <draw:text-box>
            <text:p text:style-name="a77" text:class-names="" text:cond-style-name=""><text:span text:style-name="a76" text:class-names=""/></text:p>
          </draw:text-box>
          <svg:desc/>
        </draw:frame>
        <draw:frame draw:id="id6" presentation:style-name="a81" draw:name="Rectangle 3" svg:x="4.24826in" svg:y="0in" svg:width="3.25in" svg:height="0.5in" presentation:class="date-time" presentation:placeholder="false">
          <draw:text-box>
            <text:p text:style-name="a80" text:class-names="" text:cond-style-name=""><text:span text:style-name="a79" text:class-names=""/></text:p>
          </draw:text-box>
          <svg:desc/>
        </draw:frame>
        <draw:page-thumbnail svg:x="1.25in" svg:y="0.75in" svg:width="5in" svg:height="3.75in" presentation:class="page" draw:id="id7" presentation:style-name="a82" draw:name="Rectangle 4">
          <svg:desc/>
        </draw:page-thumbnail>
        <draw:frame draw:id="id8" presentation:style-name="a97" draw:name="Rectangle 5" svg:x="0.75in" svg:y="4.75in" svg:width="6in" svg:height="4.5in" presentation:class="notes" presentation:placeholder="false">
          <draw:text-box>
            <text:p text:style-name="a84" text:class-names="" text:cond-style-name=""><text:span text:style-name="a83" text:class-names="">按一下以編輯母片</text:span></text:p>
            <text:list text:style-name="a87">
              <text:list-item>
                <text:list text:style-name="a87">
                  <text:list-item>
                    <text:p text:style-name="a86" text:class-names="" text:cond-style-name=""><text:span text:style-name="a85" text:class-names="">第二層</text:span></text:p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p text:style-name="a89" text:class-names="" text:cond-style-name=""><text:span text:style-name="a88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list text:style-name="a93">
                          <text:list-item>
                            <text:p text:style-name="a92" text:class-names="" text:cond-style-name=""><text:span text:style-name="a91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list text:style-name="a96">
                              <text:list-item>
                                <text:p text:style-name="a95" text:class-names="" text:cond-style-name=""><text:span text:style-name="a94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00" draw:name="Rectangle 6" svg:x="0in" svg:y="9.49826in" svg:width="3.25in" svg:height="0.5in" presentation:class="footer" presentation:placeholder="false">
          <draw:text-box>
            <text:p text:style-name="a99" text:class-names="" text:cond-style-name=""><text:span text:style-name="a98" text:class-names=""/></text:p>
          </draw:text-box>
          <svg:desc/>
        </draw:frame>
        <draw:frame draw:id="id10" presentation:style-name="a103" draw:name="Rectangle 7" svg:x="4.24826in" svg:y="9.49826in" svg:width="3.25in" svg:height="0.5in" presentation:class="page-number" presentation:placeholder="false">
          <draw:text-box>
            <text:p text:style-name="a102" text:class-names="" text:cond-style-name=""><text:span text:style-name="a101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標題及物件" style:page-layout-name="pageLayout1" draw:style-name="a105">
      <draw:frame draw:id="id16" presentation:style-name="a109" draw:name="標題 1" svg:x="0.5in" svg:y="0.30035in" svg:width="9in" svg:height="1.25in" presentation:class="title" presentation:placeholder="false">
        <draw:text-box>
          <text:p text:style-name="a108" text:class-names="" text:cond-style-name=""><text:span text:style-name="a106" text:class-names="">按一下以編輯母片標題樣式</text:span><text:span text:style-name="a107" text:class-names=""/></text:p>
        </draw:text-box>
        <svg:desc/>
      </draw:frame>
      <draw:frame draw:id="id17" presentation:style-name="a126" draw:name="內容版面配置區 2" svg:x="0.5in" svg:y="1.75in" svg:width="9in" svg:height="4.94965in" presentation:class="object" presentation:placeholder="false">
        <draw:text-box>
          <text:list text:style-name="a112">
            <text:list-item>
              <text:p text:style-name="a111" text:class-names="" text:cond-style-name=""><text:span text:style-name="a110" text:class-names="">按一下以編輯母片文字樣式</text:span></text:p>
            </text:list-item>
          </text:list>
          <text:list text:style-name="a115">
            <text:list-item>
              <text:list text:style-name="a115">
                <text:list-item>
                  <text:p text:style-name="a114" text:class-names="" text:cond-style-name=""><text:span text:style-name="a113" text:class-names="">第二層</text:span></text:p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p text:style-name="a117" text:class-names="" text:cond-style-name=""><text:span text:style-name="a116" text:class-names="">第三層</text:span></text:p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p text:style-name="a120" text:class-names="" text:cond-style-name=""><text:span text:style-name="a119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2" text:class-names="">第五層</text:span><text:span text:style-name="a1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8" presentation:style-name="a129" draw:name="日期版面配置區 3" svg:x="0.5in" svg:y="6.95139in" svg:width="2.33333in" svg:height="0.39931in" presentation:class="date-time" presentation:placeholder="false">
        <draw:text-box>
          <text:p text:style-name="a128" text:class-names="" text:cond-style-name=""><text:span text:style-name="a127" text:class-names=""/></text:p>
        </draw:text-box>
        <svg:desc/>
      </draw:frame>
      <draw:frame draw:id="id19" presentation:style-name="a132" draw:name="頁尾版面配置區 4" svg:x="3.41667in" svg:y="6.95139in" svg:width="3.16667in" svg:height="0.39931in" presentation:class="footer" presentation:placeholder="false">
        <draw:text-box>
          <text:p text:style-name="a131" text:class-names="" text:cond-style-name=""><text:span text:style-name="a130" text:class-names=""/></text:p>
        </draw:text-box>
        <svg:desc/>
      </draw:frame>
      <draw:frame draw:id="id20" presentation:style-name="a135" draw:name="投影片編號版面配置區 5" svg:x="7.16667in" svg:y="6.95139in" svg:width="2.33333in" svg:height="0.39931in" presentation:class="page-number" presentation:placeholder="false">
        <draw:text-box>
          <text:p text:style-name="a134" text:class-names="" text:cond-style-name=""><text:span text:style-name="a133" text:class-names=""><text:page-number style:num-format="1" text:fixed="false"/></text:span></text:p>
        </draw:text-box>
        <svg:desc/>
      </draw:frame>
      <presentation:notes style:page-layout-name="pageLayout2" draw:style-name="a164">
        <draw:frame draw:id="id5" presentation:style-name="a138" draw:name="Rectangle 2" svg:x="0in" svg:y="0in" svg:width="3.25in" svg:height="0.5in" presentation:class="header" presentation:placeholder="false">
          <draw:text-box>
            <text:p text:style-name="a137" text:class-names="" text:cond-style-name=""><text:span text:style-name="a136" text:class-names=""/></text:p>
          </draw:text-box>
          <svg:desc/>
        </draw:frame>
        <draw:frame draw:id="id6" presentation:style-name="a141" draw:name="Rectangle 3" svg:x="4.24826in" svg:y="0in" svg:width="3.25in" svg:height="0.5in" presentation:class="date-time" presentation:placeholder="false">
          <draw:text-box>
            <text:p text:style-name="a140" text:class-names="" text:cond-style-name=""><text:span text:style-name="a139" text:class-names=""/></text:p>
          </draw:text-box>
          <svg:desc/>
        </draw:frame>
        <draw:page-thumbnail svg:x="1.25in" svg:y="0.75in" svg:width="5in" svg:height="3.75in" presentation:class="page" draw:id="id7" presentation:style-name="a142" draw:name="Rectangle 4">
          <svg:desc/>
        </draw:page-thumbnail>
        <draw:frame draw:id="id8" presentation:style-name="a157" draw:name="Rectangle 5" svg:x="0.75in" svg:y="4.75in" svg:width="6in" svg:height="4.5in" presentation:class="notes" presentation:placeholder="false">
          <draw:text-box>
            <text:p text:style-name="a144" text:class-names="" text:cond-style-name=""><text:span text:style-name="a143" text:class-names="">按一下以編輯母片</text:span></text:p>
            <text:list text:style-name="a147">
              <text:list-item>
                <text:list text:style-name="a147">
                  <text:list-item>
                    <text:p text:style-name="a146" text:class-names="" text:cond-style-name=""><text:span text:style-name="a145" text:class-names="">第二層</text:span></text:p>
                  </text:list-item>
                </text:list>
              </text:list-item>
            </text:list>
            <text:list text:style-name="a150">
              <text:list-item>
                <text:list text:style-name="a150">
                  <text:list-item>
                    <text:list text:style-name="a150">
                      <text:list-item>
                        <text:p text:style-name="a149" text:class-names="" text:cond-style-name=""><text:span text:style-name="a148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53">
              <text:list-item>
                <text:list text:style-name="a153">
                  <text:list-item>
                    <text:list text:style-name="a153">
                      <text:list-item>
                        <text:list text:style-name="a153">
                          <text:list-item>
                            <text:p text:style-name="a152" text:class-names="" text:cond-style-name=""><text:span text:style-name="a151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6">
              <text:list-item>
                <text:list text:style-name="a156">
                  <text:list-item>
                    <text:list text:style-name="a156">
                      <text:list-item>
                        <text:list text:style-name="a156">
                          <text:list-item>
                            <text:list text:style-name="a156">
                              <text:list-item>
                                <text:p text:style-name="a155" text:class-names="" text:cond-style-name=""><text:span text:style-name="a154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60" draw:name="Rectangle 6" svg:x="0in" svg:y="9.49826in" svg:width="3.25in" svg:height="0.5in" presentation:class="footer" presentation:placeholder="false">
          <draw:text-box>
            <text:p text:style-name="a159" text:class-names="" text:cond-style-name=""><text:span text:style-name="a158" text:class-names=""/></text:p>
          </draw:text-box>
          <svg:desc/>
        </draw:frame>
        <draw:frame draw:id="id10" presentation:style-name="a163" draw:name="Rectangle 7" svg:x="4.24826in" svg:y="9.49826in" svg:width="3.25in" svg:height="0.5in" presentation:class="page-number" presentation:placeholder="false">
          <draw:text-box>
            <text:p text:style-name="a162" text:class-names="" text:cond-style-name=""><text:span text:style-name="a161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區段標題" style:page-layout-name="pageLayout1" draw:style-name="a165">
      <draw:frame draw:id="id21" presentation:style-name="a169" draw:name="標題 1" svg:x="0.78993in" svg:y="4.81944in" svg:width="8.5in" svg:height="1.48958in" presentation:class="title" presentation:placeholder="false">
        <draw:text-box>
          <text:p text:style-name="a168" text:class-names="" text:cond-style-name=""><text:span text:style-name="a166" text:class-names="">按一下以編輯母片標題樣式</text:span><text:span text:style-name="a167" text:class-names=""/></text:p>
        </draw:text-box>
        <svg:desc/>
      </draw:frame>
      <draw:frame draw:id="id22" presentation:style-name="a173" draw:name="文字版面配置區 2" svg:x="0.78993in" svg:y="3.17882in" svg:width="8.5in" svg:height="1.64062in" presentation:class="outline" presentation:placeholder="false">
        <draw:text-box>
          <text:list text:style-name="a172">
            <text:list-item>
              <text:p text:style-name="a171" text:class-names="" text:cond-style-name=""><text:span text:style-name="a170" text:class-names="">按一下以編輯母片文字樣式</text:span></text:p>
            </text:list-item>
          </text:list>
        </draw:text-box>
        <svg:desc/>
      </draw:frame>
      <draw:frame draw:id="id23" presentation:style-name="a176" draw:name="日期版面配置區 3" svg:x="0.5in" svg:y="6.95139in" svg:width="2.33333in" svg:height="0.39931in" presentation:class="date-time" presentation:placeholder="false">
        <draw:text-box>
          <text:p text:style-name="a175" text:class-names="" text:cond-style-name=""><text:span text:style-name="a174" text:class-names=""/></text:p>
        </draw:text-box>
        <svg:desc/>
      </draw:frame>
      <draw:frame draw:id="id24" presentation:style-name="a179" draw:name="頁尾版面配置區 4" svg:x="3.41667in" svg:y="6.95139in" svg:width="3.16667in" svg:height="0.39931in" presentation:class="footer" presentation:placeholder="false">
        <draw:text-box>
          <text:p text:style-name="a178" text:class-names="" text:cond-style-name=""><text:span text:style-name="a177" text:class-names=""/></text:p>
        </draw:text-box>
        <svg:desc/>
      </draw:frame>
      <draw:frame draw:id="id25" presentation:style-name="a182" draw:name="投影片編號版面配置區 5" svg:x="7.16667in" svg:y="6.95139in" svg:width="2.33333in" svg:height="0.39931in" presentation:class="page-number" presentation:placeholder="false">
        <draw:text-box>
          <text:p text:style-name="a181" text:class-names="" text:cond-style-name=""><text:span text:style-name="a180" text:class-names=""><text:page-number style:num-format="1" text:fixed="false"/></text:span></text:p>
        </draw:text-box>
        <svg:desc/>
      </draw:frame>
      <presentation:notes style:page-layout-name="pageLayout2" draw:style-name="a211">
        <draw:frame draw:id="id5" presentation:style-name="a185" draw:name="Rectangle 2" svg:x="0in" svg:y="0in" svg:width="3.25in" svg:height="0.5in" presentation:class="header" presentation:placeholder="false">
          <draw:text-box>
            <text:p text:style-name="a184" text:class-names="" text:cond-style-name=""><text:span text:style-name="a183" text:class-names=""/></text:p>
          </draw:text-box>
          <svg:desc/>
        </draw:frame>
        <draw:frame draw:id="id6" presentation:style-name="a188" draw:name="Rectangle 3" svg:x="4.24826in" svg:y="0in" svg:width="3.25in" svg:height="0.5in" presentation:class="date-time" presentation:placeholder="false">
          <draw:text-box>
            <text:p text:style-name="a187" text:class-names="" text:cond-style-name=""><text:span text:style-name="a186" text:class-names=""/></text:p>
          </draw:text-box>
          <svg:desc/>
        </draw:frame>
        <draw:page-thumbnail svg:x="1.25in" svg:y="0.75in" svg:width="5in" svg:height="3.75in" presentation:class="page" draw:id="id7" presentation:style-name="a189" draw:name="Rectangle 4">
          <svg:desc/>
        </draw:page-thumbnail>
        <draw:frame draw:id="id8" presentation:style-name="a204" draw:name="Rectangle 5" svg:x="0.75in" svg:y="4.75in" svg:width="6in" svg:height="4.5in" presentation:class="notes" presentation:placeholder="false">
          <draw:text-box>
            <text:p text:style-name="a191" text:class-names="" text:cond-style-name=""><text:span text:style-name="a190" text:class-names="">按一下以編輯母片</text:span></text:p>
            <text:list text:style-name="a194">
              <text:list-item>
                <text:list text:style-name="a194">
                  <text:list-item>
                    <text:p text:style-name="a193" text:class-names="" text:cond-style-name=""><text:span text:style-name="a192" text:class-names="">第二層</text:span></text:p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p text:style-name="a196" text:class-names="" text:cond-style-name=""><text:span text:style-name="a195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p text:style-name="a199" text:class-names="" text:cond-style-name=""><text:span text:style-name="a198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list text:style-name="a203">
                              <text:list-item>
                                <text:p text:style-name="a202" text:class-names="" text:cond-style-name=""><text:span text:style-name="a201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207" draw:name="Rectangle 6" svg:x="0in" svg:y="9.49826in" svg:width="3.25in" svg:height="0.5in" presentation:class="footer" presentation:placeholder="false">
          <draw:text-box>
            <text:p text:style-name="a206" text:class-names="" text:cond-style-name=""><text:span text:style-name="a205" text:class-names=""/></text:p>
          </draw:text-box>
          <svg:desc/>
        </draw:frame>
        <draw:frame draw:id="id10" presentation:style-name="a210" draw:name="Rectangle 7" svg:x="4.24826in" svg:y="9.49826in" svg:width="3.25in" svg:height="0.5in" presentation:class="page-number" presentation:placeholder="false">
          <draw:text-box>
            <text:p text:style-name="a209" text:class-names="" text:cond-style-name=""><text:span text:style-name="a208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兩項物件" style:page-layout-name="pageLayout1" draw:style-name="a212">
      <draw:frame draw:id="id26" presentation:style-name="a216" draw:name="標題 1" svg:x="0.5in" svg:y="0.30035in" svg:width="9in" svg:height="1.25in" presentation:class="title" presentation:placeholder="false">
        <draw:text-box>
          <text:p text:style-name="a215" text:class-names="" text:cond-style-name=""><text:span text:style-name="a213" text:class-names="">按一下以編輯母片標題樣式</text:span><text:span text:style-name="a214" text:class-names=""/></text:p>
        </draw:text-box>
        <svg:desc/>
      </draw:frame>
      <draw:frame draw:id="id27" presentation:style-name="a233" draw:name="內容版面配置區 2" svg:x="0.5in" svg:y="1.75in" svg:width="4.41667in" svg:height="4.94965in" presentation:class="object" presentation:placeholder="false">
        <draw:text-box>
          <text:list text:style-name="a219">
            <text:list-item>
              <text:p text:style-name="a218" text:class-names="" text:cond-style-name=""><text:span text:style-name="a217" text:class-names="">按一下以編輯母片文字樣式</text:span></text:p>
            </text:list-item>
          </text:list>
          <text:list text:style-name="a222">
            <text:list-item>
              <text:list text:style-name="a222">
                <text:list-item>
                  <text:p text:style-name="a221" text:class-names="" text:cond-style-name=""><text:span text:style-name="a220" text:class-names="">第二層</text:span></text:p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p text:style-name="a224" text:class-names="" text:cond-style-name=""><text:span text:style-name="a223" text:class-names="">第三層</text:span></text:p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p text:style-name="a227" text:class-names="" text:cond-style-name=""><text:span text:style-name="a226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list text:style-name="a232">
                            <text:list-item>
                              <text:p text:style-name="a231" text:class-names="" text:cond-style-name=""><text:span text:style-name="a229" text:class-names="">第五層</text:span><text:span text:style-name="a2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8" presentation:style-name="a250" draw:name="內容版面配置區 3" svg:x="5.08333in" svg:y="1.75in" svg:width="4.41667in" svg:height="4.94965in" presentation:class="object" presentation:placeholder="false">
        <draw:text-box>
          <text:list text:style-name="a236">
            <text:list-item>
              <text:p text:style-name="a235" text:class-names="" text:cond-style-name=""><text:span text:style-name="a234" text:class-names="">按一下以編輯母片文字樣式</text:span></text:p>
            </text:list-item>
          </text:list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第二層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第三層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6" text:class-names="">第五層</text:span><text:span text:style-name="a2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253" draw:name="日期版面配置區 3" svg:x="0.5in" svg:y="6.95139in" svg:width="2.33333in" svg:height="0.39931in" presentation:class="date-time" presentation:placeholder="false">
        <draw:text-box>
          <text:p text:style-name="a252" text:class-names="" text:cond-style-name=""><text:span text:style-name="a251" text:class-names=""/></text:p>
        </draw:text-box>
        <svg:desc/>
      </draw:frame>
      <draw:frame draw:id="id30" presentation:style-name="a256" draw:name="頁尾版面配置區 4" svg:x="3.41667in" svg:y="6.95139in" svg:width="3.16667in" svg:height="0.39931in" presentation:class="footer" presentation:placeholder="false">
        <draw:text-box>
          <text:p text:style-name="a255" text:class-names="" text:cond-style-name=""><text:span text:style-name="a254" text:class-names=""/></text:p>
        </draw:text-box>
        <svg:desc/>
      </draw:frame>
      <draw:frame draw:id="id31" presentation:style-name="a259" draw:name="投影片編號版面配置區 5" svg:x="7.16667in" svg:y="6.95139in" svg:width="2.33333in" svg:height="0.39931in" presentation:class="page-number" presentation:placeholder="false">
        <draw:text-box>
          <text:p text:style-name="a258" text:class-names="" text:cond-style-name=""><text:span text:style-name="a257" text:class-names=""><text:page-number style:num-format="1" text:fixed="false"/></text:span></text:p>
        </draw:text-box>
        <svg:desc/>
      </draw:frame>
      <presentation:notes style:page-layout-name="pageLayout2" draw:style-name="a288">
        <draw:frame draw:id="id5" presentation:style-name="a262" draw:name="Rectangle 2" svg:x="0in" svg:y="0in" svg:width="3.25in" svg:height="0.5in" presentation:class="header" presentation:placeholder="false">
          <draw:text-box>
            <text:p text:style-name="a261" text:class-names="" text:cond-style-name=""><text:span text:style-name="a260" text:class-names=""/></text:p>
          </draw:text-box>
          <svg:desc/>
        </draw:frame>
        <draw:frame draw:id="id6" presentation:style-name="a265" draw:name="Rectangle 3" svg:x="4.24826in" svg:y="0in" svg:width="3.25in" svg:height="0.5in" presentation:class="date-time" presentation:placeholder="false">
          <draw:text-box>
            <text:p text:style-name="a264" text:class-names="" text:cond-style-name=""><text:span text:style-name="a263" text:class-names=""/></text:p>
          </draw:text-box>
          <svg:desc/>
        </draw:frame>
        <draw:page-thumbnail svg:x="1.25in" svg:y="0.75in" svg:width="5in" svg:height="3.75in" presentation:class="page" draw:id="id7" presentation:style-name="a266" draw:name="Rectangle 4">
          <svg:desc/>
        </draw:page-thumbnail>
        <draw:frame draw:id="id8" presentation:style-name="a281" draw:name="Rectangle 5" svg:x="0.75in" svg:y="4.75in" svg:width="6in" svg:height="4.5in" presentation:class="notes" presentation:placeholder="false">
          <draw:text-box>
            <text:p text:style-name="a268" text:class-names="" text:cond-style-name=""><text:span text:style-name="a267" text:class-names="">按一下以編輯母片</text:span></text:p>
            <text:list text:style-name="a271">
              <text:list-item>
                <text:list text:style-name="a271">
                  <text:list-item>
                    <text:p text:style-name="a270" text:class-names="" text:cond-style-name=""><text:span text:style-name="a269" text:class-names="">第二層</text:span></text:p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p text:style-name="a273" text:class-names="" text:cond-style-name=""><text:span text:style-name="a272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p text:style-name="a276" text:class-names="" text:cond-style-name=""><text:span text:style-name="a275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0">
              <text:list-item>
                <text:list text:style-name="a280">
                  <text:list-item>
                    <text:list text:style-name="a280">
                      <text:list-item>
                        <text:list text:style-name="a280">
                          <text:list-item>
                            <text:list text:style-name="a280">
                              <text:list-item>
                                <text:p text:style-name="a279" text:class-names="" text:cond-style-name=""><text:span text:style-name="a278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284" draw:name="Rectangle 6" svg:x="0in" svg:y="9.49826in" svg:width="3.25in" svg:height="0.5in" presentation:class="footer" presentation:placeholder="false">
          <draw:text-box>
            <text:p text:style-name="a283" text:class-names="" text:cond-style-name=""><text:span text:style-name="a282" text:class-names=""/></text:p>
          </draw:text-box>
          <svg:desc/>
        </draw:frame>
        <draw:frame draw:id="id10" presentation:style-name="a287" draw:name="Rectangle 7" svg:x="4.24826in" svg:y="9.49826in" svg:width="3.25in" svg:height="0.5in" presentation:class="page-number" presentation:placeholder="false">
          <draw:text-box>
            <text:p text:style-name="a286" text:class-names="" text:cond-style-name=""><text:span text:style-name="a285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比對" style:page-layout-name="pageLayout1" draw:style-name="a289">
      <draw:frame draw:id="id32" presentation:style-name="a293" draw:name="標題 1" svg:x="0.5in" svg:y="0.30035in" svg:width="9in" svg:height="1.25in" presentation:class="title" presentation:placeholder="false">
        <draw:text-box>
          <text:p text:style-name="a292" text:class-names="" text:cond-style-name=""><text:span text:style-name="a290" text:class-names="">按一下以編輯母片標題樣式</text:span><text:span text:style-name="a291" text:class-names=""/></text:p>
        </draw:text-box>
        <svg:desc/>
      </draw:frame>
      <draw:frame draw:id="id33" presentation:style-name="a297" draw:name="文字版面配置區 2" svg:x="0.5in" svg:y="1.67882in" svg:width="4.4184in" svg:height="0.69965in" presentation:class="outline" presentation:placeholder="false">
        <draw:text-box>
          <text:list text:style-name="a296">
            <text:list-item>
              <text:p text:style-name="a295" text:class-names="" text:cond-style-name=""><text:span text:style-name="a294" text:class-names="">按一下以編輯母片文字樣式</text:span></text:p>
            </text:list-item>
          </text:list>
        </draw:text-box>
        <svg:desc/>
      </draw:frame>
      <draw:frame draw:id="id34" presentation:style-name="a314" draw:name="內容版面配置區 3" svg:x="0.5in" svg:y="2.37847in" svg:width="4.4184in" svg:height="4.32118in" presentation:class="object" presentation:placeholder="false">
        <draw:text-box>
          <text:list text:style-name="a300">
            <text:list-item>
              <text:p text:style-name="a299" text:class-names="" text:cond-style-name=""><text:span text:style-name="a298" text:class-names="">按一下以編輯母片文字樣式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第二層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第三層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第五層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5" presentation:style-name="a318" draw:name="文字版面配置區 4" svg:x="5.07986in" svg:y="1.67882in" svg:width="4.42014in" svg:height="0.69965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按一下以編輯母片文字樣式</text:span></text:p>
            </text:list-item>
          </text:list>
        </draw:text-box>
        <svg:desc/>
      </draw:frame>
      <draw:frame draw:id="id36" presentation:style-name="a335" draw:name="內容版面配置區 5" svg:x="5.07986in" svg:y="2.37847in" svg:width="4.42014in" svg:height="4.3211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按一下以編輯母片文字樣式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第二層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第三層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1" text:class-names="">第五層</text:span><text:span text:style-name="a3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7" presentation:style-name="a338" draw:name="日期版面配置區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desc/>
      </draw:frame>
      <draw:frame draw:id="id38" presentation:style-name="a341" draw:name="頁尾版面配置區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39" presentation:style-name="a344" draw:name="投影片編號版面配置區 5" svg:x="7.16667in" svg:y="6.95139in" svg:width="2.3333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desc/>
      </draw:frame>
      <presentation:notes style:page-layout-name="pageLayout2" draw:style-name="a373">
        <draw:frame draw:id="id5" presentation:style-name="a347" draw:name="Rectangle 2" svg:x="0in" svg:y="0in" svg:width="3.25in" svg:height="0.5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desc/>
        </draw:frame>
        <draw:frame draw:id="id6" presentation:style-name="a350" draw:name="Rectangle 3" svg:x="4.24826in" svg:y="0in" svg:width="3.25in" svg:height="0.5in" presentation:class="date-time" presentation:placeholder="false">
          <draw:text-box>
            <text:p text:style-name="a349" text:class-names="" text:cond-style-name=""><text:span text:style-name="a348" text:class-names=""/></text:p>
          </draw:text-box>
          <svg:desc/>
        </draw:frame>
        <draw:page-thumbnail svg:x="1.25in" svg:y="0.75in" svg:width="5in" svg:height="3.75in" presentation:class="page" draw:id="id7" presentation:style-name="a351" draw:name="Rectangle 4">
          <svg:desc/>
        </draw:page-thumbnail>
        <draw:frame draw:id="id8" presentation:style-name="a366" draw:name="Rectangle 5" svg:x="0.75in" svg:y="4.75in" svg:width="6in" svg:height="4.5in" presentation:class="notes" presentation:placeholder="false">
          <draw:text-box>
            <text:p text:style-name="a353" text:class-names="" text:cond-style-name=""><text:span text:style-name="a352" text:class-names="">按一下以編輯母片</text:span></text:p>
            <text:list text:style-name="a356">
              <text:list-item>
                <text:list text:style-name="a356">
                  <text:list-item>
                    <text:p text:style-name="a355" text:class-names="" text:cond-style-name=""><text:span text:style-name="a354" text:class-names="">第二層</text:span></text:p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p text:style-name="a358" text:class-names="" text:cond-style-name=""><text:span text:style-name="a357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list text:style-name="a362">
                          <text:list-item>
                            <text:p text:style-name="a361" text:class-names="" text:cond-style-name=""><text:span text:style-name="a360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list text:style-name="a365">
                          <text:list-item>
                            <text:list text:style-name="a365">
                              <text:list-item>
                                <text:p text:style-name="a364" text:class-names="" text:cond-style-name=""><text:span text:style-name="a363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369" draw:name="Rectangle 6" svg:x="0in" svg:y="9.49826in" svg:width="3.25in" svg:height="0.5in" presentation:class="footer" presentation:placeholder="false">
          <draw:text-box>
            <text:p text:style-name="a368" text:class-names="" text:cond-style-name=""><text:span text:style-name="a367" text:class-names=""/></text:p>
          </draw:text-box>
          <svg:desc/>
        </draw:frame>
        <draw:frame draw:id="id10" presentation:style-name="a372" draw:name="Rectangle 7" svg:x="4.24826in" svg:y="9.49826in" svg:width="3.25in" svg:height="0.5in" presentation:class="page-number" presentation:placeholder="false">
          <draw:text-box>
            <text:p text:style-name="a371" text:class-names="" text:cond-style-name=""><text:span text:style-name="a370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只有標題" style:page-layout-name="pageLayout1" draw:style-name="a374">
      <draw:frame draw:id="id40" presentation:style-name="a378" draw:name="標題 1" svg:x="0.5in" svg:y="0.30035in" svg:width="9in" svg:height="1.25in" presentation:class="title" presentation:placeholder="false">
        <draw:text-box>
          <text:p text:style-name="a377" text:class-names="" text:cond-style-name=""><text:span text:style-name="a375" text:class-names="">按一下以編輯母片標題樣式</text:span><text:span text:style-name="a376" text:class-names=""/></text:p>
        </draw:text-box>
        <svg:desc/>
      </draw:frame>
      <draw:frame draw:id="id41" presentation:style-name="a381" draw:name="日期版面配置區 3" svg:x="0.5in" svg:y="6.95139in" svg:width="2.33333in" svg:height="0.39931in" presentation:class="date-time" presentation:placeholder="false">
        <draw:text-box>
          <text:p text:style-name="a380" text:class-names="" text:cond-style-name=""><text:span text:style-name="a379" text:class-names=""/></text:p>
        </draw:text-box>
        <svg:desc/>
      </draw:frame>
      <draw:frame draw:id="id42" presentation:style-name="a384" draw:name="頁尾版面配置區 4" svg:x="3.41667in" svg:y="6.95139in" svg:width="3.16667in" svg:height="0.39931in" presentation:class="footer" presentation:placeholder="false">
        <draw:text-box>
          <text:p text:style-name="a383" text:class-names="" text:cond-style-name=""><text:span text:style-name="a382" text:class-names=""/></text:p>
        </draw:text-box>
        <svg:desc/>
      </draw:frame>
      <draw:frame draw:id="id43" presentation:style-name="a387" draw:name="投影片編號版面配置區 5" svg:x="7.16667in" svg:y="6.95139in" svg:width="2.33333in" svg:height="0.39931in" presentation:class="page-number" presentation:placeholder="false">
        <draw:text-box>
          <text:p text:style-name="a386" text:class-names="" text:cond-style-name=""><text:span text:style-name="a385" text:class-names=""><text:page-number style:num-format="1" text:fixed="false"/></text:span></text:p>
        </draw:text-box>
        <svg:desc/>
      </draw:frame>
      <presentation:notes style:page-layout-name="pageLayout2" draw:style-name="a416">
        <draw:frame draw:id="id5" presentation:style-name="a390" draw:name="Rectangle 2" svg:x="0in" svg:y="0in" svg:width="3.25in" svg:height="0.5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desc/>
        </draw:frame>
        <draw:frame draw:id="id6" presentation:style-name="a393" draw:name="Rectangle 3" svg:x="4.24826in" svg:y="0in" svg:width="3.25in" svg:height="0.5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desc/>
        </draw:frame>
        <draw:page-thumbnail svg:x="1.25in" svg:y="0.75in" svg:width="5in" svg:height="3.75in" presentation:class="page" draw:id="id7" presentation:style-name="a394" draw:name="Rectangle 4">
          <svg:desc/>
        </draw:page-thumbnail>
        <draw:frame draw:id="id8" presentation:style-name="a409" draw:name="Rectangle 5" svg:x="0.75in" svg:y="4.75in" svg:width="6in" svg:height="4.5in" presentation:class="notes" presentation:placeholder="false">
          <draw:text-box>
            <text:p text:style-name="a396" text:class-names="" text:cond-style-name=""><text:span text:style-name="a395" text:class-names="">按一下以編輯母片</text:span></text:p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第二層</text:span></text:p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p text:style-name="a401" text:class-names="" text:cond-style-name=""><text:span text:style-name="a400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p text:style-name="a404" text:class-names="" text:cond-style-name=""><text:span text:style-name="a403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6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412" draw:name="Rectangle 6" svg:x="0in" svg:y="9.49826in" svg:width="3.25in" svg:height="0.5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desc/>
        </draw:frame>
        <draw:frame draw:id="id10" presentation:style-name="a415" draw:name="Rectangle 7" svg:x="4.24826in" svg:y="9.49826in" svg:width="3.25in" svg:height="0.5in" presentation:class="page-number" presentation:placeholder="false">
          <draw:text-box>
            <text:p text:style-name="a414" text:class-names="" text:cond-style-name=""><text:span text:style-name="a413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空白" style:page-layout-name="pageLayout1" draw:style-name="a417">
      <draw:frame draw:id="id44" presentation:style-name="a420" draw:name="日期版面配置區 3" svg:x="0.5in" svg:y="6.95139in" svg:width="2.33333in" svg:height="0.39931in" presentation:class="date-time" presentation:placeholder="false">
        <draw:text-box>
          <text:p text:style-name="a419" text:class-names="" text:cond-style-name=""><text:span text:style-name="a418" text:class-names=""/></text:p>
        </draw:text-box>
        <svg:desc/>
      </draw:frame>
      <draw:frame draw:id="id45" presentation:style-name="a423" draw:name="頁尾版面配置區 4" svg:x="3.41667in" svg:y="6.95139in" svg:width="3.16667in" svg:height="0.39931in" presentation:class="footer" presentation:placeholder="false">
        <draw:text-box>
          <text:p text:style-name="a422" text:class-names="" text:cond-style-name=""><text:span text:style-name="a421" text:class-names=""/></text:p>
        </draw:text-box>
        <svg:desc/>
      </draw:frame>
      <draw:frame draw:id="id46" presentation:style-name="a426" draw:name="投影片編號版面配置區 5" svg:x="7.16667in" svg:y="6.95139in" svg:width="2.33333in" svg:height="0.39931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desc/>
      </draw:frame>
      <presentation:notes style:page-layout-name="pageLayout2" draw:style-name="a455">
        <draw:frame draw:id="id5" presentation:style-name="a429" draw:name="Rectangle 2" svg:x="0in" svg:y="0in" svg:width="3.25in" svg:height="0.5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desc/>
        </draw:frame>
        <draw:frame draw:id="id6" presentation:style-name="a432" draw:name="Rectangle 3" svg:x="4.24826in" svg:y="0in" svg:width="3.25in" svg:height="0.5in" presentation:class="date-time" presentation:placeholder="false">
          <draw:text-box>
            <text:p text:style-name="a431" text:class-names="" text:cond-style-name=""><text:span text:style-name="a430" text:class-names=""/></text:p>
          </draw:text-box>
          <svg:desc/>
        </draw:frame>
        <draw:page-thumbnail svg:x="1.25in" svg:y="0.75in" svg:width="5in" svg:height="3.75in" presentation:class="page" draw:id="id7" presentation:style-name="a433" draw:name="Rectangle 4">
          <svg:desc/>
        </draw:page-thumbnail>
        <draw:frame draw:id="id8" presentation:style-name="a448" draw:name="Rectangle 5" svg:x="0.75in" svg:y="4.75in" svg:width="6in" svg:height="4.5in" presentation:class="notes" presentation:placeholder="false">
          <draw:text-box>
            <text:p text:style-name="a435" text:class-names="" text:cond-style-name=""><text:span text:style-name="a434" text:class-names="">按一下以編輯母片</text:span></text:p>
            <text:list text:style-name="a438">
              <text:list-item>
                <text:list text:style-name="a438">
                  <text:list-item>
                    <text:p text:style-name="a437" text:class-names="" text:cond-style-name=""><text:span text:style-name="a436" text:class-names="">第二層</text:span></text:p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p text:style-name="a440" text:class-names="" text:cond-style-name=""><text:span text:style-name="a439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p text:style-name="a443" text:class-names="" text:cond-style-name=""><text:span text:style-name="a442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list text:style-name="a447">
                      <text:list-item>
                        <text:list text:style-name="a447">
                          <text:list-item>
                            <text:list text:style-name="a447">
                              <text:list-item>
                                <text:p text:style-name="a446" text:class-names="" text:cond-style-name=""><text:span text:style-name="a445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451" draw:name="Rectangle 6" svg:x="0in" svg:y="9.49826in" svg:width="3.25in" svg:height="0.5in" presentation:class="footer" presentation:placeholder="false">
          <draw:text-box>
            <text:p text:style-name="a450" text:class-names="" text:cond-style-name=""><text:span text:style-name="a449" text:class-names=""/></text:p>
          </draw:text-box>
          <svg:desc/>
        </draw:frame>
        <draw:frame draw:id="id10" presentation:style-name="a454" draw:name="Rectangle 7" svg:x="4.24826in" svg:y="9.49826in" svg:width="3.25in" svg:height="0.5in" presentation:class="page-number" presentation:placeholder="false">
          <draw:text-box>
            <text:p text:style-name="a453" text:class-names="" text:cond-style-name=""><text:span text:style-name="a452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含標題的內容" style:page-layout-name="pageLayout1" draw:style-name="a456">
      <draw:frame draw:id="id47" presentation:style-name="a460" draw:name="標題 1" svg:x="0.5in" svg:y="0.29861in" svg:width="3.28993in" svg:height="1.27083in" presentation:class="title" presentation:placeholder="false">
        <draw:text-box>
          <text:p text:style-name="a459" text:class-names="" text:cond-style-name=""><text:span text:style-name="a457" text:class-names="">按一下以編輯母片標題樣式</text:span><text:span text:style-name="a458" text:class-names=""/></text:p>
        </draw:text-box>
        <svg:desc/>
      </draw:frame>
      <draw:frame draw:id="id48" presentation:style-name="a477" draw:name="內容版面配置區 2" svg:x="3.90972in" svg:y="0.29861in" svg:width="5.59028in" svg:height="6.40104in" presentation:class="object" presentation:placeholder="false">
        <draw:text-box>
          <text:list text:style-name="a463">
            <text:list-item>
              <text:p text:style-name="a462" text:class-names="" text:cond-style-name=""><text:span text:style-name="a461" text:class-names="">按一下以編輯母片文字樣式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第二層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第三層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第五層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9" presentation:style-name="a481" draw:name="文字版面配置區 3" svg:x="0.5in" svg:y="1.56944in" svg:width="3.28993in" svg:height="5.13021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按一下以編輯母片文字樣式</text:span></text:p>
            </text:list-item>
          </text:list>
        </draw:text-box>
        <svg:desc/>
      </draw:frame>
      <draw:frame draw:id="id50" presentation:style-name="a484" draw:name="日期版面配置區 3" svg:x="0.5in" svg:y="6.95139in" svg:width="2.33333in" svg:height="0.39931in" presentation:class="date-time" presentation:placeholder="false">
        <draw:text-box>
          <text:p text:style-name="a483" text:class-names="" text:cond-style-name=""><text:span text:style-name="a482" text:class-names=""/></text:p>
        </draw:text-box>
        <svg:desc/>
      </draw:frame>
      <draw:frame draw:id="id51" presentation:style-name="a487" draw:name="頁尾版面配置區 4" svg:x="3.41667in" svg:y="6.95139in" svg:width="3.16667in" svg:height="0.39931in" presentation:class="footer" presentation:placeholder="false">
        <draw:text-box>
          <text:p text:style-name="a486" text:class-names="" text:cond-style-name=""><text:span text:style-name="a485" text:class-names=""/></text:p>
        </draw:text-box>
        <svg:desc/>
      </draw:frame>
      <draw:frame draw:id="id52" presentation:style-name="a490" draw:name="投影片編號版面配置區 5" svg:x="7.16667in" svg:y="6.95139in" svg:width="2.33333in" svg:height="0.39931in" presentation:class="page-number" presentation:placeholder="false">
        <draw:text-box>
          <text:p text:style-name="a489" text:class-names="" text:cond-style-name=""><text:span text:style-name="a488" text:class-names=""><text:page-number style:num-format="1" text:fixed="false"/></text:span></text:p>
        </draw:text-box>
        <svg:desc/>
      </draw:frame>
      <presentation:notes style:page-layout-name="pageLayout2" draw:style-name="a519">
        <draw:frame draw:id="id5" presentation:style-name="a493" draw:name="Rectangle 2" svg:x="0in" svg:y="0in" svg:width="3.25in" svg:height="0.5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desc/>
        </draw:frame>
        <draw:frame draw:id="id6" presentation:style-name="a496" draw:name="Rectangle 3" svg:x="4.24826in" svg:y="0in" svg:width="3.25in" svg:height="0.5in" presentation:class="date-time" presentation:placeholder="false">
          <draw:text-box>
            <text:p text:style-name="a495" text:class-names="" text:cond-style-name=""><text:span text:style-name="a494" text:class-names=""/></text:p>
          </draw:text-box>
          <svg:desc/>
        </draw:frame>
        <draw:page-thumbnail svg:x="1.25in" svg:y="0.75in" svg:width="5in" svg:height="3.75in" presentation:class="page" draw:id="id7" presentation:style-name="a497" draw:name="Rectangle 4">
          <svg:desc/>
        </draw:page-thumbnail>
        <draw:frame draw:id="id8" presentation:style-name="a512" draw:name="Rectangle 5" svg:x="0.75in" svg:y="4.75in" svg:width="6in" svg:height="4.5in" presentation:class="notes" presentation:placeholder="false">
          <draw:text-box>
            <text:p text:style-name="a499" text:class-names="" text:cond-style-name=""><text:span text:style-name="a498" text:class-names="">按一下以編輯母片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第二層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list text:style-name="a511">
                          <text:list-item>
                            <text:list text:style-name="a511">
                              <text:list-item>
                                <text:p text:style-name="a510" text:class-names="" text:cond-style-name=""><text:span text:style-name="a509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15" draw:name="Rectangle 6" svg:x="0in" svg:y="9.49826in" svg:width="3.25in" svg:height="0.5in" presentation:class="footer" presentation:placeholder="false">
          <draw:text-box>
            <text:p text:style-name="a514" text:class-names="" text:cond-style-name=""><text:span text:style-name="a513" text:class-names=""/></text:p>
          </draw:text-box>
          <svg:desc/>
        </draw:frame>
        <draw:frame draw:id="id10" presentation:style-name="a518" draw:name="Rectangle 7" svg:x="4.24826in" svg:y="9.49826in" svg:width="3.25in" svg:height="0.5in" presentation:class="page-number" presentation:placeholder="false">
          <draw:text-box>
            <text:p text:style-name="a517" text:class-names="" text:cond-style-name=""><text:span text:style-name="a516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含標題的圖片" style:page-layout-name="pageLayout1" draw:style-name="a520">
      <draw:frame draw:id="id53" presentation:style-name="a524" draw:name="標題 1" svg:x="1.96007in" svg:y="5.25in" svg:width="6in" svg:height="0.61979in" presentation:class="title" presentation:placeholder="false">
        <draw:text-box>
          <text:p text:style-name="a523" text:class-names="" text:cond-style-name=""><text:span text:style-name="a521" text:class-names="">按一下以編輯母片標題樣式</text:span><text:span text:style-name="a522" text:class-names=""/></text:p>
        </draw:text-box>
        <svg:desc/>
      </draw:frame>
      <draw:frame draw:id="id54" presentation:style-name="a527" draw:name="圖片版面配置區 2" svg:x="1.96007in" svg:y="0.67014in" svg:width="6in" svg:height="4.5in" presentation:class="graphic" presentation:placeholder="false">
        <draw:text-box>
          <text:p text:style-name="a526" text:class-names="" text:cond-style-name=""><text:span text:style-name="a525" text:class-names=""/></text:p>
        </draw:text-box>
        <svg:desc/>
      </draw:frame>
      <draw:frame draw:id="id55" presentation:style-name="a531" draw:name="文字版面配置區 3" svg:x="1.96007in" svg:y="5.86979in" svg:width="6in" svg:height="0.88021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按一下以編輯母片文字樣式</text:span></text:p>
            </text:list-item>
          </text:list>
        </draw:text-box>
        <svg:desc/>
      </draw:frame>
      <draw:frame draw:id="id56" presentation:style-name="a534" draw:name="日期版面配置區 3" svg:x="0.5in" svg:y="6.95139in" svg:width="2.33333in" svg:height="0.39931in" presentation:class="date-time" presentation:placeholder="false">
        <draw:text-box>
          <text:p text:style-name="a533" text:class-names="" text:cond-style-name=""><text:span text:style-name="a532" text:class-names=""/></text:p>
        </draw:text-box>
        <svg:desc/>
      </draw:frame>
      <draw:frame draw:id="id57" presentation:style-name="a537" draw:name="頁尾版面配置區 4" svg:x="3.41667in" svg:y="6.95139in" svg:width="3.16667in" svg:height="0.39931in" presentation:class="footer" presentation:placeholder="false">
        <draw:text-box>
          <text:p text:style-name="a536" text:class-names="" text:cond-style-name=""><text:span text:style-name="a535" text:class-names=""/></text:p>
        </draw:text-box>
        <svg:desc/>
      </draw:frame>
      <draw:frame draw:id="id58" presentation:style-name="a540" draw:name="投影片編號版面配置區 5" svg:x="7.16667in" svg:y="6.95139in" svg:width="2.33333in" svg:height="0.39931in" presentation:class="page-number" presentation:placeholder="false">
        <draw:text-box>
          <text:p text:style-name="a539" text:class-names="" text:cond-style-name=""><text:span text:style-name="a538" text:class-names=""><text:page-number style:num-format="1" text:fixed="false"/></text:span></text:p>
        </draw:text-box>
        <svg:desc/>
      </draw:frame>
      <presentation:notes style:page-layout-name="pageLayout2" draw:style-name="a569">
        <draw:frame draw:id="id5" presentation:style-name="a543" draw:name="Rectangle 2" svg:x="0in" svg:y="0in" svg:width="3.25in" svg:height="0.5in" presentation:class="header" presentation:placeholder="false">
          <draw:text-box>
            <text:p text:style-name="a542" text:class-names="" text:cond-style-name=""><text:span text:style-name="a541" text:class-names=""/></text:p>
          </draw:text-box>
          <svg:desc/>
        </draw:frame>
        <draw:frame draw:id="id6" presentation:style-name="a546" draw:name="Rectangle 3" svg:x="4.24826in" svg:y="0in" svg:width="3.25in" svg:height="0.5in" presentation:class="date-time" presentation:placeholder="false">
          <draw:text-box>
            <text:p text:style-name="a545" text:class-names="" text:cond-style-name=""><text:span text:style-name="a544" text:class-names=""/></text:p>
          </draw:text-box>
          <svg:desc/>
        </draw:frame>
        <draw:page-thumbnail svg:x="1.25in" svg:y="0.75in" svg:width="5in" svg:height="3.75in" presentation:class="page" draw:id="id7" presentation:style-name="a547" draw:name="Rectangle 4">
          <svg:desc/>
        </draw:page-thumbnail>
        <draw:frame draw:id="id8" presentation:style-name="a562" draw:name="Rectangle 5" svg:x="0.75in" svg:y="4.75in" svg:width="6in" svg:height="4.5in" presentation:class="notes" presentation:placeholder="false">
          <draw:text-box>
            <text:p text:style-name="a549" text:class-names="" text:cond-style-name=""><text:span text:style-name="a548" text:class-names="">按一下以編輯母片</text:span></text:p>
            <text:list text:style-name="a552">
              <text:list-item>
                <text:list text:style-name="a552">
                  <text:list-item>
                    <text:p text:style-name="a551" text:class-names="" text:cond-style-name=""><text:span text:style-name="a550" text:class-names="">第二層</text:span></text:p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p text:style-name="a554" text:class-names="" text:cond-style-name=""><text:span text:style-name="a553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list text:style-name="a558">
                          <text:list-item>
                            <text:p text:style-name="a557" text:class-names="" text:cond-style-name=""><text:span text:style-name="a556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list text:style-name="a561">
                          <text:list-item>
                            <text:list text:style-name="a561">
                              <text:list-item>
                                <text:p text:style-name="a560" text:class-names="" text:cond-style-name=""><text:span text:style-name="a559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65" draw:name="Rectangle 6" svg:x="0in" svg:y="9.49826in" svg:width="3.25in" svg:height="0.5in" presentation:class="footer" presentation:placeholder="false">
          <draw:text-box>
            <text:p text:style-name="a564" text:class-names="" text:cond-style-name=""><text:span text:style-name="a563" text:class-names=""/></text:p>
          </draw:text-box>
          <svg:desc/>
        </draw:frame>
        <draw:frame draw:id="id10" presentation:style-name="a568" draw:name="Rectangle 7" svg:x="4.24826in" svg:y="9.49826in" svg:width="3.25in" svg:height="0.5in" presentation:class="page-number" presentation:placeholder="false">
          <draw:text-box>
            <text:p text:style-name="a567" text:class-names="" text:cond-style-name=""><text:span text:style-name="a566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標題及直排文字" style:page-layout-name="pageLayout1" draw:style-name="a570">
      <draw:frame draw:id="id59" presentation:style-name="a574" draw:name="標題 1" svg:x="0.5in" svg:y="0.30035in" svg:width="9in" svg:height="1.25in" presentation:class="title" presentation:placeholder="false">
        <draw:text-box>
          <text:p text:style-name="a573" text:class-names="" text:cond-style-name=""><text:span text:style-name="a571" text:class-names="">按一下以編輯母片標題樣式</text:span><text:span text:style-name="a572" text:class-names=""/></text:p>
        </draw:text-box>
        <svg:desc/>
      </draw:frame>
      <draw:frame draw:id="id60" presentation:style-name="a591" draw:name="直排文字版面配置區 2" svg:x="0.5in" svg:y="1.75in" svg:width="9in" svg:height="4.94965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按一下以編輯母片文字樣式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第二層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第三層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第五層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1" presentation:style-name="a594" draw:name="日期版面配置區 3" svg:x="0.5in" svg:y="6.95139in" svg:width="2.33333in" svg:height="0.39931in" presentation:class="date-time" presentation:placeholder="false">
        <draw:text-box>
          <text:p text:style-name="a593" text:class-names="" text:cond-style-name=""><text:span text:style-name="a592" text:class-names=""/></text:p>
        </draw:text-box>
        <svg:desc/>
      </draw:frame>
      <draw:frame draw:id="id62" presentation:style-name="a597" draw:name="頁尾版面配置區 4" svg:x="3.41667in" svg:y="6.95139in" svg:width="3.16667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desc/>
      </draw:frame>
      <draw:frame draw:id="id63" presentation:style-name="a600" draw:name="投影片編號版面配置區 5" svg:x="7.16667in" svg:y="6.95139in" svg:width="2.33333in" svg:height="0.3993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desc/>
      </draw:frame>
      <presentation:notes style:page-layout-name="pageLayout2" draw:style-name="a629">
        <draw:frame draw:id="id5" presentation:style-name="a603" draw:name="Rectangle 2" svg:x="0in" svg:y="0in" svg:width="3.25in" svg:height="0.5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desc/>
        </draw:frame>
        <draw:frame draw:id="id6" presentation:style-name="a606" draw:name="Rectangle 3" svg:x="4.24826in" svg:y="0in" svg:width="3.25in" svg:height="0.5in" presentation:class="date-time" presentation:placeholder="false">
          <draw:text-box>
            <text:p text:style-name="a605" text:class-names="" text:cond-style-name=""><text:span text:style-name="a604" text:class-names=""/></text:p>
          </draw:text-box>
          <svg:desc/>
        </draw:frame>
        <draw:page-thumbnail svg:x="1.25in" svg:y="0.75in" svg:width="5in" svg:height="3.75in" presentation:class="page" draw:id="id7" presentation:style-name="a607" draw:name="Rectangle 4">
          <svg:desc/>
        </draw:page-thumbnail>
        <draw:frame draw:id="id8" presentation:style-name="a622" draw:name="Rectangle 5" svg:x="0.75in" svg:y="4.75in" svg:width="6in" svg:height="4.5in" presentation:class="notes" presentation:placeholder="false">
          <draw:text-box>
            <text:p text:style-name="a609" text:class-names="" text:cond-style-name=""><text:span text:style-name="a608" text:class-names="">按一下以編輯母片</text:span></text:p>
            <text:list text:style-name="a612">
              <text:list-item>
                <text:list text:style-name="a612">
                  <text:list-item>
                    <text:p text:style-name="a611" text:class-names="" text:cond-style-name=""><text:span text:style-name="a610" text:class-names="">第二層</text:span></text:p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list text:style-name="a615">
                      <text:list-item>
                        <text:p text:style-name="a614" text:class-names="" text:cond-style-name=""><text:span text:style-name="a613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618">
              <text:list-item>
                <text:list text:style-name="a618">
                  <text:list-item>
                    <text:list text:style-name="a618">
                      <text:list-item>
                        <text:list text:style-name="a618">
                          <text:list-item>
                            <text:p text:style-name="a617" text:class-names="" text:cond-style-name=""><text:span text:style-name="a616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list text:style-name="a621">
                          <text:list-item>
                            <text:list text:style-name="a621">
                              <text:list-item>
                                <text:p text:style-name="a620" text:class-names="" text:cond-style-name=""><text:span text:style-name="a619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625" draw:name="Rectangle 6" svg:x="0in" svg:y="9.49826in" svg:width="3.25in" svg:height="0.5in" presentation:class="footer" presentation:placeholder="false">
          <draw:text-box>
            <text:p text:style-name="a624" text:class-names="" text:cond-style-name=""><text:span text:style-name="a623" text:class-names=""/></text:p>
          </draw:text-box>
          <svg:desc/>
        </draw:frame>
        <draw:frame draw:id="id10" presentation:style-name="a628" draw:name="Rectangle 7" svg:x="4.24826in" svg:y="9.49826in" svg:width="3.25in" svg:height="0.5in" presentation:class="page-number" presentation:placeholder="false">
          <draw:text-box>
            <text:p text:style-name="a627" text:class-names="" text:cond-style-name=""><text:span text:style-name="a626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直排標題及文字" style:page-layout-name="pageLayout1" draw:style-name="a630">
      <draw:frame draw:id="id64" presentation:style-name="a634" draw:name="直排標題 1" svg:x="7.25in" svg:y="0.30035in" svg:width="2.25in" svg:height="6.39931in" presentation:class="title" presentation:placeholder="false">
        <draw:text-box>
          <text:p text:style-name="a633" text:class-names="" text:cond-style-name=""><text:span text:style-name="a631" text:class-names="">按一下以編輯母片標題樣式</text:span><text:span text:style-name="a632" text:class-names=""/></text:p>
        </draw:text-box>
        <svg:desc/>
      </draw:frame>
      <draw:frame draw:id="id65" presentation:style-name="a651" draw:name="直排文字版面配置區 2" svg:x="0.5in" svg:y="0.30035in" svg:width="6.58333in" svg:height="6.39931in" presentation:class="outline" presentation:placeholder="false">
        <draw:text-box>
          <text:list text:style-name="a637">
            <text:list-item>
              <text:p text:style-name="a636" text:class-names="" text:cond-style-name=""><text:span text:style-name="a635" text:class-names="">按一下以編輯母片文字樣式</text:span></text:p>
            </text:list-item>
          </text:list>
          <text:list text:style-name="a640">
            <text:list-item>
              <text:list text:style-name="a640">
                <text:list-item>
                  <text:p text:style-name="a639" text:class-names="" text:cond-style-name=""><text:span text:style-name="a638" text:class-names="">第二層</text:span></text:p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p text:style-name="a642" text:class-names="" text:cond-style-name=""><text:span text:style-name="a641" text:class-names="">第三層</text:span></text:p>
                    </text:list-item>
                  </text:list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list text:style-name="a646">
                        <text:list-item>
                          <text:p text:style-name="a645" text:class-names="" text:cond-style-name=""><text:span text:style-name="a644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list text:style-name="a650">
                            <text:list-item>
                              <text:p text:style-name="a649" text:class-names="" text:cond-style-name=""><text:span text:style-name="a647" text:class-names="">第五層</text:span><text:span text:style-name="a6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6" presentation:style-name="a654" draw:name="日期版面配置區 3" svg:x="0.5in" svg:y="6.95139in" svg:width="2.33333in" svg:height="0.39931in" presentation:class="date-time" presentation:placeholder="false">
        <draw:text-box>
          <text:p text:style-name="a653" text:class-names="" text:cond-style-name=""><text:span text:style-name="a652" text:class-names=""/></text:p>
        </draw:text-box>
        <svg:desc/>
      </draw:frame>
      <draw:frame draw:id="id67" presentation:style-name="a657" draw:name="頁尾版面配置區 4" svg:x="3.41667in" svg:y="6.95139in" svg:width="3.16667in" svg:height="0.39931in" presentation:class="footer" presentation:placeholder="false">
        <draw:text-box>
          <text:p text:style-name="a656" text:class-names="" text:cond-style-name=""><text:span text:style-name="a655" text:class-names=""/></text:p>
        </draw:text-box>
        <svg:desc/>
      </draw:frame>
      <draw:frame draw:id="id68" presentation:style-name="a660" draw:name="投影片編號版面配置區 5" svg:x="7.16667in" svg:y="6.95139in" svg:width="2.33333in" svg:height="0.39931in" presentation:class="page-number" presentation:placeholder="false">
        <draw:text-box>
          <text:p text:style-name="a659" text:class-names="" text:cond-style-name=""><text:span text:style-name="a658" text:class-names=""><text:page-number style:num-format="1" text:fixed="false"/></text:span></text:p>
        </draw:text-box>
        <svg:desc/>
      </draw:frame>
      <presentation:notes style:page-layout-name="pageLayout2" draw:style-name="a689">
        <draw:frame draw:id="id5" presentation:style-name="a663" draw:name="Rectangle 2" svg:x="0in" svg:y="0in" svg:width="3.25in" svg:height="0.5in" presentation:class="header" presentation:placeholder="false">
          <draw:text-box>
            <text:p text:style-name="a662" text:class-names="" text:cond-style-name=""><text:span text:style-name="a661" text:class-names=""/></text:p>
          </draw:text-box>
          <svg:desc/>
        </draw:frame>
        <draw:frame draw:id="id6" presentation:style-name="a666" draw:name="Rectangle 3" svg:x="4.24826in" svg:y="0in" svg:width="3.25in" svg:height="0.5in" presentation:class="date-time" presentation:placeholder="false">
          <draw:text-box>
            <text:p text:style-name="a665" text:class-names="" text:cond-style-name=""><text:span text:style-name="a664" text:class-names=""/></text:p>
          </draw:text-box>
          <svg:desc/>
        </draw:frame>
        <draw:page-thumbnail svg:x="1.25in" svg:y="0.75in" svg:width="5in" svg:height="3.75in" presentation:class="page" draw:id="id7" presentation:style-name="a667" draw:name="Rectangle 4">
          <svg:desc/>
        </draw:page-thumbnail>
        <draw:frame draw:id="id8" presentation:style-name="a682" draw:name="Rectangle 5" svg:x="0.75in" svg:y="4.75in" svg:width="6in" svg:height="4.5in" presentation:class="notes" presentation:placeholder="false">
          <draw:text-box>
            <text:p text:style-name="a669" text:class-names="" text:cond-style-name=""><text:span text:style-name="a668" text:class-names="">按一下以編輯母片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第二層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9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685" draw:name="Rectangle 6" svg:x="0in" svg:y="9.49826in" svg:width="3.25in" svg:height="0.5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desc/>
        </draw:frame>
        <draw:frame draw:id="id10" presentation:style-name="a688" draw:name="Rectangle 7" svg:x="4.24826in" svg:y="9.49826in" svg:width="3.25in" svg:height="0.5in" presentation:class="page-number" presentation:placeholder="false">
          <draw:text-box>
            <text:p text:style-name="a687" text:class-names="" text:cond-style-name=""><text:span text:style-name="a686" text:class-names=""><text:page-number style:num-format="1" text:fixed="false"/></text:span></text:p>
          </draw:text-box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知識管理總論</dc:title>
    <meta:initial-creator>ccc</meta:initial-creator>
    <dc:creator>微軟用戶</dc:creator>
    <meta:creation-date>2000-01-03T18:03:26Z</meta:creation-date>
    <dc:date>2013-06-28T04:55:14Z</dc:date>
    <meta:template xlink:href="" xlink:type="simple"/>
    <meta:editing-cycles>234</meta:editing-cycles>
    <meta:editing-duration>PT121403S</meta:editing-duration>
    <meta:document-statistic meta:paragraph-count="250" meta:word-count="1190"/>
  </office:meta>
</office:document-meta>
</file>